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1" style:family="paragraph">
      <style:paragraph-properties fo:margin="0.000000000000000pt" fo:text-align="center" style:writing-mode="lr"/>
      <style:text-properties fo:color="#000000" fo:font-family="Sans Serif" fo:font-size="12.000000000000000pt"/>
    </style:style>
    <style:style style:name="P2" style:family="paragraph">
      <style:paragraph-properties fo:text-align="center"/>
    </style:style>
    <style:style style:name="T1" style:family="text">
      <style:text-properties fo:font-family="dejavu sans mono" fo:font-weight="100"/>
    </style:style>
    <style:style style:name="P3" style:family="paragraph">
      <style:paragraph-properties fo:margin="1.000000000000000pt" fo:text-align="center"/>
      <style:text-properties fo:color="#000000" fo:font-family="Sans Serif" fo:font-size="12.000000000000000pt"/>
    </style:style>
    <style:style style:name="T2" style:family="text">
      <style:text-properties fo:font-family="dejavu sans mono" fo:font-size="9.000000000000000pt" fo:font-weight="100"/>
    </style:style>
    <style:style style:name="gr1" style:family="graphic">
      <style:graphic-properties draw:fill="none" draw:stroke="none" fo:margin="0.000000000000000pt" style:wrap="biggest" style:wrap-dynamic-threshold="0.000000000000000pt"/>
    </style:style>
    <style:style style:name="gr2" style:family="graphic">
      <style:graphic-properties draw:fill="solid" draw:fill-color="#ffffff" draw:stroke="solid" draw:stroke-linejoin="bevel" fo:margin="0.000000000000000pt" style:wrap="biggest" style:wrap-dynamic-threshold="0.000000000000000pt" svg:fill-rule="evenodd" svg:stroke-color="#000000" svg:stroke-linecap="butt" svg:stroke-opacity="1" svg:stroke-width="0.283465058000000pt"/>
    </style:style>
    <style:style style:name="gr3" style:family="graphic">
      <style:graphic-properties draw:fill="none" draw:stroke="solid" draw:stroke-linejoin="bevel" fo:margin="0.000000000000000pt" style:wrap="biggest" style:wrap-dynamic-threshold="0.000000000000000pt" svg:fill-rule="evenodd" svg:stroke-color="#000000" svg:stroke-linecap="butt" svg:stroke-opacity="1" svg:stroke-width="0.283465058000000pt"/>
    </style:style>
    <style:style style:name="gr4" style:family="graphic">
      <style:graphic-properties calligra:shadow-blur-radius="2.83465pt" draw:fill="none" draw:shadow="visible" draw:shadow-color="#000000" draw:shadow-offset-x="0pt" draw:shadow-offset-y="0pt" draw:stroke="none" fo:margin="0.000000000000000pt" style:wrap="biggest" style:wrap-dynamic-threshold="0.000000000000000pt"/>
    </style:style>
    <style:style style:name="gr5" style:family="graphic">
      <style:graphic-properties draw:fill="none" draw:stroke="solid" draw:stroke-linejoin="bevel" fo:margin="0.000000000000000pt" style:wrap="biggest" style:wrap-dynamic-threshold="0.000000000000000pt" svg:fill-rule="evenodd" svg:stroke-color="#93936c" svg:stroke-linecap="butt" svg:stroke-opacity="1" svg:stroke-width="1.133860232000000pt"/>
    </style:style>
    <style:style style:name="gr6" style:family="graphic">
      <style:graphic-properties draw:fill="none" draw:stroke="solid" draw:stroke-linejoin="bevel" fo:margin="0.000000000000000pt" style:wrap="biggest" style:wrap-dynamic-threshold="0.000000000000000pt" svg:fill-rule="evenodd" svg:stroke-color="#ecece7" svg:stroke-linecap="butt" svg:stroke-opacity="1" svg:stroke-width="0.680316139200000pt"/>
    </style:style>
    <style:style style:name="gr7" style:family="graphic">
      <style:graphic-properties draw:fill="solid" draw:fill-color="#c9c9b6" draw:stroke="none" fo:margin="0.000000000000000pt" style:wrap="biggest" style:wrap-dynamic-threshold="0.000000000000000pt" svg:fill-rule="evenodd"/>
    </style:style>
    <style:style style:name="gr8" style:family="graphic">
      <style:graphic-properties draw:fill="none" draw:stroke="solid" draw:stroke-linejoin="bevel" fo:margin="0.000000000000000pt" style:wrap="biggest" style:wrap-dynamic-threshold="0.000000000000000pt" svg:fill-rule="evenodd" svg:stroke-color="#494936" svg:stroke-linecap="butt" svg:stroke-opacity="1" svg:stroke-width="0.028346505800000pt"/>
    </style:style>
    <style:style style:name="gr9" style:family="graphic">
      <style:graphic-properties draw:fill="solid" draw:fill-color="#7a7a5a" draw:stroke="none" fo:margin="0.000000000000000pt" style:wrap="biggest" style:wrap-dynamic-threshold="0.000000000000000pt" svg:fill-rule="evenodd"/>
    </style:style>
    <style:style style:name="gr10" style:family="graphic">
      <style:graphic-properties draw:fill="solid" draw:fill-color="#b7b79d" draw:stroke="none" fo:margin="0.000000000000000pt" style:wrap="biggest" style:wrap-dynamic-threshold="0.000000000000000pt" svg:fill-rule="evenodd"/>
    </style:style>
    <style:style style:name="gr11" style:family="graphic">
      <style:graphic-properties draw:fill="none" draw:stroke="solid" draw:stroke-linejoin="bevel" fo:margin="0.000000000000000pt" style:wrap="biggest" style:wrap-dynamic-threshold="0.000000000000000pt" svg:fill-rule="evenodd" svg:stroke-color="#000000" svg:stroke-linecap="butt" svg:stroke-opacity="1" svg:stroke-width="0.028346505800000pt"/>
    </style:style>
    <style:style style:name="gr12" style:family="graphic">
      <style:graphic-properties draw:fill="none" draw:stroke="solid" draw:stroke-linejoin="bevel" fo:margin="0.000000000000000pt" style:wrap="biggest" style:wrap-dynamic-threshold="0.000000000000000pt" svg:fill-rule="evenodd" svg:stroke-color="#494936" svg:stroke-linecap="butt" svg:stroke-opacity="1" svg:stroke-width="2.097641429200000pt"/>
    </style:style>
    <style:style style:name="gr13" style:family="graphic">
      <style:graphic-properties draw:fill="solid" draw:fill-color="#a5a585" draw:stroke="none" fo:margin="0.000000000000000pt" style:wrap="biggest" style:wrap-dynamic-threshold="0.000000000000000pt" svg:fill-rule="evenodd"/>
    </style:style>
    <style:style style:name="gr14" style:family="graphic">
      <style:graphic-properties draw:fill="solid" draw:fill-color="#ffffff" draw:stroke="none" fo:margin="0.000000000000000pt" style:wrap="biggest" style:wrap-dynamic-threshold="0.000000000000000pt" svg:fill-rule="evenodd"/>
    </style:style>
    <style:style style:name="gr15" style:family="graphic">
      <style:graphic-properties draw:fill="solid" draw:fill-color="#aaaaaa" draw:stroke="none" fo:margin="0.000000000000000pt" style:wrap="biggest" style:wrap-dynamic-threshold="0.000000000000000pt" svg:fill-rule="evenodd"/>
    </style:style>
    <style:style style:name="gr16" style:family="graphic">
      <style:graphic-properties draw:fill="none" draw:stroke="solid" draw:stroke-linejoin="bevel" fo:margin="0.000000000000000pt" style:wrap="biggest" style:wrap-dynamic-threshold="0.000000000000000pt" svg:fill-rule="evenodd" svg:stroke-color="#555555" svg:stroke-linecap="butt" svg:stroke-opacity="1" svg:stroke-width="0.028346505800000pt"/>
    </style:style>
    <style:style style:name="gr17" style:family="graphic">
      <style:graphic-properties draw:fill="solid" draw:fill-color="#c7c7c7" draw:stroke="none" fo:margin="0.000000000000000pt" style:wrap="biggest" style:wrap-dynamic-threshold="0.000000000000000pt" svg:fill-rule="evenodd"/>
    </style:style>
    <style:style style:name="gr18" style:family="graphic">
      <style:graphic-properties draw:fill="solid" draw:fill-color="#000000" draw:stroke="none" fo:margin="0.000000000000000pt" style:wrap="biggest" style:wrap-dynamic-threshold="0.000000000000000pt" svg:fill-rule="evenodd"/>
    </style:style>
    <style:style style:name="gr19" style:family="graphic">
      <style:graphic-properties draw:fill="none" draw:stroke="solid" draw:stroke-linejoin="bevel" fo:margin="1.000000000000000pt" style:wrap="biggest" style:wrap-dynamic-threshold="0.000000000000000pt" svg:fill-rule="evenodd" svg:stroke-color="#000000" svg:stroke-linecap="square" svg:stroke-opacity="1" svg:stroke-width="1.000000000000000pt"/>
    </style:style>
    <style:style style:name="gr20" style:family="graphic">
      <style:graphic-properties calligra:shadow-blur-radius="7.93702pt" draw:fill="none" draw:shadow="visible" draw:shadow-color="#000000" draw:shadow-offset-x="0pt" draw:shadow-offset-y="0pt" draw:stroke="none" fo:margin="0.000000000000000pt" style:wrap="biggest" style:wrap-dynamic-threshold="0.000000000000000pt"/>
    </style:style>
    <style:style style:name="gr21" style:family="graphic">
      <style:graphic-properties draw:fill="solid" draw:fill-color="#ffffff" draw:stroke="solid" draw:stroke-linejoin="miter" fo:margin="0.000000000000000pt" style:wrap="biggest" style:wrap-dynamic-threshold="0.000000000000000pt" svg:fill-rule="evenodd" svg:stroke-color="#ffffff" svg:stroke-linecap="square" svg:stroke-opacity="1" svg:stroke-width="1.000000000000000pt"/>
    </style:style>
    <style:style style:name="gr22" style:family="graphic">
      <style:graphic-properties draw:fill="none" draw:stroke="solid" draw:stroke-linejoin="bevel" fo:margin="0.000000000000000pt" style:wrap="biggest" style:wrap-dynamic-threshold="0.000000000000000pt" svg:fill-rule="evenodd" svg:stroke-color="#ffffff" svg:stroke-linecap="butt" svg:stroke-opacity="1" svg:stroke-width="0.028346505800000pt"/>
    </style:style>
    <style:style style:name="gr23" style:family="graphic">
      <style:graphic-properties draw:fill="solid" draw:fill-color="#000000" draw:opacity="10.9804%" draw:stroke="solid" draw:stroke-linejoin="bevel" fo:margin="0.000000000000000pt" style:wrap="biggest" style:wrap-dynamic-threshold="0.000000000000000pt" svg:fill-rule="evenodd" svg:stroke-color="#000000" svg:stroke-linecap="butt" svg:stroke-opacity="1" svg:stroke-width="0.283465058000000pt"/>
    </style:style>
    <style:style style:name="gr24" style:family="graphic">
      <style:graphic-properties draw:fill="solid" draw:fill-color="#ffffff" draw:stroke="solid" draw:stroke-linejoin="miter" fo:margin="1.000000000000000pt" style:protect="position size" style:wrap="biggest" style:wrap-dynamic-threshold="0.000000000000000pt" svg:fill-rule="evenodd" svg:stroke-color="#000000" svg:stroke-linecap="square" svg:stroke-opacity="1" svg:stroke-width="0.498898502080000pt"/>
    </style:style>
    <style:style style:name="gr25" style:family="graphic">
      <style:graphic-properties draw:fill="solid" draw:fill-color="#ffffff" draw:stroke="solid" draw:stroke-linejoin="miter" fo:margin="1.000000000000000pt" style:wrap="biggest" style:wrap-dynamic-threshold="0.000000000000000pt" svg:fill-rule="evenodd" svg:stroke-color="#000000" svg:stroke-linecap="square" svg:stroke-opacity="1" svg:stroke-width="0.498898502080000pt"/>
    </style:style>
    <style:style style:name="gr26" style:family="graphic">
      <style:graphic-properties draw:fill="solid" draw:fill-color="#000000" draw:stroke="dash" draw:stroke-dash="dash1" draw:stroke-linejoin="miter" fo:margin="1.000000000000000pt" style:wrap="biggest" style:wrap-dynamic-threshold="0.000000000000000pt" svg:fill-rule="evenodd" svg:stroke-color="#000000" svg:stroke-linecap="square" svg:stroke-opacity="1" svg:stroke-width="1.065828618080000pt"/>
    </style:style>
    <style:style style:name="gr27" style:family="graphic">
      <style:graphic-properties draw:fill="solid" draw:fill-color="#000000" draw:stroke="dash" draw:stroke-dash="dash1" draw:stroke-linejoin="bevel" fo:margin="1.000000000000000pt" style:wrap="biggest" style:wrap-dynamic-threshold="0.000000000000000pt" svg:fill-rule="evenodd" svg:stroke-color="#000102" svg:stroke-linecap="butt" svg:stroke-opacity="1" svg:stroke-width="1.065828618080000pt"/>
    </style:style>
    <style:style style:name="gr28" style:family="graphic">
      <style:graphic-properties draw:fill="none" draw:stroke="dash" draw:stroke-dash="dash2" draw:stroke-linejoin="bevel" fo:margin="1.000000000000000pt" style:wrap="biggest" style:wrap-dynamic-threshold="0.000000000000000pt" svg:fill-rule="evenodd" svg:stroke-color="#000205" svg:stroke-linecap="butt" svg:stroke-opacity="1" svg:stroke-width="1.000000000000000pt"/>
    </style:style>
    <style:style style:name="gr29" style:family="graphic">
      <style:graphic-properties draw:fill="none" draw:stroke="dash" draw:stroke-dash="dash3" draw:stroke-linejoin="miter" fo:margin="1.000000000000000pt" style:wrap="biggest" style:wrap-dynamic-threshold="0.000000000000000pt" svg:fill-rule="evenodd" svg:stroke-color="#000205" svg:stroke-linecap="square" svg:stroke-opacity="0.176471" svg:stroke-width="0.634961729920000pt"/>
    </style:style>
    <style:style style:name="gr30" style:family="graphic">
      <style:graphic-properties draw:fill="none" draw:stroke="dash" draw:stroke-dash="dash3" draw:stroke-linejoin="miter" fo:margin="1.000000000000000pt" style:protect="position size" style:wrap="biggest" style:wrap-dynamic-threshold="0.000000000000000pt" svg:fill-rule="evenodd" svg:stroke-color="#000205" svg:stroke-linecap="square" svg:stroke-opacity="1" svg:stroke-width="0.634961729920000pt"/>
    </style:style>
    <style:style style:name="gr31" style:family="graphic">
      <style:graphic-properties draw:fill="none" draw:stroke="dash" draw:stroke-dash="dash3" draw:stroke-linejoin="miter" fo:margin="1.000000000000000pt" style:wrap="biggest" style:wrap-dynamic-threshold="0.000000000000000pt" svg:fill-rule="evenodd" svg:stroke-color="#000205" svg:stroke-linecap="square" svg:stroke-opacity="1" svg:stroke-width="0.634961729920000pt"/>
    </style:style>
    <style:style style:name="gr32" style:family="graphic">
      <style:graphic-properties draw:auto-grow-height="false" draw:fill="none" draw:stroke="none" draw:textarea-vertical-align="top" fo:margin="1.000000000000000pt" style:wrap="biggest" style:wrap-dynamic-threshold="0.000000000000000pt"/>
    </style:style>
    <style:style style:name="gr33"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dp2" style:family="drawing-page"/>
  </office:automatic-styles>
  <office:body>
    <office:drawing>
      <draw:page draw:name="page1" draw:id="page1" xml:id="page1" draw:master-page-name="Default1" draw:style-name="dp2">
        <draw:layer-set>
          <draw:layer draw:name="Underlying"/>
          <draw:layer draw:name="Overlay"/>
        </draw:layer-set>
        <draw:g draw:style-name="gr1" xml:id="shape-1" draw:id="shape-1" draw:name="UNDER_LAYER" svg:y="196.72413804897pt">
          <draw:path draw:style-name="gr2" xml:id="shape-2" draw:id="shape-2" draw:layer="Underlying" svg:width="336.16767053044pt" svg:height="75.77672277996pt" svg:x="82.61371999783pt" svg:y="196.86587057797pt" svg:viewBox="0 0 336 76" svg:d="M62.1122 0L336.168 0L273.917 75.7767L0 75.7767Z" calligra:nodeTypes="ccccc"/>
          <draw:path draw:style-name="gr3" xml:id="shape-3" draw:id="shape-3" draw:layer="Underlying" svg:width="336.16767053044pt" svg:height="75.77672277996pt" svg:x="82.61371999783pt" svg:y="196.86587057797pt" svg:viewBox="0 0 336 76" svg:d="M62.1122 0L336.168 0L273.917 75.7767L0 75.7767Z" calligra:nodeTypes="ccccc"/>
          <draw:glue-point draw:id="4" svg:x="0%" svg:y="-50%"/>
          <draw:glue-point draw:id="5" svg:x="50%" svg:y="-50%"/>
          <draw:glue-point draw:id="6" svg:x="0%" svg:y="50%"/>
          <draw:glue-point draw:id="7" svg:x="-50%" svg:y="50%"/>
          <draw:glue-point draw:id="8" svg:x="25%" svg:y="-50%"/>
          <draw:glue-point draw:id="9" svg:x="25%" svg:y="0%"/>
          <draw:glue-point draw:id="10" svg:x="-25.0001%" svg:y="50%"/>
          <draw:glue-point draw:id="11" svg:x="0%" svg:y="-50%"/>
          <draw:glue-point draw:id="12" svg:x="50%" svg:y="-50%"/>
          <draw:glue-point draw:id="13" svg:x="0%" svg:y="50%"/>
          <draw:glue-point draw:id="14" svg:x="-50%" svg:y="50%"/>
          <draw:glue-point draw:id="15" svg:x="25%" svg:y="-50%"/>
          <draw:glue-point draw:id="16" svg:x="25%" svg:y="0%"/>
          <draw:glue-point draw:id="17" svg:x="-25.0001%" svg:y="50%"/>
          <draw:glue-point draw:id="18" svg:x="3.57%" svg:y="0%"/>
        </draw:g>
        <draw:g draw:style-name="gr4" xml:id="shape-4" draw:id="shape-4" draw:name="PC_B" svg:y="189.99322055292pt">
          <draw:path draw:style-name="gr5" xml:id="shape-5" draw:id="shape-5" draw:layer="Underlying" svg:width="6.90466480947pt" svg:height="5.42577793203pt" svg:x="171.22102230274pt" svg:y="205.39920430482pt" svg:viewBox="0 0 7 5" svg:d="M6.3523 5.42578L6.44434 5.2662L6.52618 5.10661L6.60802 4.94702L6.66939 4.77517L6.74099 4.60332L6.78192 4.43146L6.82283 4.25961L6.85352 4.07546L6.87397 3.9036L6.89444 3.73175L6.90466 3.54762L6.89444 3.36349L6.87397 3.19164L6.85352 3.00749L6.82283 2.83564L6.78192 2.66378L6.73076 2.49193L6.65915 2.32007L6.59779 2.14821L6.51595 1.98863L6.42389 1.82904L6.33183 1.66946L6.21931 1.52215L6.11701 1.38713L5.99427 1.23983L5.86129 1.10479L5.72832 0.98204L5.59532 0.859285L5.45212 0.748805L5.29869 0.638326L5.13502 0.540121L4.98159 0.441919L4.80769 0.368266L4.63379 0.282336L4.45991 0.208683L4.286 0.159581L4.10189 0.110479L3.91776 0.073653L3.73363 0.0491021L3.53928 0.0122755L3.36539 0.0122755L3.17103 0L2.97668 0.0122755L2.79255 0.0122755L2.60842 0.0368266L2.42431 0.0613774L2.22995 0.098204L2.05605 0.147306L1.87193 0.208683L1.69804 0.282336L1.53436 0.343714L1.36048 0.429643L1.19681 0.515572L1.03314 0.613774L0.889933 0.724255L0.736497 0.834734L0.59329 0.95749L0.460311 1.08024L0.327332 1.21528L0.214811 1.3503L0.102291 1.49761L0 1.64492" calligra:nodeTypes="ccccccccccccccccccccccccccccccccccccccccccccccccccccccccccccccc"/>
          <draw:path draw:style-name="gr6" xml:id="shape-6" draw:id="shape-6" draw:layer="Underlying" svg:width="7.20103328300pt" svg:height="4.59270806844pt" svg:x="171.31857603125pt" svg:y="205.52927594284pt" svg:viewBox="0 0 7 5" svg:d="M6.61656 4.59271L6.71581 4.45189L6.80404 4.31107L6.88123 4.18109L6.96945 4.04027L7.02459 3.88863L7.0687 3.73699L7.11281 3.59618L7.1459 3.44453L7.17897 3.29288L7.19001 3.14123L7.20103 2.98959L7.19001 2.82711L7.16795 2.6863L7.1459 2.53465L7.10179 2.383L7.05767 2.23136L7.01356 2.10138L6.93638 1.94973L6.8702 1.80892L6.79301 1.67893L6.69376 1.53812L6.59452 1.39731L6.48423 1.27816L6.37396 1.15901L6.24164 1.03986L6.1093 0.920708L5.96595 0.812389L5.83361 0.714902L5.66819 0.617415L5.50278 0.53076L5.3484 0.444106L5.18297 0.368283L5.00654 0.29246L4.81907 0.2383L4.64263 0.173309L4.45516 0.129983L4.25666 0.0866548L4.06919 0.0541592L3.88171 0.0216637L3.68322 0.0108318L3.48472 0L3.28623 0L3.08773 0L2.88923 0.0108318L2.69074 0.0216637L2.50327 0.0541592L2.3158 0.0866548L2.12832 0.129983L1.94086 0.173309L1.75339 0.2383L1.57695 0.303292L1.41153 0.368283L1.23509 0.444106L1.06968 0.53076L0.915292 0.617415L0.749878 0.714902L0.617546 0.823221L0.474187 0.93154L0.341857 1.03986L0.209525 1.15901L0.0992489 1.27816L0 1.40814" calligra:nodeTypes="ccccccccccccccccccccccccccccccccccccccccccccccccccccccccccccccc"/>
          <draw:path draw:style-name="gr7" xml:id="shape-7" draw:id="shape-7" draw:layer="Underlying" svg:width="4.62181688700pt" svg:height="1.71695054051pt" svg:x="175.83856545244pt" svg:y="208.46672710146pt" svg:viewBox="0 0 5 2" svg:d="M0 1.71695L1.64685 0L4.62182 0L2.96169 1.71695Z" calligra:nodeTypes="ccccc"/>
          <draw:path draw:style-name="gr8" xml:id="shape-8" draw:id="shape-8" draw:layer="Underlying" svg:width="4.62181688700pt" svg:height="1.71695054051pt" svg:x="175.83856545244pt" svg:y="208.46672710146pt" svg:viewBox="0 0 5 2" svg:d="M0 1.71695L1.64685 0L4.62182 0L2.96169 1.71695Z" calligra:nodeTypes="ccccc"/>
          <draw:path draw:style-name="gr9" xml:id="shape-9" draw:id="shape-9" draw:layer="Underlying" svg:width="1.35661668173pt" svg:height="2.91666862568pt" svg:x="178.26656936214pt" svg:y="208.46672710146pt" svg:viewBox="0 0 1 3" svg:d="M0 2.91667L1.35662 1.38419L1.35662 0L0 2.13807Z" calligra:nodeTypes="ccccc"/>
          <draw:path draw:style-name="gr8" xml:id="shape-10" draw:id="shape-10" draw:layer="Underlying" svg:width="1.35661668173pt" svg:height="2.91666862568pt" svg:x="178.26656936214pt" svg:y="208.46672710146pt" svg:viewBox="0 0 1 3" svg:d="M0 2.91667L1.35662 1.38419L1.35662 0L0 2.13807Z" calligra:nodeTypes="ccccc"/>
          <draw:path draw:style-name="gr10" xml:id="shape-11" draw:id="shape-11" draw:layer="Underlying" svg:width="2.68759000000pt" svg:height="0.41179600000pt" svg:x="175.83856545244pt" svg:y="210.48283749077pt" svg:viewBox="0 0 3 0" svg:d="M0 0L2.68759 0L2.68759 0.411796L0 0.411796Z" calligra:nodeTypes="ccccc"/>
          <draw:path draw:style-name="gr8" xml:id="shape-12" draw:id="shape-12" draw:layer="Underlying" svg:width="2.68759000000pt" svg:height="0.41179600000pt" svg:x="175.83856545244pt" svg:y="210.48283749077pt" svg:viewBox="0 0 3 0" svg:d="M0 0L2.68759 0L2.68759 0.411796L0 0.411796Z" calligra:nodeTypes="ccccc"/>
          <draw:path draw:style-name="gr10" xml:id="shape-13" draw:id="shape-13" draw:layer="Underlying" svg:width="7.19599552233pt" svg:height="15.92430872061pt" svg:x="148.95709359501pt" svg:y="191.87175395077pt" svg:viewBox="0 0 7 16" svg:d="M0 0L7.196 0L7.196 15.9243L0 15.9243Z" calligra:nodeTypes="ccccc"/>
          <draw:path draw:style-name="gr8" xml:id="shape-14" draw:id="shape-14" draw:layer="Underlying" svg:width="7.19599552233pt" svg:height="15.92430872061pt" svg:x="148.95709359501pt" svg:y="191.87175395077pt" svg:viewBox="0 0 7 16" svg:d="M0 0L7.196 0L7.196 15.9243L0 15.9243Z" calligra:nodeTypes="ccccc"/>
          <draw:path draw:style-name="gr9" xml:id="shape-15" draw:id="shape-15" draw:layer="Underlying" svg:width="1.71695054051pt" svg:height="17.53192665929pt" svg:x="156.33865905263pt" svg:y="190.00739380582pt" svg:viewBox="0 0 2 18" svg:d="M0 17.5319L1.71695 15.5909L1.71695 0L0 1.92016Z" calligra:nodeTypes="ccccc"/>
          <draw:path draw:style-name="gr8" xml:id="shape-16" draw:id="shape-16" draw:layer="Underlying" svg:width="1.71695054051pt" svg:height="17.53192665929pt" svg:x="156.33865905263pt" svg:y="190.00739380582pt" svg:viewBox="0 0 2 18" svg:d="M0 17.5319L1.71695 15.5909L1.71695 0L0 1.92016Z" calligra:nodeTypes="ccccc"/>
          <draw:path draw:style-name="gr7" xml:id="shape-17" draw:id="shape-17" draw:layer="Underlying" svg:width="8.93611180170pt" svg:height="1.25551203667pt" svg:x="148.95709359501pt" svg:y="190.00739380582pt" svg:viewBox="0 0 9 1" svg:d="M0 1.25551L1.91267 0L8.93611 0L7.01315 1.25551Z" calligra:nodeTypes="ccccc"/>
          <draw:path draw:style-name="gr8" xml:id="shape-18" draw:id="shape-18" draw:layer="Underlying" svg:width="8.93611180170pt" svg:height="1.25551203667pt" svg:x="148.95709359501pt" svg:y="190.00739380582pt" svg:viewBox="0 0 9 1" svg:d="M0 1.25551L1.91267 0L8.93611 0L7.01315 1.25551Z" calligra:nodeTypes="ccccc"/>
          <draw:path draw:style-name="gr11" xml:id="shape-19" draw:id="shape-19" draw:layer="Underlying" svg:width="0.00000000000pt" svg:height="16.06390000000pt" svg:x="152.58826015640pt" svg:y="192.01266489196pt" svg:viewBox="0 0 0 16" svg:d="M0 0L0 16.0639" calligra:nodeTypes="cc"/>
          <draw:path draw:style-name="gr11" xml:id="shape-20" draw:id="shape-20" draw:layer="Underlying" svg:width="0.10839300000pt" svg:height="0.00000000000pt" svg:x="154.59353124253pt" svg:y="190.00739380582pt" svg:viewBox="0 0 0 0" svg:d="M0.108393 0L0 0" calligra:nodeTypes="cc"/>
          <draw:path draw:style-name="gr11" xml:id="shape-21" draw:id="shape-21" draw:layer="Underlying" svg:width="3.49026000000pt" svg:height="0.00000000000pt" svg:x="148.95709359501pt" svg:y="192.81477332641pt" svg:viewBox="0 0 3 0" svg:d="M0 0L3.49026 0" calligra:nodeTypes="cc"/>
          <draw:path draw:style-name="gr11" xml:id="shape-22" draw:id="shape-22" draw:layer="Underlying" svg:width="3.49026000000pt" svg:height="0.00000000000pt" svg:x="148.95709359501pt" svg:y="193.61688176087pt" svg:viewBox="0 0 3 0" svg:d="M0 0L3.49026 0" calligra:nodeTypes="cc"/>
          <draw:path draw:style-name="gr11" xml:id="shape-23" draw:id="shape-23" draw:layer="Underlying" svg:width="3.49026000000pt" svg:height="0.00000000000pt" svg:x="148.95709359501pt" svg:y="194.28891855731pt" svg:viewBox="0 0 3 0" svg:d="M0 0L3.49026 0" calligra:nodeTypes="cc"/>
          <draw:path draw:style-name="gr11" xml:id="shape-24" draw:id="shape-24" draw:layer="Underlying" svg:width="3.49026000000pt" svg:height="0.00000000000pt" svg:x="148.95709359501pt" svg:y="195.08018768859pt" svg:viewBox="0 0 3 0" svg:d="M0 0L3.49026 0" calligra:nodeTypes="cc"/>
          <draw:path draw:style-name="gr11" xml:id="shape-25" draw:id="shape-25" draw:layer="Underlying" svg:width="3.49026000000pt" svg:height="0.00000000000pt" svg:x="148.95709359501pt" svg:y="195.89313542621pt" svg:viewBox="0 0 3 0" svg:d="M0 0L3.49026 0" calligra:nodeTypes="cc"/>
          <draw:path draw:style-name="gr11" xml:id="shape-26" draw:id="shape-26" draw:layer="Underlying" svg:width="3.49026000000pt" svg:height="0.00000000000pt" svg:x="148.95709359501pt" svg:y="196.69524386067pt" svg:viewBox="0 0 3 0" svg:d="M0 0L3.49026 0" calligra:nodeTypes="cc"/>
          <draw:path draw:style-name="gr11" xml:id="shape-27" draw:id="shape-27" draw:layer="Underlying" svg:width="3.49026000000pt" svg:height="0.00000000000pt" svg:x="148.95709359501pt" svg:y="197.36728065711pt" svg:viewBox="0 0 3 0" svg:d="M0 0L3.49026 0" calligra:nodeTypes="cc"/>
          <draw:path draw:style-name="gr11" xml:id="shape-28" draw:id="shape-28" draw:layer="Underlying" svg:width="3.49026000000pt" svg:height="0.00000000000pt" svg:x="148.95709359501pt" svg:y="198.16938909156pt" svg:viewBox="0 0 3 0" svg:d="M0 0L3.49026 0" calligra:nodeTypes="cc"/>
          <draw:path draw:style-name="gr11" xml:id="shape-29" draw:id="shape-29" draw:layer="Underlying" svg:width="3.49026000000pt" svg:height="0.00000000000pt" svg:x="148.95709359501pt" svg:y="198.97149752601pt" svg:viewBox="0 0 3 0" svg:d="M0 0L3.49026 0" calligra:nodeTypes="cc"/>
          <draw:path draw:style-name="gr11" xml:id="shape-30" draw:id="shape-30" draw:layer="Underlying" svg:width="3.49026000000pt" svg:height="0.00000000000pt" svg:x="148.95709359501pt" svg:y="199.63269501928pt" svg:viewBox="0 0 3 0" svg:d="M0 0L3.49026 0" calligra:nodeTypes="cc"/>
          <draw:path draw:style-name="gr11" xml:id="shape-31" draw:id="shape-31" draw:layer="Underlying" svg:width="3.49026000000pt" svg:height="0.00000000000pt" svg:x="148.95709359501pt" svg:y="200.44564275691pt" svg:viewBox="0 0 3 0" svg:d="M0 0L3.49026 0" calligra:nodeTypes="cc"/>
          <draw:path draw:style-name="gr11" xml:id="shape-32" draw:id="shape-32" draw:layer="Underlying" svg:width="3.49026000000pt" svg:height="0.00000000000pt" svg:x="148.95709359501pt" svg:y="201.24775119136pt" svg:viewBox="0 0 3 0" svg:d="M0 0L3.49026 0" calligra:nodeTypes="cc"/>
          <draw:path draw:style-name="gr11" xml:id="shape-33" draw:id="shape-33" draw:layer="Underlying" svg:width="3.49026000000pt" svg:height="0.00000000000pt" svg:x="148.95709359501pt" svg:y="202.04985962582pt" svg:viewBox="0 0 3 0" svg:d="M0 0L3.49026 0" calligra:nodeTypes="cc"/>
          <draw:path draw:style-name="gr11" xml:id="shape-34" draw:id="shape-34" draw:layer="Underlying" svg:width="3.49026000000pt" svg:height="0.00000000000pt" svg:x="148.95709359501pt" svg:y="202.71105711908pt" svg:viewBox="0 0 3 0" svg:d="M0 0L3.49026 0" calligra:nodeTypes="cc"/>
          <draw:path draw:style-name="gr11" xml:id="shape-35" draw:id="shape-35" draw:layer="Underlying" svg:width="3.49026000000pt" svg:height="0.00000000000pt" svg:x="148.95709359501pt" svg:y="203.51316555354pt" svg:viewBox="0 0 3 0" svg:d="M0 0L3.49026 0" calligra:nodeTypes="cc"/>
          <draw:path draw:style-name="gr11" xml:id="shape-36" draw:id="shape-36" draw:layer="Underlying" svg:width="3.49026000000pt" svg:height="0.00000000000pt" svg:x="148.95709359501pt" svg:y="204.31527398800pt" svg:viewBox="0 0 3 0" svg:d="M0 0L3.49026 0" calligra:nodeTypes="cc"/>
          <draw:path draw:style-name="gr11" xml:id="shape-37" draw:id="shape-37" draw:layer="Underlying" svg:width="3.49026000000pt" svg:height="0.00000000000pt" svg:x="148.95709359501pt" svg:y="204.98731078443pt" svg:viewBox="0 0 3 0" svg:d="M0 0L3.49026 0" calligra:nodeTypes="cc"/>
          <draw:path draw:style-name="gr11" xml:id="shape-38" draw:id="shape-38" draw:layer="Underlying" svg:width="3.49026000000pt" svg:height="0.00000000000pt" svg:x="148.95709359501pt" svg:y="205.78941921888pt" svg:viewBox="0 0 3 0" svg:d="M0 0L3.49026 0" calligra:nodeTypes="cc"/>
          <draw:path draw:style-name="gr11" xml:id="shape-39" draw:id="shape-39" draw:layer="Underlying" svg:width="3.49026000000pt" svg:height="0.00000000000pt" svg:x="148.95709359501pt" svg:y="206.60236695651pt" svg:viewBox="0 0 3 0" svg:d="M0 0L3.49026 0" calligra:nodeTypes="cc"/>
          <draw:path draw:style-name="gr11" xml:id="shape-40" draw:id="shape-40" draw:layer="Underlying" svg:width="3.49026000000pt" svg:height="0.00000000000pt" svg:x="148.95709359501pt" svg:y="207.40447539096pt" svg:viewBox="0 0 3 0" svg:d="M0 0L3.49026 0" calligra:nodeTypes="cc"/>
          <draw:path draw:style-name="gr12" xml:id="shape-41" draw:id="shape-41" draw:layer="Underlying" svg:width="0.00000000000pt" svg:height="4.02138000000pt" svg:x="154.46345960451pt" svg:y="192.81477332641pt" svg:viewBox="0 0 0 4" svg:d="M0 0L0 4.02138" calligra:nodeTypes="cc"/>
          <draw:path draw:style-name="gr10" xml:id="shape-42" draw:id="shape-42" draw:layer="Underlying" svg:width="14.03162468733pt" svg:height="0.65746633083pt" svg:x="158.09462616591pt" svg:y="207.26356444978pt" svg:viewBox="0 0 14 1" svg:d="M0 0L14.0316 0L14.0316 0.657466L0 0.657466Z" calligra:nodeTypes="ccccc"/>
          <draw:path draw:style-name="gr8" xml:id="shape-43" draw:id="shape-43" draw:layer="Underlying" svg:width="14.03162468733pt" svg:height="0.65746633083pt" svg:x="158.09462616591pt" svg:y="207.26356444978pt" svg:viewBox="0 0 14 1" svg:d="M0 0L14.0316 0L14.0316 0.657466L0 0.657466Z" calligra:nodeTypes="ccccc"/>
          <draw:path draw:style-name="gr9" xml:id="shape-44" draw:id="shape-44" draw:layer="Underlying" svg:width="1.71695054051pt" svg:height="3.91986403524pt" svg:x="171.67627303580pt" svg:y="204.59709587038pt" svg:viewBox="0 0 2 4" svg:d="M0 3.91986L1.71695 1.58439L1.71695 0L0 2.75799Z" calligra:nodeTypes="ccccc"/>
          <draw:path draw:style-name="gr8" xml:id="shape-45" draw:id="shape-45" draw:layer="Underlying" svg:width="1.71695054051pt" svg:height="3.91986403524pt" svg:x="171.67627303580pt" svg:y="204.59709587038pt" svg:viewBox="0 0 2 4" svg:d="M0 3.91986L1.71695 1.58439L1.71695 0L0 2.75799Z" calligra:nodeTypes="ccccc"/>
          <draw:path draw:style-name="gr7" xml:id="shape-46" draw:id="shape-46" draw:layer="Underlying" svg:width="19.55707064609pt" svg:height="1.88024960797pt" svg:x="156.89146351422pt" svg:y="190.40844802304pt" svg:viewBox="0 0 20 2" svg:d="M0 1.88025L1.93336 0L19.5571 0L17.6126 1.88025Z" calligra:nodeTypes="ccccc"/>
          <draw:path draw:style-name="gr8" xml:id="shape-47" draw:id="shape-47" draw:layer="Underlying" svg:width="19.55707064609pt" svg:height="1.88024960797pt" svg:x="156.89146351422pt" svg:y="190.40844802304pt" svg:viewBox="0 0 20 2" svg:d="M0 1.88025L1.93336 0L19.5571 0L17.6126 1.88025Z" calligra:nodeTypes="ccccc"/>
          <draw:path draw:style-name="gr7" xml:id="shape-48" draw:id="shape-48" draw:layer="Underlying" svg:width="14.99300609852pt" svg:height="1.28496370864pt" svg:x="158.09462616591pt" svg:y="205.39920430482pt" svg:viewBox="0 0 15 1" svg:d="M0 1.28496L1.35014 0L14.993 0L13.6428 1.28496Z" calligra:nodeTypes="ccccc"/>
          <draw:path draw:style-name="gr8" xml:id="shape-49" draw:id="shape-49" draw:layer="Underlying" svg:width="14.99300609852pt" svg:height="1.28496370864pt" svg:x="158.09462616591pt" svg:y="205.39920430482pt" svg:viewBox="0 0 15 1" svg:d="M0 1.28496L1.35014 0L14.993 0L13.6428 1.28496Z" calligra:nodeTypes="ccccc"/>
          <draw:path draw:style-name="gr9" xml:id="shape-50" draw:id="shape-50" draw:layer="Underlying" svg:width="1.31492473805pt" svg:height="14.78237047923pt" svg:x="173.95252670115pt" svg:y="190.40844802304pt" svg:viewBox="0 0 1 15" svg:d="M0 14.7824L1.31492 12.9399L1.31492 0L0 1.69426Z" calligra:nodeTypes="ccccc"/>
          <draw:path draw:style-name="gr8" xml:id="shape-51" draw:id="shape-51" draw:layer="Underlying" svg:width="1.31492473805pt" svg:height="14.78237047923pt" svg:x="173.95252670115pt" svg:y="190.40844802304pt" svg:viewBox="0 0 1 15" svg:d="M0 14.7824L1.31492 12.9399L1.31492 0L0 1.69426Z" calligra:nodeTypes="ccccc"/>
          <draw:path draw:style-name="gr13" xml:id="shape-52" draw:id="shape-52" draw:layer="Underlying" svg:width="16.60880000000pt" svg:height="0.41179600000pt" svg:x="156.89146351422pt" svg:y="205.52927594284pt" svg:viewBox="0 0 17 0" svg:d="M1.96019 0.411796L0 0L16.6088 0L15.0386 0.411796Z" calligra:nodeTypes="ccccc"/>
          <draw:path draw:style-name="gr8" xml:id="shape-53" draw:id="shape-53" draw:layer="Underlying" svg:width="16.60880000000pt" svg:height="0.41179600000pt" svg:x="156.89146351422pt" svg:y="205.52927594284pt" svg:viewBox="0 0 17 0" svg:d="M1.96019 0.411796L0 0L16.6088 0L15.0386 0.411796Z" calligra:nodeTypes="ccccc"/>
          <draw:path draw:style-name="gr10" xml:id="shape-54" draw:id="shape-54" draw:layer="Underlying" svg:width="16.72688604387pt" svg:height="13.76479374379pt" svg:x="156.89146351422pt" svg:y="192.14273652998pt" svg:viewBox="0 0 17 14" svg:d="M0 0L16.7269 0L16.7269 13.7648L0 13.7648Z" calligra:nodeTypes="ccccc"/>
          <draw:path draw:style-name="gr8" xml:id="shape-55" draw:id="shape-55" draw:layer="Underlying" svg:width="16.72688604387pt" svg:height="13.72084116612pt" svg:x="156.89146351422pt" svg:y="192.14273652998pt" svg:viewBox="0 0 17 14" svg:d="M0 0L16.7269 0L16.7269 13.7208L0 13.7208Z" calligra:nodeTypes="ccccc"/>
          <draw:path draw:style-name="gr14" xml:id="shape-56" draw:id="shape-56" draw:layer="Underlying" svg:width="14.50389072113pt" svg:height="9.86965143731pt" svg:x="158.36560874511pt" svg:y="193.87702503691pt" svg:viewBox="0 0 15 10" svg:d="M0 0L14.5039 0L14.5039 9.86965L0 9.86965Z" calligra:nodeTypes="ccccc"/>
          <draw:path draw:style-name="gr8" xml:id="shape-57" draw:id="shape-57" draw:layer="Underlying" svg:width="14.50389072113pt" svg:height="9.86965143731pt" svg:x="158.36560874511pt" svg:y="193.87702503691pt" svg:viewBox="0 0 15 10" svg:d="M0 0L14.5039 0L14.5039 9.86965L0 9.86965Z" calligra:nodeTypes="ccccc"/>
          <draw:path draw:style-name="gr7" xml:id="shape-58" draw:id="shape-58" draw:layer="Underlying" svg:width="21.32502953491pt" svg:height="3.30719002974pt" svg:x="153.52044022887pt" svg:y="207.80552960819pt" svg:viewBox="0 0 21 3" svg:d="M0 3.30719L2.6969 0L21.325 0L18.6173 3.30719Z" calligra:nodeTypes="ccccc"/>
          <draw:path draw:style-name="gr8" xml:id="shape-59" draw:id="shape-59" draw:layer="Underlying" svg:width="21.32502953491pt" svg:height="3.30719002974pt" svg:x="153.52044022887pt" svg:y="207.80552960819pt" svg:viewBox="0 0 21 3" svg:d="M0 3.30719L2.6969 0L21.325 0L18.6173 3.30719Z" calligra:nodeTypes="ccccc"/>
          <draw:path draw:style-name="gr9" xml:id="shape-60" draw:id="shape-60" draw:layer="Underlying" svg:width="3.67630429231pt" svg:height="3.92723859281pt" svg:x="172.07732725303pt" svg:y="207.80552960819pt" svg:viewBox="0 0 4 4" svg:d="M0 3.92724L3.6763 1.21428L3.6763 0L0 3.249Z" calligra:nodeTypes="ccccc"/>
          <draw:path draw:style-name="gr8" xml:id="shape-61" draw:id="shape-61" draw:layer="Underlying" svg:width="3.67630429231pt" svg:height="3.92723859281pt" svg:x="172.07732725303pt" svg:y="207.80552960819pt" svg:viewBox="0 0 4 4" svg:d="M0 3.92724L3.6763 1.21428L3.6763 0L0 3.249Z" calligra:nodeTypes="ccccc"/>
          <draw:path draw:style-name="gr10" xml:id="shape-62" draw:id="shape-62" draw:layer="Underlying" svg:width="18.44800000000pt" svg:height="0.41179600000pt" svg:x="153.52044022887pt" svg:y="211.01396334601pt" svg:viewBox="0 0 18 0" svg:d="M0 0L18.448 0L18.448 0.411796L0 0.411796Z" calligra:nodeTypes="ccccc"/>
          <draw:path draw:style-name="gr8" xml:id="shape-63" draw:id="shape-63" draw:layer="Underlying" svg:width="18.44800000000pt" svg:height="0.41179600000pt" svg:x="153.52044022887pt" svg:y="211.01396334601pt" svg:viewBox="0 0 18 0" svg:d="M0 0L18.448 0L18.448 0.411796L0 0.411796Z" calligra:nodeTypes="ccccc"/>
          <draw:glue-point draw:id="4" svg:x="-43.4201%" svg:y="-50%"/>
          <draw:glue-point draw:id="5" svg:x="-19.3201%" svg:y="-50%"/>
          <draw:glue-point draw:id="6" svg:x="-31.3801%" svg:y="-50%"/>
          <draw:glue-point draw:id="7" svg:x="-35.1001%" svg:y="50%"/>
          <draw:glue-point draw:id="8" svg:x="25.42%" svg:y="50%"/>
          <draw:glue-point draw:id="9" svg:x="-4.8301%" svg:y="50%"/>
          <draw:glue-point draw:id="10" svg:x="-50%" svg:y="-41.3901%"/>
          <draw:glue-point draw:id="11" svg:x="-50%" svg:y="33.34%"/>
          <draw:glue-point draw:id="12" svg:x="-50%" svg:y="-4.0201%"/>
          <draw:glue-point draw:id="13" svg:x="50%" svg:y="35.15%"/>
          <draw:glue-point draw:id="14" svg:x="-20.8601%" svg:y="2.31%"/>
        </draw:g>
        <draw:g draw:style-name="gr4" xml:id="shape-64" draw:id="shape-64" draw:name="PC_C" svg:y="191.49788623912pt">
          <draw:path draw:style-name="gr5" xml:id="shape-65" draw:id="shape-65" draw:layer="Underlying" svg:width="8.61660951613pt" svg:height="4.32825166085pt" svg:x="383.33455105903pt" svg:y="207.01263288515pt" svg:viewBox="0 0 9 4" svg:d="M7.92728 4.32825L8.04216 4.20094L8.1443 4.07365L8.24641 3.94634L8.323 3.80926L8.41236 3.67215L8.46343 3.53506L8.51449 3.39797L8.55279 3.25109L8.57831 3.11398L8.60383 2.97689L8.61661 2.83001L8.60383 2.68312L8.57831 2.54602L8.55279 2.39915L8.51449 2.26205L8.46343 2.12495L8.39959 1.98787L8.31024 1.85076L8.23365 1.71367L8.13152 1.58638L8.01663 1.45907L7.90175 1.33176L7.76134 1.21426L7.63368 1.10655L7.48049 0.989034L7.31455 0.881318L7.1486 0.783394L6.98264 0.685469L6.80393 0.597337L6.61244 0.509206L6.4082 0.430866L6.21672 0.352527L5.99972 0.293771L5.7827 0.225225L5.56569 0.166471L5.34867 0.127301L5.1189 0.0881318L4.88912 0.0587546L4.65936 0.0391696L4.41682 0.00979242L4.1998 0.00979242L3.95725 0L3.71471 0.00979242L3.48494 0.00979242L3.25516 0.0293771L3.02539 0.0489621L2.78285 0.0783394L2.56583 0.117509L2.33606 0.166471L2.11906 0.225225L1.9148 0.274187L1.69779 0.342735L1.49354 0.411282L1.2893 0.489621L1.11058 0.577752L0.919105 0.665884L0.74039 0.763807L0.57444 0.861732L0.40849 0.969449L0.268072 1.07716L0.127654 1.19467L0 1.31218" calligra:nodeTypes="ccccccccccccccccccccccccccccccccccccccccccccccccccccccccccccccc"/>
          <draw:path draw:style-name="gr6" xml:id="shape-66" draw:id="shape-66" draw:layer="Underlying" svg:width="7.55144846415pt" svg:height="5.01821417868pt" svg:x="383.43279412983pt" svg:y="207.14362364620pt" svg:viewBox="0 0 8 5" svg:d="M6.93854 5.01821L7.04263 4.86435L7.13514 4.7105L7.21608 4.56847L7.30858 4.41462L7.36642 4.24892L7.41268 4.08323L7.45894 3.92936L7.49363 3.76366L7.52831 3.59796L7.53988 3.43227L7.55145 3.26658L7.53988 3.08904L7.51676 2.93519L7.49363 2.76949L7.44737 2.60379L7.4011 2.4381L7.35485 2.29607L7.2739 2.13039L7.20452 1.97651L7.12357 1.83448L7.01949 1.68063L6.91543 1.52676L6.79976 1.39659L6.68413 1.26639L6.54535 1.13619L6.40658 1.00601L6.25625 0.887658L6.11749 0.781138L5.94401 0.674619L5.77054 0.579935L5.60867 0.485252L5.43519 0.402405L5.25016 0.319556L5.05358 0.260379L4.86854 0.189367L4.67196 0.142025L4.46378 0.0946834L4.26721 0.0591771L4.07062 0.0236708L3.86245 0.0118355L3.65431 0L3.44613 0L3.23799 0L3.02983 0.0118355L2.82168 0.0236708L2.62509 0.0591771L2.42849 0.0946834L2.2319 0.142025L2.0353 0.189367L1.83871 0.260379L1.65368 0.331392L1.48023 0.402405L1.2952 0.485252L1.12172 0.579935L0.959832 0.674619L0.786367 0.781138L0.647597 0.899492L0.497262 1.01785L0.358492 1.13619L0.21972 1.26639L0.104078 1.39659L0 1.5386" calligra:nodeTypes="ccccccccccccccccccccccccccccccccccccccccccccccccccccccccccccccc"/>
          <draw:path draw:style-name="gr7" xml:id="shape-67" draw:id="shape-67" draw:layer="Underlying" svg:width="3.57332452038pt" svg:height="2.21909561918pt" svg:x="387.98472307696pt" svg:y="210.10183166700pt" svg:viewBox="0 0 4 2" svg:d="M0 2.2191L1.27325 0L3.57332 0L2.2898 2.2191Z" calligra:nodeTypes="ccccc"/>
          <draw:path draw:style-name="gr8" xml:id="shape-68" draw:id="shape-68" draw:layer="Underlying" svg:width="3.57332452038pt" svg:height="2.21909561918pt" svg:x="387.98472307696pt" svg:y="210.10183166700pt" svg:viewBox="0 0 4 2" svg:d="M0 2.2191L1.27325 0L3.57332 0L2.2898 2.2191Z" calligra:nodeTypes="ccccc"/>
          <draw:path draw:style-name="gr9" xml:id="shape-69" draw:id="shape-69" draw:layer="Underlying" svg:width="1.38539793459pt" svg:height="2.40141271509pt" svg:x="390.42988395026pt" svg:y="210.10183166700pt" svg:viewBox="0 0 1 2" svg:d="M0 2.40141L1.3854 1.13965L1.3854 0L0 1.76036Z" calligra:nodeTypes="ccccc"/>
          <draw:path draw:style-name="gr8" xml:id="shape-70" draw:id="shape-70" draw:layer="Underlying" svg:width="1.38539793459pt" svg:height="2.40141271509pt" svg:x="390.42988395026pt" svg:y="210.10183166700pt" svg:viewBox="0 0 1 2" svg:d="M0 2.40141L1.3854 1.13965L1.3854 0L0 1.76036Z" calligra:nodeTypes="ccccc"/>
          <draw:path draw:style-name="gr10" xml:id="shape-71" draw:id="shape-71" draw:layer="Underlying" svg:width="2.21244000000pt" svg:height="0.33899000000pt" svg:x="387.98472307696pt" svg:y="212.13218846357pt" svg:viewBox="0 0 2 0" svg:d="M0 0L2.21244 0L2.21244 0.33899L0 0.33899Z" calligra:nodeTypes="ccccc"/>
          <draw:path draw:style-name="gr8" xml:id="shape-72" draw:id="shape-72" draw:layer="Underlying" svg:width="2.21244000000pt" svg:height="0.33899000000pt" svg:x="387.98472307696pt" svg:y="212.13218846357pt" svg:viewBox="0 0 2 0" svg:d="M0 0L2.21244 0L2.21244 0.33899L0 0.33899Z" calligra:nodeTypes="ccccc"/>
          <draw:path draw:style-name="gr10" xml:id="shape-73" draw:id="shape-73" draw:layer="Underlying" svg:width="7.02091776497pt" svg:height="16.56996140806pt" svg:x="360.91329912278pt" svg:y="193.38959373400pt" svg:viewBox="0 0 7 17" svg:d="M0 0L7.02092 0L7.02092 16.57L0 16.57Z" calligra:nodeTypes="ccccc"/>
          <draw:path draw:style-name="gr8" xml:id="shape-74" draw:id="shape-74" draw:layer="Underlying" svg:width="7.02091776497pt" svg:height="16.56996140806pt" svg:x="360.91329912278pt" svg:y="193.38959373400pt" svg:viewBox="0 0 7 17" svg:d="M0 0L7.02092 0L7.02092 16.57L0 16.57Z" calligra:nodeTypes="ccccc"/>
          <draw:path draw:style-name="gr9" xml:id="shape-75" draw:id="shape-75" draw:layer="Underlying" svg:width="2.21909561918pt" svg:height="17.68482263094pt" svg:x="368.34702481343pt" svg:y="191.51205949202pt" svg:viewBox="0 0 2 18" svg:d="M0 17.6848L2.2191 15.727L2.2191 0L0 1.93692Z" calligra:nodeTypes="ccccc"/>
          <draw:path draw:style-name="gr8" xml:id="shape-76" draw:id="shape-76" draw:layer="Underlying" svg:width="2.21909561918pt" svg:height="17.68482263094pt" svg:x="368.34702481343pt" svg:y="191.51205949202pt" svg:viewBox="0 0 2 18" svg:d="M0 17.6848L2.2191 15.727L2.2191 0L0 1.93692Z" calligra:nodeTypes="ccccc"/>
          <draw:path draw:style-name="gr7" xml:id="shape-77" draw:id="shape-77" draw:layer="Underlying" svg:width="9.12561163821pt" svg:height="3.16426840427pt" svg:x="360.91329912278pt" svg:y="191.51205949202pt" svg:viewBox="0 0 9 3" svg:d="M0 3.16427L1.95324 0L9.12561 0L7.16187 3.16427Z" calligra:nodeTypes="ccccc"/>
          <draw:path draw:style-name="gr8" xml:id="shape-78" draw:id="shape-78" draw:layer="Underlying" svg:width="9.12561163821pt" svg:height="3.16426840427pt" svg:x="360.91329912278pt" svg:y="191.51205949202pt" svg:viewBox="0 0 9 3" svg:d="M0 3.16427L1.95324 0L9.12561 0L7.16187 3.16427Z" calligra:nodeTypes="ccccc"/>
          <draw:path draw:style-name="gr11" xml:id="shape-79" draw:id="shape-79" draw:layer="Underlying" svg:width="0.00000000000pt" svg:height="16.17730000000pt" svg:x="364.57012453594pt" svg:y="193.53150039183pt" svg:viewBox="0 0 0 16" svg:d="M0 0L0 16.1773" calligra:nodeTypes="cc"/>
          <draw:path draw:style-name="gr11" xml:id="shape-80" draw:id="shape-80" draw:layer="Underlying" svg:width="0.10915900000pt" svg:height="0.00000000000pt" svg:x="366.58956543575pt" svg:y="191.51205949202pt" svg:viewBox="0 0 0 0" svg:d="M0.109159 0L0 0" calligra:nodeTypes="cc"/>
          <draw:path draw:style-name="gr11" xml:id="shape-81" draw:id="shape-81" draw:layer="Underlying" svg:width="3.51492000000pt" svg:height="0.00000000000pt" svg:x="360.91329912278pt" svg:y="194.33927675174pt" svg:viewBox="0 0 4 0" svg:d="M0 0L3.51492 0" calligra:nodeTypes="cc"/>
          <draw:path draw:style-name="gr11" xml:id="shape-82" draw:id="shape-82" draw:layer="Underlying" svg:width="3.51492000000pt" svg:height="0.00000000000pt" svg:x="360.91329912278pt" svg:y="195.14705311166pt" svg:viewBox="0 0 4 0" svg:d="M0 0L3.51492 0" calligra:nodeTypes="cc"/>
          <draw:path draw:style-name="gr11" xml:id="shape-83" draw:id="shape-83" draw:layer="Underlying" svg:width="3.51492000000pt" svg:height="0.00000000000pt" svg:x="360.91329912278pt" svg:y="195.82383871052pt" svg:viewBox="0 0 4 0" svg:d="M0 0L3.51492 0" calligra:nodeTypes="cc"/>
          <draw:path draw:style-name="gr11" xml:id="shape-84" draw:id="shape-84" draw:layer="Underlying" svg:width="3.51492000000pt" svg:height="0.00000000000pt" svg:x="360.91329912278pt" svg:y="196.62069917370pt" svg:viewBox="0 0 4 0" svg:d="M0 0L3.51492 0" calligra:nodeTypes="cc"/>
          <draw:path draw:style-name="gr11" xml:id="shape-85" draw:id="shape-85" draw:layer="Underlying" svg:width="3.51492000000pt" svg:height="0.00000000000pt" svg:x="360.91329912278pt" svg:y="197.43939143036pt" svg:viewBox="0 0 4 0" svg:d="M0 0L3.51492 0" calligra:nodeTypes="cc"/>
          <draw:path draw:style-name="gr11" xml:id="shape-86" draw:id="shape-86" draw:layer="Underlying" svg:width="3.51492000000pt" svg:height="0.00000000000pt" svg:x="360.91329912278pt" svg:y="198.24716779030pt" svg:viewBox="0 0 4 0" svg:d="M0 0L3.51492 0" calligra:nodeTypes="cc"/>
          <draw:path draw:style-name="gr11" xml:id="shape-87" draw:id="shape-87" draw:layer="Underlying" svg:width="3.51492000000pt" svg:height="0.00000000000pt" svg:x="360.91329912278pt" svg:y="198.92395338915pt" svg:viewBox="0 0 4 0" svg:d="M0 0L3.51492 0" calligra:nodeTypes="cc"/>
          <draw:path draw:style-name="gr11" xml:id="shape-88" draw:id="shape-88" draw:layer="Underlying" svg:width="3.51492000000pt" svg:height="0.00000000000pt" svg:x="360.91329912278pt" svg:y="199.73172974907pt" svg:viewBox="0 0 4 0" svg:d="M0 0L3.51492 0" calligra:nodeTypes="cc"/>
          <draw:path draw:style-name="gr11" xml:id="shape-89" draw:id="shape-89" draw:layer="Underlying" svg:width="3.51492000000pt" svg:height="0.00000000000pt" svg:x="360.91329912278pt" svg:y="200.53950610900pt" svg:viewBox="0 0 4 0" svg:d="M0 0L3.51492 0" calligra:nodeTypes="cc"/>
          <draw:path draw:style-name="gr11" xml:id="shape-90" draw:id="shape-90" draw:layer="Underlying" svg:width="3.51492000000pt" svg:height="0.00000000000pt" svg:x="360.91329912278pt" svg:y="201.20537581109pt" svg:viewBox="0 0 4 0" svg:d="M0 0L3.51492 0" calligra:nodeTypes="cc"/>
          <draw:path draw:style-name="gr11" xml:id="shape-91" draw:id="shape-91" draw:layer="Underlying" svg:width="3.51492000000pt" svg:height="0.00000000000pt" svg:x="360.91329912278pt" svg:y="202.02406806777pt" svg:viewBox="0 0 4 0" svg:d="M0 0L3.51492 0" calligra:nodeTypes="cc"/>
          <draw:path draw:style-name="gr11" xml:id="shape-92" draw:id="shape-92" draw:layer="Underlying" svg:width="3.51492000000pt" svg:height="0.00000000000pt" svg:x="360.91329912278pt" svg:y="202.83184442770pt" svg:viewBox="0 0 4 0" svg:d="M0 0L3.51492 0" calligra:nodeTypes="cc"/>
          <draw:path draw:style-name="gr11" xml:id="shape-93" draw:id="shape-93" draw:layer="Underlying" svg:width="3.51492000000pt" svg:height="0.00000000000pt" svg:x="360.91329912278pt" svg:y="203.63962078762pt" svg:viewBox="0 0 4 0" svg:d="M0 0L3.51492 0" calligra:nodeTypes="cc"/>
          <draw:path draw:style-name="gr11" xml:id="shape-94" draw:id="shape-94" draw:layer="Underlying" svg:width="3.51492000000pt" svg:height="0.00000000000pt" svg:x="360.91329912278pt" svg:y="204.30549048971pt" svg:viewBox="0 0 4 0" svg:d="M0 0L3.51492 0" calligra:nodeTypes="cc"/>
          <draw:path draw:style-name="gr11" xml:id="shape-95" draw:id="shape-95" draw:layer="Underlying" svg:width="3.51492000000pt" svg:height="0.00000000000pt" svg:x="360.91329912278pt" svg:y="205.11326684964pt" svg:viewBox="0 0 4 0" svg:d="M0 0L3.51492 0" calligra:nodeTypes="cc"/>
          <draw:path draw:style-name="gr11" xml:id="shape-96" draw:id="shape-96" draw:layer="Underlying" svg:width="3.51492000000pt" svg:height="0.00000000000pt" svg:x="360.91329912278pt" svg:y="205.92104320957pt" svg:viewBox="0 0 4 0" svg:d="M0 0L3.51492 0" calligra:nodeTypes="cc"/>
          <draw:path draw:style-name="gr11" xml:id="shape-97" draw:id="shape-97" draw:layer="Underlying" svg:width="3.51492000000pt" svg:height="0.00000000000pt" svg:x="360.91329912278pt" svg:y="206.59782880842pt" svg:viewBox="0 0 4 0" svg:d="M0 0L3.51492 0" calligra:nodeTypes="cc"/>
          <draw:path draw:style-name="gr11" xml:id="shape-98" draw:id="shape-98" draw:layer="Underlying" svg:width="3.51492000000pt" svg:height="0.00000000000pt" svg:x="360.91329912278pt" svg:y="207.40560516833pt" svg:viewBox="0 0 4 0" svg:d="M0 0L3.51492 0" calligra:nodeTypes="cc"/>
          <draw:path draw:style-name="gr11" xml:id="shape-99" draw:id="shape-99" draw:layer="Underlying" svg:width="3.51492000000pt" svg:height="0.00000000000pt" svg:x="360.91329912278pt" svg:y="208.22429742503pt" svg:viewBox="0 0 4 0" svg:d="M0 0L3.51492 0" calligra:nodeTypes="cc"/>
          <draw:path draw:style-name="gr11" xml:id="shape-100" draw:id="shape-100" draw:layer="Underlying" svg:width="3.51492000000pt" svg:height="0.00000000000pt" svg:x="360.91329912278pt" svg:y="209.03207378494pt" svg:viewBox="0 0 4 0" svg:d="M0 0L3.51492 0" calligra:nodeTypes="cc"/>
          <draw:path draw:style-name="gr12" xml:id="shape-101" draw:id="shape-101" draw:layer="Underlying" svg:width="0.00000000000pt" svg:height="4.04980000000pt" svg:x="366.45857467469pt" svg:y="194.33927675174pt" svg:viewBox="0 0 0 4" svg:d="M0 0L0 4.0498" calligra:nodeTypes="cc"/>
          <draw:path draw:style-name="gr10" xml:id="shape-102" draw:id="shape-102" draw:layer="Underlying" svg:width="13.34980000000pt" svg:height="0.40335600000pt" svg:x="370.11540008784pt" svg:y="208.89016712712pt" svg:viewBox="0 0 13 0" svg:d="M0 0L13.3498 0L13.3498 0.403356L0 0.403356Z" calligra:nodeTypes="ccccc"/>
          <draw:path draw:style-name="gr8" xml:id="shape-103" draw:id="shape-103" draw:layer="Underlying" svg:width="13.34980000000pt" svg:height="0.40335600000pt" svg:x="370.11540008784pt" svg:y="208.89016712712pt" svg:viewBox="0 0 13 0" svg:d="M0 0L13.3498 0L13.3498 0.403356L0 0.403356Z" calligra:nodeTypes="ccccc"/>
          <draw:path draw:style-name="gr9" xml:id="shape-104" draw:id="shape-104" draw:layer="Underlying" svg:width="2.21909561918pt" svg:height="3.42712719244pt" svg:x="383.79301872277pt" svg:y="206.20485652521pt" svg:viewBox="0 0 2 3" svg:d="M0 3.42713L2.2191 1.38522L2.2191 0L0 2.4113Z" calligra:nodeTypes="ccccc"/>
          <draw:path draw:style-name="gr8" xml:id="shape-105" draw:id="shape-105" draw:layer="Underlying" svg:width="2.21909561918pt" svg:height="3.42712719244pt" svg:x="383.79301872277pt" svg:y="206.20485652521pt" svg:viewBox="0 0 2 3" svg:d="M0 3.42713L2.2191 1.38522L2.2191 0L0 2.4113Z" calligra:nodeTypes="ccccc"/>
          <draw:path draw:style-name="gr7" xml:id="shape-106" draw:id="shape-106" draw:layer="Underlying" svg:width="19.54778366022pt" svg:height="2.66128403506pt" svg:x="368.90373554797pt" svg:y="191.91594767198pt" svg:viewBox="0 0 20 3" svg:d="M0 2.66128L1.93245 0L19.5478 0L17.6041 2.66128Z" calligra:nodeTypes="ccccc"/>
          <draw:path draw:style-name="gr8" xml:id="shape-107" draw:id="shape-107" draw:layer="Underlying" svg:width="19.54778366022pt" svg:height="2.66128403506pt" svg:x="368.90373554797pt" svg:y="191.91594767198pt" svg:viewBox="0 0 20 3" svg:d="M0 2.66128L1.93245 0L19.5478 0L17.6041 2.66128Z" calligra:nodeTypes="ccccc"/>
          <draw:path draw:style-name="gr7" xml:id="shape-108" draw:id="shape-108" draw:layer="Underlying" svg:width="14.79986496328pt" svg:height="3.31439192644pt" svg:x="370.11540008784pt" svg:y="207.01263288515pt" svg:viewBox="0 0 15 3" svg:d="M0 3.31439L1.33274 0L14.7999 0L13.467 3.31439Z" calligra:nodeTypes="ccccc"/>
          <draw:path draw:style-name="gr8" xml:id="shape-109" draw:id="shape-109" draw:layer="Underlying" svg:width="14.79986496328pt" svg:height="3.31439192644pt" svg:x="370.11540008784pt" svg:y="207.01263288515pt" svg:viewBox="0 0 15 3" svg:d="M0 3.31439L1.33274 0L14.7999 0L13.467 3.31439Z" calligra:nodeTypes="ccccc"/>
          <draw:path draw:style-name="gr9" xml:id="shape-110" draw:id="shape-110" draw:layer="Underlying" svg:width="3.47081564856pt" svg:height="15.48364819021pt" svg:x="386.08535704147pt" svg:y="191.91594767198pt" svg:viewBox="0 0 3 15" svg:d="M0 15.4836L3.47082 13.5537L3.47082 0L0 1.77462Z" calligra:nodeTypes="ccccc"/>
          <draw:path draw:style-name="gr8" xml:id="shape-111" draw:id="shape-111" draw:layer="Underlying" svg:width="3.47081564856pt" svg:height="15.48364819021pt" svg:x="386.08535704147pt" svg:y="191.91594767198pt" svg:viewBox="0 0 3 15" svg:d="M0 15.4836L3.47082 13.5537L3.47082 0L0 1.77462Z" calligra:nodeTypes="ccccc"/>
          <draw:path draw:style-name="gr13" xml:id="shape-112" draw:id="shape-112" draw:layer="Underlying" svg:width="16.82760000000pt" svg:height="0.33899000000pt" svg:x="368.90373554797pt" svg:y="207.14362364620pt" svg:viewBox="0 0 17 0" svg:d="M1.98599 0.33899L0 0L16.8276 0L15.2366 0.33899Z" calligra:nodeTypes="ccccc"/>
          <draw:path draw:style-name="gr8" xml:id="shape-113" draw:id="shape-113" draw:layer="Underlying" svg:width="16.82760000000pt" svg:height="0.33899000000pt" svg:x="368.90373554797pt" svg:y="207.14362364620pt" svg:viewBox="0 0 17 0" svg:d="M1.98599 0.33899L0 0L16.8276 0L15.2366 0.33899Z" calligra:nodeTypes="ccccc"/>
          <draw:path draw:style-name="gr10" xml:id="shape-114" draw:id="shape-114" draw:layer="Underlying" svg:width="17.24310745891pt" svg:height="14.37674325930pt" svg:x="368.90373554797pt" svg:y="193.66249115290pt" svg:viewBox="0 0 17 14" svg:d="M0 0L17.2431 0L17.2431 14.3767L0 14.3767Z" calligra:nodeTypes="ccccc"/>
          <draw:path draw:style-name="gr8" xml:id="shape-115" draw:id="shape-115" draw:layer="Underlying" svg:width="17.24310745891pt" svg:height="14.28479682576pt" svg:x="368.90373554797pt" svg:y="193.66249115290pt" svg:viewBox="0 0 17 14" svg:d="M0 0L17.2431 0L17.2431 14.2848L0 14.2848Z" calligra:nodeTypes="ccccc"/>
          <draw:path draw:style-name="gr14" xml:id="shape-116" draw:id="shape-116" draw:layer="Underlying" svg:width="13.77953665057pt" svg:height="10.04604520444pt" svg:x="370.38829750675pt" svg:y="195.40903463381pt" svg:viewBox="0 0 14 10" svg:d="M0 0L13.7795 0L13.7795 10.046L0 10.046Z" calligra:nodeTypes="ccccc"/>
          <draw:path draw:style-name="gr8" xml:id="shape-117" draw:id="shape-117" draw:layer="Underlying" svg:width="13.77953665057pt" svg:height="10.04604520444pt" svg:x="370.38829750675pt" svg:y="195.40903463381pt" svg:viewBox="0 0 14 10" svg:d="M0 0L13.7795 0L13.7795 10.046L0 10.046Z" calligra:nodeTypes="ccccc"/>
          <draw:path draw:style-name="gr7" xml:id="shape-118" draw:id="shape-118" draw:layer="Underlying" svg:width="21.73061031176pt" svg:height="3.90762996618pt" svg:x="365.50889165695pt" svg:y="209.43596196490pt" svg:viewBox="0 0 22 4" svg:d="M0 3.90763L2.74817 0L21.7306 0L18.9712 3.90763Z" calligra:nodeTypes="ccccc"/>
          <draw:path draw:style-name="gr8" xml:id="shape-119" draw:id="shape-119" draw:layer="Underlying" svg:width="21.73061031176pt" svg:height="3.90762996618pt" svg:x="365.50889165695pt" svg:y="209.43596196490pt" svg:viewBox="0 0 22 4" svg:d="M0 3.90763L2.74817 0L21.7306 0L18.9712 3.90763Z" calligra:nodeTypes="ccccc"/>
          <draw:path draw:style-name="gr9" xml:id="shape-120" draw:id="shape-120" draw:layer="Underlying" svg:width="3.81520812502pt" svg:height="4.58668280221pt" svg:x="384.19690690273pt" svg:y="209.43596196490pt" svg:viewBox="0 0 4 5" svg:d="M0 4.58668L3.81521 1.41816L3.81521 0L0 3.79456Z" calligra:nodeTypes="ccccc"/>
          <draw:path draw:style-name="gr8" xml:id="shape-121" draw:id="shape-121" draw:layer="Underlying" svg:width="3.81520812502pt" svg:height="4.58668280221pt" svg:x="384.19690690273pt" svg:y="209.43596196490pt" svg:viewBox="0 0 4 5" svg:d="M0 4.58668L3.81521 1.41816L3.81521 0L0 3.79456Z" calligra:nodeTypes="ccccc"/>
          <draw:path draw:style-name="gr10" xml:id="shape-122" draw:id="shape-122" draw:layer="Underlying" svg:width="18.44060000000pt" svg:height="0.33899000000pt" svg:x="365.50889165695pt" svg:y="212.66706740460pt" svg:viewBox="0 0 18 0" svg:d="M0 0L18.4406 0L18.4406 0.33899L0 0.33899Z" calligra:nodeTypes="ccccc"/>
          <draw:path draw:style-name="gr8" xml:id="shape-123" draw:id="shape-123" draw:layer="Underlying" svg:width="18.44060000000pt" svg:height="0.33899000000pt" svg:x="365.50889165695pt" svg:y="212.66706740460pt" svg:viewBox="0 0 18 0" svg:d="M0 0L18.4406 0L18.4406 0.33899L0 0.33899Z" calligra:nodeTypes="ccccc"/>
          <draw:glue-point draw:id="4" svg:x="-43.4201%" svg:y="-50%"/>
          <draw:glue-point draw:id="5" svg:x="-19.3201%" svg:y="-50%"/>
          <draw:glue-point draw:id="6" svg:x="-31.3801%" svg:y="-50%"/>
          <draw:glue-point draw:id="7" svg:x="-35.1001%" svg:y="50%"/>
          <draw:glue-point draw:id="8" svg:x="25.42%" svg:y="50%"/>
          <draw:glue-point draw:id="9" svg:x="-4.8301%" svg:y="50%"/>
          <draw:glue-point draw:id="10" svg:x="-50%" svg:y="-41.3901%"/>
          <draw:glue-point draw:id="11" svg:x="-50%" svg:y="33.34%"/>
          <draw:glue-point draw:id="12" svg:x="-50%" svg:y="-4.0201%"/>
          <draw:glue-point draw:id="13" svg:x="50%" svg:y="35.15%"/>
          <draw:glue-point draw:id="14" svg:x="-20.8601%" svg:y="2.31%"/>
        </draw:g>
        <draw:g draw:style-name="gr4" xml:id="shape-124" draw:id="shape-124" draw:name="ROUTER_A" svg:y="217.98462960200pt">
          <draw:path draw:style-name="gr15" xml:id="shape-125" draw:id="shape-125" draw:layer="Underlying" svg:width="25.06586252117pt" svg:height="8.04913905408pt" svg:x="145.98450487000pt" svg:y="224.12982100535pt" svg:viewBox="0 0 25 8" svg:d="M25.0659 4.02457L25.0438 3.81239L25 3.6139L24.9195 3.40857L24.8025 3.21008L24.6634 3.01158L24.4879 2.81309L24.2902 2.62144L24.0415 2.42981L23.7782 2.245L23.4855 2.06705L23.1637 1.88908L22.8124 1.71798L22.4392 1.5537L22.0442 1.40313L21.6198 1.2457L21.1661 1.10196L20.698 0.965078L20.2005 0.841875L19.6883 0.718674L19.1615 0.602317L18.6128 0.499649L18.0494 0.403826L17.4714 0.321692L16.8861 0.246402L16.2789 0.177957L15.6716 0.123201L15.0497 0.0821342L14.4279 0.041067L13.7986 0.013689L13.1621 0L12.5256 0L11.8964 0L11.2598 0.013689L10.6307 0.041067L10.0014 0.0821342L9.38688 0.123201L8.77231 0.177957L8.17238 0.246402L7.58706 0.321692L7.00907 0.403826L6.44571 0.499649L5.89698 0.602317L5.36289 0.718674L4.85075 0.841875L4.36054 0.965078L3.8923 1.10196L3.43869 1.2457L3.01434 1.40313L2.61925 1.5537L2.2388 1.71798L1.88762 1.88908L1.5657 2.06705L1.28035 2.245L1.00966 2.42981L0.768217 2.62144L0.56336 2.81309L0.387767 3.01158L0.248756 3.21008L0.139011 3.40857L0.0585308 3.6139L0.0146327 3.81239L0 4.02457L0.0146327 4.22306L0.0585308 4.42839L0.139011 4.62689L0.248756 4.82538L0.387767 5.03071L0.56336 5.2292L0.768217 5.42086L1.00966 5.60565L1.28035 5.79046L1.5657 5.96842L1.88762 6.14637L2.2388 6.32432L2.61925 6.4886L3.01434 6.63918L3.43869 6.78975L3.8923 6.94033L4.36054 7.07038L4.85075 7.20043L5.36289 7.32363L5.89698 7.43314L6.44571 7.5358L7.00907 7.63163L7.58706 7.72061L8.17238 7.79589L8.77231 7.8575L9.38688 7.91225L10.0014 7.96017L10.6307 7.99438L11.2598 8.02862L11.8964 8.0423L12.5256 8.04914L13.1621 8.0423L13.7986 8.02862L14.4279 7.99438L15.0497 7.96017L15.6716 7.91225L16.2789 7.8575L16.8861 7.79589L17.4714 7.72061L18.0494 7.63163L18.6128 7.5358L19.1615 7.43314L19.6883 7.32363L20.2005 7.20043L20.698 7.07038L21.1661 6.94033L21.6198 6.78975L22.0442 6.63918L22.4392 6.4886L22.8124 6.32432L23.1637 6.14637L23.4855 5.96842L23.7782 5.79046L24.0415 5.60565L24.2902 5.42086L24.4879 5.2292L24.6634 5.03071L24.8025 4.82538L24.9195 4.62689L25 4.42839L25.0438 4.22306Z" calligra:nodeTypes="ccccccccccccccccccccccccccccccccccccccccccccccccccccccccccccccccccccccccccccccccccccccccccccccccccccccccccccccccccccccccccccc"/>
          <draw:path draw:style-name="gr16" xml:id="shape-126" draw:id="shape-126" draw:layer="Underlying" svg:width="25.46483107584pt" svg:height="8.45432993163pt" svg:x="145.98450487000pt" svg:y="224.12982100535pt" svg:viewBox="0 0 25 8" svg:d="M25.4648 4.22716L25.4424 4.00776L25.3976 3.79567L25.3079 3.58358L25.2033 3.37149L25.0612 3.1594L24.8742 2.95463L24.6723 2.75717L24.4256 2.55971L24.1639 2.36956L23.8649 2.16477L23.536 1.98926L23.177 1.81373L22.8033 1.6309L22.392 1.47L21.9585 1.30178L21.5023 1.16284L21.0163 1.01657L20.5229 0.877612L20.007 0.753283L19.4613 0.636268L18.9004 0.526567L18.3397 0.431492L17.7492 0.336418L17.151 0.255971L16.5379 0.190149L15.9174 0.131642L15.2894 0.0804477L14.6539 0.0511939L14.0184 0.0146268L13.368 0L12.725 0L12.082 0L11.439 0.0146268L10.7885 0.0511939L10.168 0.0804477L9.5325 0.131642L8.91943 0.190149L8.30636 0.255971L7.70077 0.336418L7.1176 0.431492L6.54939 0.526567L5.98865 0.636268L5.45035 0.753283L4.93447 0.877612L4.43355 1.01657L3.95505 1.16284L3.499 1.30178L3.06536 1.47L2.65415 1.6309L2.27285 1.81373L1.92146 1.98926L1.59248 2.16477L1.29343 2.36956L1.02427 2.55971L0.78503 2.75717L0.575689 2.95463L0.396253 3.1594L0.2542 3.37149L0.134577 3.58358L0.0598117 3.79567L0.014953 4.00776L0 4.22716L0.014953 4.43925L0.0598117 4.65134L0.134577 4.86343L0.2542 5.07552L0.396253 5.2803L0.575689 5.48507L0.78503 5.68985L1.02427 5.88731L1.29343 6.08477L1.59248 6.27492L1.92146 6.45776L2.27285 6.63327L2.65415 6.81611L3.06536 6.97702L3.499 7.14522L3.95505 7.29149L4.43355 7.43045L4.93447 7.56939L5.45035 7.69373L5.98865 7.81075L6.54939 7.92045L7.1176 8.01552L7.70077 8.1106L8.30636 8.19105L8.91943 8.25686L9.5325 8.30806L10.168 8.36656L10.7885 8.39582L11.439 8.43238L12.082 8.44701L12.725 8.45433L13.368 8.44701L14.0184 8.43238L14.6539 8.39582L15.2894 8.36656L15.9174 8.30806L16.5379 8.25686L17.151 8.19105L17.7492 8.1106L18.3397 8.01552L18.9004 7.92045L19.4613 7.81075L20.007 7.69373L20.5229 7.56939L21.0163 7.43045L21.5023 7.29149L21.9585 7.14522L22.392 6.97702L22.8033 6.81611L23.177 6.63327L23.536 6.45776L23.8649 6.27492L24.1639 6.08477L24.4256 5.88731L24.6723 5.68985L24.8742 5.48507L25.0612 5.2803L25.2033 5.07552L25.3079 4.86343L25.3976 4.65134L25.4424 4.43925Z" calligra:nodeTypes="ccccccccccccccccccccccccccccccccccccccccccccccccccccccccccccccccccccccccccccccccccccccccccccccccccccccccccccccccccccccccccccc"/>
          <draw:path draw:style-name="gr15" xml:id="shape-127" draw:id="shape-127" draw:layer="Underlying" svg:width="25.46483107584pt" svg:height="6.60218025014pt" svg:x="145.98450487000pt" svg:y="222.43896227982pt" svg:viewBox="0 0 25 7" svg:d="M0 0L0 6.60218L25.4648 6.60218L25.4648 0Z" calligra:nodeTypes="ccccc"/>
          <draw:path draw:style-name="gr17" xml:id="shape-128" draw:id="shape-128" draw:layer="Underlying" svg:width="25.06586252117pt" svg:height="8.04913905408pt" svg:x="145.98450487000pt" svg:y="217.98462960200pt" svg:viewBox="0 0 25 8" svg:d="M25.0659 4.02457L25.0438 3.81239L25 3.60706L24.9195 3.40857L24.8025 3.21008L24.6634 3.01158L24.4879 2.81309L24.2902 2.61461L24.0415 2.42981L23.7782 2.245L23.4855 2.06705L23.1637 1.88908L22.8124 1.71798L22.4392 1.5537L22.0442 1.39628L21.6198 1.2457L21.1661 1.10196L20.698 0.965078L20.2005 0.835031L19.6883 0.718674L19.1615 0.602317L18.6128 0.499649L18.0494 0.403826L17.4714 0.314848L16.8861 0.239557L16.2789 0.177957L15.6716 0.123201L15.0497 0.0752896L14.4279 0.041067L13.7986 0.013689L13.1621 0L12.5256 0L11.8964 0L11.2598 0.013689L10.6307 0.041067L10.0014 0.0752896L9.38688 0.123201L8.77231 0.177957L8.17238 0.239557L7.58706 0.314848L7.00907 0.403826L6.44571 0.499649L5.89698 0.602317L5.36289 0.718674L4.85075 0.835031L4.36054 0.965078L3.8923 1.10196L3.43869 1.2457L3.01434 1.39628L2.61925 1.5537L2.2388 1.71798L1.88762 1.88908L1.5657 2.06705L1.28035 2.245L1.00966 2.42981L0.768217 2.61461L0.56336 2.81309L0.387767 3.01158L0.248756 3.21008L0.139011 3.40857L0.0585308 3.60706L0.0146327 3.81239L0 4.02457L0.0146327 4.22306L0.0585308 4.42156L0.139011 4.62689L0.248756 4.82538L0.387767 5.03071L0.56336 5.22237L0.768217 5.414L1.00966 5.60565L1.28035 5.79046L1.5657 5.96842L1.88762 6.14637L2.2388 6.32432L2.61925 6.4886L3.01434 6.63918L3.43869 6.78975L3.8923 6.93349L4.36054 7.07038L4.85075 7.20043L5.36289 7.32363L5.89698 7.43314L6.44571 7.5358L7.00907 7.63163L7.58706 7.71377L8.17238 7.79589L8.77231 7.8575L9.38688 7.91225L10.0014 7.95332L10.6307 7.99438L11.2598 8.02176L11.8964 8.03545L12.5256 8.04914L13.1621 8.03545L13.7986 8.02176L14.4279 7.99438L15.0497 7.95332L15.6716 7.91225L16.2789 7.8575L16.8861 7.79589L17.4714 7.71377L18.0494 7.63163L18.6128 7.5358L19.1615 7.43314L19.6883 7.32363L20.2005 7.20043L20.698 7.07038L21.1661 6.93349L21.6198 6.78975L22.0442 6.63918L22.4392 6.4886L22.8124 6.32432L23.1637 6.14637L23.4855 5.96842L23.7782 5.79046L24.0415 5.60565L24.2902 5.414L24.4879 5.22237L24.6634 5.03071L24.8025 4.82538L24.9195 4.62689L25 4.42156L25.0438 4.22306Z" calligra:nodeTypes="ccccccccccccccccccccccccccccccccccccccccccccccccccccccccccccccccccccccccccccccccccccccccccccccccccccccccccccccccccccccccccccc"/>
          <draw:path draw:style-name="gr16" xml:id="shape-129" draw:id="shape-129" draw:layer="Underlying" svg:width="25.55467928856pt" svg:height="8.13682034295pt" svg:x="145.98450487000pt" svg:y="218.07401420423pt" svg:viewBox="0 0 26 8" svg:d="M25.5322 4.02932L25.5097 3.81614L25.4648 3.61005L25.3747 3.40396L25.2699 3.19788L25.1274 2.99179L24.9399 2.79281L24.7375 2.60094L24.4902 2.40907L24.2278 2.2172L23.928 2.02532L23.5982 1.85477L23.2383 1.67711L22.8635 1.50656L22.4513 1.34311L22.0165 1.19387L21.5591 1.04464L21.0719 0.909619L20.5772 0.774597L20.0599 0.653788L19.5127 0.53298L18.9505 0.426384L18.3883 0.334001L17.7961 0.248723L17.1963 0.163447L16.5816 0.0994896L15.9595 0.0497448L15.3298 0L15.2623 0L10.2549 0L10.1948 0L9.5577 0.0497448L8.94301 0.0994896L8.32831 0.163447L7.72112 0.248723L7.13641 0.334001L6.5667 0.426384L6.00448 0.53298L5.46476 0.653788L4.94751 0.774597L4.44526 0.909619L3.9655 1.04464L3.50824 1.19387L3.07345 1.34311L2.66116 1.50656L2.27886 1.67711L1.92653 1.85477L1.5967 2.02532L1.29685 2.2172L1.02698 2.40907L0.787105 2.60094L0.57721 2.79281L0.3973 2.99179L0.254872 3.19788L0.134932 3.40396L0.0599698 3.61005L0.0149925 3.81614L0 4.02932L0.0149925 4.22831L0.0599698 4.44149L0.134932 4.64759L0.254872 4.84656L0.3973 5.05264L0.57721 5.25874L0.787105 5.45061L1.02698 5.64248L1.29685 5.83435L1.5967 6.01911L1.92653 6.19678L2.27886 6.36733L2.66116 6.53788L3.07345 6.70133L3.50824 6.85767L3.9655 7.00691L4.44526 7.13482L4.94751 7.27694L5.46476 7.39065L6.00448 7.51146L6.5667 7.61805L7.13641 7.71044L7.72112 7.80282L8.32831 7.88099L8.94301 7.94495L9.5577 8.0018L10.1948 8.05155L10.817 8.08708L11.4693 8.10839L12.1139 8.12972L12.7586 8.13682L13.4033 8.12972L14.0554 8.10839L14.6926 8.08708L15.3298 8.05155L15.9595 8.0018L16.5816 7.94495L17.1963 7.88099L17.7961 7.80282L18.3883 7.71044L18.9505 7.61805L19.5127 7.51146L20.0599 7.39065L20.5772 7.27694L21.0719 7.13482L21.5591 7.00691L22.0165 6.85767L22.4513 6.70133L22.8635 6.53788L23.2383 6.36733L23.5982 6.19678L23.928 6.01911L24.2278 5.83435L24.4902 5.64248L24.7375 5.45061L24.9399 5.25874L25.1274 5.05264L25.2699 4.84656L25.3747 4.64759L25.4648 4.44149L25.5097 4.22831ZM25.5547 3.83035" calligra:nodeTypes="ccccccccccccccccccccccccccccccccccccccccccccccccccccccccccccccccccccccccccccccccccccccccccccccccccccccccccccccccccccccccc"/>
          <draw:path draw:style-name="gr18" xml:id="shape-130" draw:id="shape-130" draw:layer="Underlying" svg:width="8.46982914121pt" svg:height="2.18340282502pt" svg:x="158.97506706086pt" svg:y="219.21366788267pt" svg:viewBox="0 0 8 2" svg:d="M0 1.69756L1.878 2.1834L6.42592 0.72585L8.46983 1.20585L7.36113 0L2.04392 0L4.23115 0.362924Z" calligra:nodeTypes="cccccccc"/>
          <draw:path draw:style-name="gr18" xml:id="shape-131" draw:id="shape-131" draw:layer="Underlying" svg:width="8.43967867287pt" svg:height="2.69220363426pt" svg:x="149.85038891648pt" svg:y="222.43896227982pt" svg:viewBox="0 0 8 3" svg:d="M8.43968 0.56858L6.55917 0L2.1889 1.70574L0 1.13716L1.08317 2.6922L6.55917 2.6922L4.21232 2.12362Z" calligra:nodeTypes="cccccccc"/>
          <draw:path draw:style-name="gr18" xml:id="shape-132" draw:id="shape-132" draw:layer="Underlying" svg:width="8.46982914121pt" svg:height="2.16001156526pt" svg:x="150.31220936134pt" svg:y="219.06469354562pt" svg:viewBox="0 0 8 2" svg:d="M0 0.481939L1.87046 0L6.42592 1.31807L8.46983 0.958068L7.36868 2.16001L2.03637 2.16001L4.22361 1.80001Z" calligra:nodeTypes="cccccccc"/>
          <draw:path draw:style-name="gr18" xml:id="shape-133" draw:id="shape-133" draw:layer="Underlying" svg:width="8.43967867287pt" svg:height="2.16001156526pt" svg:x="158.66222095305pt" svg:y="222.74435967078pt" svg:viewBox="0 0 8 2" svg:d="M8.43968 1.67807L6.5667 2.16001L2.18137 0.720006L0 1.20194L1.09069 0L6.5667 0L4.21232 0.354196Z" calligra:nodeTypes="cccccccc"/>
          <draw:path draw:style-name="gr14" xml:id="shape-134" draw:id="shape-134" draw:layer="Underlying" svg:width="8.46982914121pt" svg:height="2.16001156526pt" svg:x="159.13149011476pt" svg:y="219.37009093657pt" svg:viewBox="0 0 8 2" svg:d="M0 1.67227L1.88553 2.16001L6.41836 0.720006L8.46983 1.19614L7.36113 0L2.02884 0L4.23115 0.354196Z" calligra:nodeTypes="cccccccc"/>
          <draw:path draw:style-name="gr14" xml:id="shape-135" draw:id="shape-135" draw:layer="Underlying" svg:width="8.46982914121pt" svg:height="2.69220363426pt" svg:x="149.99936325353pt" svg:y="222.59538533373pt" svg:viewBox="0 0 8 3" svg:d="M8.46983 0.561731L6.57676 0L2.18721 1.69204L0 1.13031L1.10115 2.6922L6.57676 2.6922L4.23115 2.12362Z" calligra:nodeTypes="cccccccc"/>
          <draw:path draw:style-name="gr14" xml:id="shape-136" draw:id="shape-136" draw:layer="Underlying" svg:width="8.43967867287pt" svg:height="2.18340282502pt" svg:x="150.46118369839pt" svg:y="219.21366788267pt" svg:viewBox="0 0 8 2" svg:d="M0 0.479996L1.87297 0L6.40873 1.32877L8.43968 0.95999L7.34147 2.1834L2.03093 2.1834L4.21984 1.81462Z" calligra:nodeTypes="cccccccc"/>
          <draw:path draw:style-name="gr14" xml:id="shape-137" draw:id="shape-137" draw:layer="Underlying" svg:width="8.46982914121pt" svg:height="2.16001156526pt" svg:x="158.81864400696pt" svg:y="222.90823144153pt" svg:viewBox="0 0 8 2" svg:d="M8.46983 1.67227L6.59183 2.16001L2.20231 0.714199L0 1.19033L1.10115 0L6.59183 0L4.23868 0.354196Z" calligra:nodeTypes="cccccccc"/>
          <draw:path draw:style-name="gr16" xml:id="shape-138" draw:id="shape-138" draw:layer="Underlying" svg:width="0.00000000000pt" svg:height="6.13774000000pt" svg:x="145.98450487000pt" svg:y="222.28998794277pt" svg:viewBox="0 0 0 6" svg:d="M0 0L0 6.13774" calligra:nodeTypes="cc"/>
          <draw:path draw:style-name="gr11" xml:id="shape-139" draw:id="shape-139" draw:layer="Underlying" svg:width="0.00000000000pt" svg:height="6.13774000000pt" svg:x="171.34738575295pt" svg:y="222.28998794277pt" svg:viewBox="0 0 0 6" svg:d="M0 0L0 6.13774" calligra:nodeTypes="cc"/>
          <draw:glue-point draw:id="4" svg:x="-0.1001%" svg:y="-50%"/>
          <draw:glue-point draw:id="5" svg:x="-0.0101%" svg:y="50%"/>
          <draw:glue-point draw:id="6" svg:x="-50%" svg:y="-0.2101%"/>
          <draw:glue-point draw:id="7" svg:x="50%" svg:y="0%"/>
          <draw:glue-point draw:id="8" svg:x="-0.0301%" svg:y="-0.0501%"/>
        </draw:g>
        <draw:g draw:style-name="gr4" xml:id="shape-140" draw:id="shape-140" draw:name="ROUTER_B" svg:y="249.44925104000pt">
          <draw:path draw:style-name="gr15" xml:id="shape-141" draw:id="shape-141" draw:layer="Underlying" svg:width="27.60995412492pt" svg:height="8.85756852677pt" svg:x="229.89016203800pt" svg:y="256.26579926549pt" svg:viewBox="0 0 28 9" svg:d="M27.61 4.42878L27.5857 4.19529L27.5374 3.97686L27.4487 3.75091L27.3199 3.53248L27.1667 3.31406L26.9733 3.09563L26.7556 2.88473L26.4816 2.67385L26.1915 2.47048L25.8692 2.27465L25.5147 2.07881L25.1277 1.89053L24.7167 1.70975L24.2816 1.54406L23.8142 1.37081L23.3144 1.21264L22.7988 1.06201L22.2507 0.92643L21.6865 0.790855L21.1063 0.662812L20.5019 0.549833L19.8814 0.444385L19.2446 0.354002L18.6 0.27115L17.9312 0.195831L17.2622 0.135575L16.5772 0.0903835L15.8922 0.0451917L15.1991 0.0150639L14.498 0L13.7969 0L13.1039 0L12.4026 0.0150639L11.7097 0.0451917L11.0166 0.0903835L10.3396 0.135575L9.66265 0.195831L9.00184 0.27115L8.35711 0.354002L7.72046 0.444385L7.09991 0.549833L6.49551 0.662812L5.9072 0.790855L5.34308 0.92643L4.80312 1.06201L4.28735 1.21264L3.78771 1.37081L3.32029 1.54406L2.8851 1.70975L2.46603 1.89053L2.0792 2.07881L1.72461 2.27465L1.4103 2.47048L1.11213 2.67385L0.846188 2.88473L0.620538 3.09563L0.427123 3.31406L0.274004 3.53248L0.15312 3.75091L0.0644714 3.97686L0.0161179 4.19529L0 4.42878L0.0161179 4.64722L0.0644714 4.87317L0.15312 5.0916L0.274004 5.31003L0.427123 5.53598L0.620538 5.75441L0.846188 5.96531L1.11213 6.16866L1.4103 6.37203L1.72461 6.56786L2.0792 6.7637L2.46603 6.95952L2.8851 7.1403L3.32029 7.30599L3.78771 7.47169L4.28735 7.6374L4.80312 7.7805L5.34308 7.92362L5.9072 8.05919L6.49551 8.1797L7.09991 8.29267L7.72046 8.39813L8.35711 8.49604L9.00184 8.57888L9.66265 8.64669L10.3396 8.70693L11.0166 8.75966L11.7097 8.79731L12.4026 8.83499L13.1039 8.85005L13.7969 8.85757L14.498 8.85005L15.1991 8.83499L15.8922 8.79731L16.5772 8.75966L17.2622 8.70693L17.9312 8.64669L18.6 8.57888L19.2446 8.49604L19.8814 8.39813L20.5019 8.29267L21.1063 8.1797L21.6865 8.05919L22.2507 7.92362L22.7988 7.7805L23.3144 7.6374L23.8142 7.47169L24.2816 7.30599L24.7167 7.1403L25.1277 6.95952L25.5147 6.7637L25.8692 6.56786L26.1915 6.37203L26.4816 6.16866L26.7556 5.96531L26.9733 5.75441L27.1667 5.53598L27.3199 5.31003L27.4487 5.0916L27.5374 4.87317L27.5857 4.64722Z" calligra:nodeTypes="ccccccccccccccccccccccccccccccccccccccccccccccccccccccccccccccccccccccccccccccccccccccccccccccccccccccccccccccccccccccccccccc"/>
          <draw:path draw:style-name="gr16" xml:id="shape-142" draw:id="shape-142" draw:layer="Underlying" svg:width="28.49581748179pt" svg:height="9.77179069362pt" svg:x="229.89016203800pt" svg:y="256.26579926549pt" svg:viewBox="0 0 28 10" svg:d="M28.4958 4.88588L28.4707 4.6323L28.4207 4.38715L28.3202 4.14201L28.2032 3.89688L28.0442 3.65175L27.8349 3.41506L27.609 3.18682L27.333 2.95859L27.0401 2.73881L26.7055 2.50211L26.3375 2.29925L25.9357 2.09636L25.5175 1.88504L25.0574 1.69908L24.5721 1.50464L24.0618 1.34405L23.5178 1.17499L22.9657 1.01437L22.3883 0.870668L21.7777 0.735419L21.1501 0.608623L20.5226 0.498732L19.8619 0.388843L19.1925 0.295859L18.5064 0.21978L17.8121 0.152156L17.1092 0.0929841L16.3982 0.0591716L15.687 0.0169062L14.9591 0L14.2396 0L13.5201 0L12.8006 0.0169062L12.0727 0.0591716L11.3783 0.0929841L10.6671 0.152156L9.98109 0.21978L9.29505 0.295859L8.61737 0.388843L7.9648 0.498732L7.32896 0.608623L6.70147 0.735419L6.0991 0.870668L5.52181 1.01437L4.96127 1.17499L4.42582 1.34405L3.91548 1.50464L3.43023 1.69908L2.97006 1.88504L2.54339 2.09636L2.15016 2.29925L1.78203 2.50211L1.44739 2.73881L1.14619 2.95859L0.87847 3.18682L0.644212 3.41506L0.443419 3.65175L0.284457 3.89688L0.150596 4.14201L0.066931 4.38715L0.0167328 4.6323L0 4.88588L0.0167328 5.13102L0.066931 5.37617L0.150596 5.62131L0.284457 5.86645L0.443419 6.10314L0.644212 6.33981L0.87847 6.57652L1.14619 6.80475L1.44739 7.03298L1.78203 7.25276L2.15016 7.46409L2.54339 7.66695L2.97006 7.87829L3.43023 8.06426L3.91548 8.25868L4.42582 8.42774L4.96127 8.58835L5.52181 8.74895L6.0991 8.89266L6.70147 9.02792L7.32896 9.15471L7.9648 9.26459L8.61737 9.37449L9.29505 9.46748L9.98109 9.54355L10.6671 9.60272L11.3783 9.67034L12.0727 9.70415L12.8006 9.74642L13.5201 9.76333L14.2396 9.77179L14.9591 9.76333L15.687 9.74642L16.3982 9.70415L17.1092 9.67034L17.8121 9.60272L18.5064 9.54355L19.1925 9.46748L19.8619 9.37449L20.5226 9.26459L21.1501 9.15471L21.7777 9.02792L22.3883 8.89266L22.9657 8.74895L23.5178 8.58835L24.0618 8.42774L24.5721 8.25868L25.0574 8.06426L25.5175 7.87829L25.9357 7.66695L26.3375 7.46409L26.7055 7.25276L27.0401 7.03298L27.333 6.80475L27.609 6.57652L27.8349 6.33981L28.0442 6.10314L28.2032 5.86645L28.3202 5.62131L28.4207 5.37617L28.4707 5.13102Z" calligra:nodeTypes="ccccccccccccccccccccccccccccccccccccccccccccccccccccccccccccccccccccccccccccccccccccccccccccccccccccccccccccccccccccccccccccc"/>
          <draw:path draw:style-name="gr15" xml:id="shape-143" draw:id="shape-143" draw:layer="Underlying" svg:width="28.49581748179pt" svg:height="7.66186945636pt" svg:x="229.89016203800pt" svg:y="254.39021569314pt" svg:viewBox="0 0 28 8" svg:d="M0 0L0 7.66187L28.4958 7.66187L28.4958 0Z" calligra:nodeTypes="ccccc"/>
          <draw:path draw:style-name="gr17" xml:id="shape-144" draw:id="shape-144" draw:layer="Underlying" svg:width="27.60995412492pt" svg:height="8.85756852677pt" svg:x="229.89016203800pt" svg:y="249.44925104000pt" svg:viewBox="0 0 28 9" svg:d="M27.61 4.42878L27.5857 4.19529L27.5374 3.96934L27.4487 3.75091L27.3199 3.53248L27.1667 3.31406L26.9733 3.09563L26.7556 2.87721L26.4816 2.67385L26.1915 2.47048L25.8692 2.27465L25.5147 2.07881L25.1277 1.89053L24.7167 1.70975L24.2816 1.53652L23.8142 1.37081L23.3144 1.21264L22.7988 1.06201L22.2507 0.918898L21.6865 0.790855L21.1063 0.662812L20.5019 0.549833L19.8814 0.444385L19.2446 0.34647L18.6 0.263618L17.9312 0.195831L17.2622 0.135575L16.5772 0.0828514L15.8922 0.0451917L15.1991 0.0150639L14.498 0L13.7969 0L13.1039 0L12.4026 0.0150639L11.7097 0.0451917L11.0166 0.0828514L10.3396 0.135575L9.66265 0.195831L9.00184 0.263618L8.35711 0.34647L7.72046 0.444385L7.09991 0.549833L6.49551 0.662812L5.9072 0.790855L5.34308 0.918898L4.80312 1.06201L4.28735 1.21264L3.78771 1.37081L3.32029 1.53652L2.8851 1.70975L2.46603 1.89053L2.0792 2.07881L1.72461 2.27465L1.4103 2.47048L1.11213 2.67385L0.846188 2.87721L0.620538 3.09563L0.427123 3.31406L0.274004 3.53248L0.15312 3.75091L0.0644714 3.96934L0.0161179 4.19529L0 4.42878L0.0161179 4.64722L0.0644714 4.86565L0.15312 5.0916L0.274004 5.31003L0.427123 5.53598L0.620538 5.74688L0.846188 5.95777L1.11213 6.16866L1.4103 6.37203L1.72461 6.56786L2.0792 6.7637L2.46603 6.95952L2.8851 7.1403L3.32029 7.30599L3.78771 7.47169L4.28735 7.62986L4.80312 7.7805L5.34308 7.92362L5.9072 8.05919L6.49551 8.1797L7.09991 8.29267L7.72046 8.39813L8.35711 8.48851L9.00184 8.57888L9.66265 8.64669L10.3396 8.70693L11.0166 8.75212L11.7097 8.79731L12.4026 8.82744L13.1039 8.84251L13.7969 8.85757L14.498 8.84251L15.1991 8.82744L15.8922 8.79731L16.5772 8.75212L17.2622 8.70693L17.9312 8.64669L18.6 8.57888L19.2446 8.48851L19.8814 8.39813L20.5019 8.29267L21.1063 8.1797L21.6865 8.05919L22.2507 7.92362L22.7988 7.7805L23.3144 7.62986L23.8142 7.47169L24.2816 7.30599L24.7167 7.1403L25.1277 6.95952L25.5147 6.7637L25.8692 6.56786L26.1915 6.37203L26.4816 6.16866L26.7556 5.95777L26.9733 5.74688L27.1667 5.53598L27.3199 5.31003L27.4487 5.0916L27.5374 4.86565L27.5857 4.64722Z" calligra:nodeTypes="ccccccccccccccccccccccccccccccccccccccccccccccccccccccccccccccccccccccccccccccccccccccccccccccccccccccccccccccccccccccccccccc"/>
          <draw:path draw:style-name="gr16" xml:id="shape-145" draw:id="shape-145" draw:layer="Underlying" svg:width="28.69729380928pt" svg:height="9.05159462990pt" svg:x="229.89016203800pt" svg:y="249.54840083237pt" svg:viewBox="0 0 29 9" svg:d="M28.672 4.48231L28.6468 4.24517L28.5964 4.01591L28.4952 3.78665L28.3775 3.5574L28.2174 3.32814L28.007 3.10679L27.7796 2.89335L27.5019 2.67991L27.2073 2.46647L26.8706 2.25301L26.5001 2.06329L26.096 1.86565L25.6752 1.67593L25.2123 1.4941L24.724 1.32809L24.2104 1.16209L23.6633 1.01188L23.1077 0.86168L22.5268 0.72729L21.9123 0.5929L21.2809 0.47432L20.6496 0.37155L19.9846 0.276686L19.3111 0.181822L18.6208 0.110675L17.9222 0.0553373L17.215 0L17.1392 0L11.5161 0L11.4485 0L10.7331 0.0553373L10.0428 0.110675L9.35249 0.181822L8.67063 0.276686L8.01402 0.37155L7.37424 0.47432L6.74289 0.5929L6.1368 0.72729L5.55595 0.86168L4.99192 1.01188L4.45317 1.16209L3.93967 1.32809L3.45142 1.4941L2.98842 1.67593L2.5591 1.86565L2.16346 2.06329L1.79305 2.25301L1.45633 2.46647L1.15328 2.67991L0.8839 2.89335L0.648193 3.10679L0.446159 3.32814L0.286215 3.5574L0.151526 3.78665L0.0673446 4.01591L0.0168362 4.24517L0 4.48231L0.0168362 4.70368L0.0673446 4.94082L0.151526 5.1701L0.286215 5.39143L0.446159 5.62068L0.648193 5.84995L0.8839 6.06339L1.15328 6.27684L1.45633 6.49027L1.79305 6.6958L2.16346 6.89344L2.5591 7.08318L2.98842 7.2729L3.45142 7.45472L3.93967 7.62863L4.45317 7.79466L4.99192 7.93694L5.55595 8.09504L6.1368 8.22154L6.74289 8.35593L7.37424 8.47451L8.01402 8.57728L8.67063 8.68004L9.35249 8.767L10.0428 8.83816L10.7331 8.9014L11.4485 8.95674L12.1473 8.99627L12.8797 9.01996L13.6036 9.0437L14.3276 9.05159L15.0516 9.0437L15.7838 9.01996L16.4995 8.99627L17.215 8.95674L17.9222 8.9014L18.6208 8.83816L19.3111 8.767L19.9846 8.68004L20.6496 8.57728L21.2809 8.47451L21.9123 8.35593L22.5268 8.22154L23.1077 8.09504L23.6633 7.93694L24.2104 7.79466L24.724 7.62863L25.2123 7.45472L25.6752 7.2729L26.096 7.08318L26.5001 6.89344L26.8706 6.6958L27.2073 6.49027L27.5019 6.27684L27.7796 6.06339L28.007 5.84995L28.2174 5.62068L28.3775 5.39143L28.4952 5.1701L28.5964 4.94082L28.6468 4.70368ZM28.6973 4.26097" calligra:nodeTypes="ccccccccccccccccccccccccccccccccccccccccccccccccccccccccccccccccccccccccccccccccccccccccccccccccccccccccccccccccccccccccc"/>
          <draw:path draw:style-name="gr18" xml:id="shape-146" draw:id="shape-146" draw:layer="Underlying" svg:width="9.80764992400pt" svg:height="2.93289388060pt" svg:x="244.29993186255pt" svg:y="250.81256068510pt" svg:viewBox="0 0 10 3" svg:d="M0 2.28027L2.17462 2.93289L7.4409 0.975009L9.80765 1.61978L8.52383 0L2.36676 0L4.89946 0.487503Z" calligra:nodeTypes="cccccccc"/>
          <draw:path draw:style-name="gr18" xml:id="shape-147" draw:id="shape-147" draw:layer="Underlying" svg:width="9.73795320946pt" svg:height="2.97270690252pt" svg:x="234.17839055804pt" svg:y="254.39021569314pt" svg:viewBox="0 0 10 3" svg:d="M9.73795 0.627822L7.56816 0L2.52561 1.88346L0 1.25565L1.2498 2.97271L7.56816 2.97271L4.8603 2.34488Z" calligra:nodeTypes="cccccccc"/>
          <draw:path draw:style-name="gr18" xml:id="shape-148" draw:id="shape-148" draw:layer="Underlying" svg:width="9.80764992400pt" svg:height="2.87038518083pt" svg:x="234.69066448529pt" svg:y="250.64731103115pt" svg:viewBox="0 0 10 3" svg:d="M0 0.640438L2.1659 0L7.4409 1.75155L9.80765 1.27316L8.53257 2.87039L2.35803 2.87039L4.89073 2.39199Z" calligra:nodeTypes="cccccccc"/>
          <draw:path draw:style-name="gr18" xml:id="shape-149" draw:id="shape-149" draw:layer="Underlying" svg:width="9.73795320946pt" svg:height="2.87038518083pt" svg:x="243.95290758925pt" svg:y="254.72897748374pt" svg:viewBox="0 0 10 3" svg:d="M9.73795 2.22995L7.57684 2.87039L2.51693 0.956798L0 1.59724L1.25846 0L7.57684 0L4.8603 0.470683Z" calligra:nodeTypes="cccccccc"/>
          <draw:path draw:style-name="gr14" xml:id="shape-150" draw:id="shape-150" draw:layer="Underlying" svg:width="9.80764992400pt" svg:height="2.87038518083pt" svg:x="244.47344399920pt" svg:y="250.98607282175pt" svg:viewBox="0 0 10 3" svg:d="M0 2.22223L2.18336 2.87039L7.43215 0.956798L9.80765 1.58952L8.52383 0L2.34929 0L4.89946 0.470683Z" calligra:nodeTypes="cccccccc"/>
          <draw:path draw:style-name="gr14" xml:id="shape-151" draw:id="shape-151" draw:layer="Underlying" svg:width="9.80764992400pt" svg:height="2.97270690252pt" svg:x="234.34364021199pt" svg:y="254.56372782979pt" svg:viewBox="0 0 10 3" svg:d="M9.80765 0.62026L7.61556 0L2.53269 1.86834L0 1.24808L1.27508 2.97271L7.61556 2.97271L4.89946 2.34488Z" calligra:nodeTypes="cccccccc"/>
          <draw:path draw:style-name="gr14" xml:id="shape-152" draw:id="shape-152" draw:layer="Underlying" svg:width="9.73795320946pt" svg:height="2.93289388060pt" svg:x="234.85591413924pt" svg:y="250.81256068510pt" svg:viewBox="0 0 10 3" svg:d="M0 0.644763L2.16109 0L7.39458 1.7849L9.73795 1.28952L8.4708 2.93289L2.34335 2.93289L4.86897 2.43752Z" calligra:nodeTypes="cccccccc"/>
          <draw:path draw:style-name="gr14" xml:id="shape-153" draw:id="shape-153" draw:layer="Underlying" svg:width="9.80764992400pt" svg:height="2.87038518083pt" svg:x="244.12641972591pt" svg:y="254.91075210309pt" svg:viewBox="0 0 10 3" svg:d="M9.80765 2.22223L7.63303 2.87039L2.55017 0.949082L0 1.5818L1.27508 0L7.63303 0L4.90819 0.470683Z" calligra:nodeTypes="cccccccc"/>
          <draw:path draw:style-name="gr16" xml:id="shape-154" draw:id="shape-154" draw:layer="Underlying" svg:width="0.00000000000pt" svg:height="6.80828000000pt" svg:x="229.89016203800pt" svg:y="254.22496603919pt" svg:viewBox="0 0 0 7" svg:d="M0 0L0 6.80828" calligra:nodeTypes="cc"/>
          <draw:path draw:style-name="gr11" xml:id="shape-155" draw:id="shape-155" draw:layer="Underlying" svg:width="0.00000000000pt" svg:height="6.80828000000pt" svg:x="258.02391562320pt" svg:y="254.22496603919pt" svg:viewBox="0 0 0 7" svg:d="M0 0L0 6.80828" calligra:nodeTypes="cc"/>
          <draw:glue-point draw:id="4" svg:x="-0.1001%" svg:y="-50%"/>
          <draw:glue-point draw:id="5" svg:x="-0.0101%" svg:y="50%"/>
          <draw:glue-point draw:id="6" svg:x="-50%" svg:y="-0.2101%"/>
          <draw:glue-point draw:id="7" svg:x="50%" svg:y="0%"/>
          <draw:glue-point draw:id="8" svg:x="-0.0301%" svg:y="-0.0501%"/>
        </draw:g>
        <draw:g draw:style-name="gr4" xml:id="shape-156" draw:id="shape-156" draw:name="ROUTER_C" svg:y="219.68541995000pt">
          <draw:path draw:style-name="gr15" xml:id="shape-157" draw:id="shape-157" draw:layer="Underlying" svg:width="25.13193613478pt" svg:height="8.09858089072pt" svg:x="347.81162616600pt" svg:y="225.83061135336pt" svg:viewBox="0 0 25 8" svg:d="M25.1319 4.04929L25.1098 3.83581L25.0659 3.6361L24.9852 3.42951L24.8678 3.2298L24.7284 3.03008L24.5524 2.83037L24.3542 2.63754L24.1048 2.44473L23.8408 2.25879L23.5474 2.07975L23.2247 1.90068L22.8725 1.72853L22.4983 1.56324L22.1023 1.41175L21.6768 1.25335L21.2219 1.10873L20.7525 0.971006L20.2537 0.847046L19.7402 0.723088L19.212 0.606017L18.6618 0.502718L18.097 0.406306L17.5174 0.323668L16.9306 0.247915L16.3218 0.17905L15.7129 0.123958L15.0893 0.0826387L14.4659 0.0413192L13.835 0.0137731L13.1968 0L12.5586 0L11.9277 0L11.2895 0.0137731L10.6587 0.0413192L10.0277 0.0826387L9.41161 0.123958L8.79542 0.17905L8.19391 0.247915L7.60705 0.323668L7.02754 0.406306L6.46269 0.502718L5.91252 0.606017L5.37702 0.723088L4.86353 0.847046L4.37203 0.971006L3.90255 1.10873L3.44775 1.25335L3.02228 1.41175L2.62615 1.56324L2.2447 1.72853L1.89259 1.90068L1.56982 2.07975L1.28372 2.25879L1.01232 2.44473L0.770241 2.63754L0.564844 2.83037L0.388789 3.03008L0.249411 3.2298L0.139377 3.42951L0.058685 3.6361L0.0146712 3.83581L0 4.04929L0.0146712 4.249L0.058685 4.45559L0.139377 4.65531L0.249411 4.85502L0.388789 5.06161L0.564844 5.26132L0.770241 5.45416L1.01232 5.64008L1.28372 5.82603L1.56982 6.00508L1.89259 6.18412L2.2447 6.36317L2.62615 6.52846L3.02228 6.67996L3.44775 6.83146L3.90255 6.98296L4.37203 7.11381L4.86353 7.24466L5.37702 7.36861L5.91252 7.4788L6.46269 7.58209L7.02754 7.67851L7.60705 7.76803L8.19391 7.84378L8.79542 7.90576L9.41161 7.96085L10.0277 8.00906L10.6587 8.04348L11.2895 8.07793L11.9277 8.0917L12.5586 8.09858L13.1968 8.0917L13.835 8.07793L14.4659 8.04348L15.0893 8.00906L15.7129 7.96085L16.3218 7.90576L16.9306 7.84378L17.5174 7.76803L18.097 7.67851L18.6618 7.58209L19.212 7.4788L19.7402 7.36861L20.2537 7.24466L20.7525 7.11381L21.2219 6.98296L21.6768 6.83146L22.1023 6.67996L22.4983 6.52846L22.8725 6.36317L23.2247 6.18412L23.5474 6.00508L23.8408 5.82603L24.1048 5.64008L24.3542 5.45416L24.5524 5.26132L24.7284 5.06161L24.8678 4.85502L24.9852 4.65531L25.0659 4.45559L25.1098 4.249Z" calligra:nodeTypes="ccccccccccccccccccccccccccccccccccccccccccccccccccccccccccccccccccccccccccccccccccccccccccccccccccccccccccccccccccccccccccccc"/>
          <draw:path draw:style-name="gr16" xml:id="shape-158" draw:id="shape-158" draw:layer="Underlying" svg:width="25.93827321520pt" svg:height="8.93446189636pt" svg:x="347.81162616600pt" svg:y="225.83061135336pt" svg:viewBox="0 0 26 9" svg:d="M25.9383 4.46723L25.9155 4.23537L25.8698 4.01123L25.7785 3.7871L25.6719 3.56296L25.5272 3.33883L25.3367 3.12243L25.131 2.91375L24.8798 2.70508L24.6132 2.50413L24.3086 2.28771L23.9736 2.10223L23.6079 1.91673L23.2273 1.72352L22.8083 1.55348L22.3668 1.37571L21.9021 1.22888L21.4071 1.0743L20.9045 0.927453L20.379 0.796063L19.8231 0.672402L19.2518 0.556471L18.6807 0.455997L18.0792 0.355524L17.4699 0.270508L16.8454 0.200948L16.2134 0.139118L15.5737 0.0850164L14.9264 0.0541013L14.279 0.0154575L13.6166 0L12.9616 0L12.3066 0L11.6517 0.0154575L10.9891 0.0541013L10.3571 0.0850164L9.70974 0.139118L9.08527 0.200948L8.4608 0.270508L7.84395 0.355524L7.24994 0.455997L6.67116 0.556471L6.1 0.672402L5.55169 0.796063L5.02622 0.927453L4.51598 1.0743L4.02859 1.22888L3.56406 1.37571L3.12235 1.55348L2.7035 1.72352L2.31511 1.91673L1.95719 2.10223L1.62209 2.28771L1.31748 2.50413L1.04331 2.70508L0.799626 2.91375L0.586393 3.12243L0.403621 3.33883L0.258926 3.56296L0.137079 3.7871L0.0609238 4.01123L0.015231 4.23537L0 4.46723L0.015231 4.69136L0.0609238 4.9155L0.137079 5.13963L0.258926 5.36377L0.403621 5.58017L0.586393 5.79657L0.799626 6.01298L1.04331 6.22166L1.31748 6.43033L1.62209 6.63128L1.95719 6.8245L2.31511 7.00998L2.7035 7.20321L3.12235 7.37325L3.56406 7.55101L4.02859 7.70558L4.51598 7.85243L5.02622 7.99927L5.55169 8.13067L6.1 8.25433L6.67116 8.37026L7.24994 8.47073L7.84395 8.57121L8.4608 8.65623L9.08527 8.72578L9.70974 8.77989L10.3571 8.84171L10.9891 8.87263L11.6517 8.91127L12.3066 8.92673L12.9616 8.93446L13.6166 8.92673L14.279 8.91127L14.9264 8.87263L15.5737 8.84171L16.2134 8.77989L16.8454 8.72578L17.4699 8.65623L18.0792 8.57121L18.6807 8.47073L19.2518 8.37026L19.8231 8.25433L20.379 8.13067L20.9045 7.99927L21.4071 7.85243L21.9021 7.70558L22.3668 7.55101L22.8083 7.37325L23.2273 7.20321L23.6079 7.00998L23.9736 6.8245L24.3086 6.63128L24.6132 6.43033L24.8798 6.22166L25.131 6.01298L25.3367 5.79657L25.5272 5.58017L25.6719 5.36377L25.7785 5.13963L25.8698 4.9155L25.9155 4.69136Z" calligra:nodeTypes="ccccccccccccccccccccccccccccccccccccccccccccccccccccccccccccccccccccccccccccccccccccccccccccccccccccccccccccccccccccccccccccc"/>
          <draw:path draw:style-name="gr15" xml:id="shape-159" draw:id="shape-159" draw:layer="Underlying" svg:width="25.93827321520pt" svg:height="6.22696891484pt" svg:x="347.81162616600pt" svg:y="224.13975262783pt" svg:viewBox="0 0 26 6" svg:d="M0 0L0 6.22697L25.9383 6.22697L25.9383 0Z" calligra:nodeTypes="ccccc"/>
          <draw:path draw:style-name="gr17" xml:id="shape-160" draw:id="shape-160" draw:layer="Underlying" svg:width="25.13193613478pt" svg:height="8.09858089072pt" svg:x="347.81162616600pt" svg:y="219.68541995000pt" svg:viewBox="0 0 25 8" svg:d="M25.1319 4.04929L25.1098 3.83581L25.0659 3.62922L24.9852 3.42951L24.8678 3.2298L24.7284 3.03008L24.5524 2.83037L24.3542 2.63067L24.1048 2.44473L23.8408 2.25879L23.5474 2.07975L23.2247 1.90068L22.8725 1.72853L22.4983 1.56324L22.1023 1.40486L21.6768 1.25335L21.2219 1.10873L20.7525 0.971006L20.2537 0.84016L19.7402 0.723088L19.212 0.606017L18.6618 0.502718L18.097 0.406306L17.5174 0.316782L16.9306 0.241028L16.3218 0.17905L15.7129 0.123958L15.0893 0.0757521L14.4659 0.0413192L13.835 0.0137731L13.1968 0L12.5586 0L11.9277 0L11.2895 0.0137731L10.6587 0.0413192L10.0277 0.0757521L9.41161 0.123958L8.79542 0.17905L8.19391 0.241028L7.60705 0.316782L7.02754 0.406306L6.46269 0.502718L5.91252 0.606017L5.37702 0.723088L4.86353 0.84016L4.37203 0.971006L3.90255 1.10873L3.44775 1.25335L3.02228 1.40486L2.62615 1.56324L2.2447 1.72853L1.89259 1.90068L1.56982 2.07975L1.28372 2.25879L1.01232 2.44473L0.770241 2.63067L0.564844 2.83037L0.388789 3.03008L0.249411 3.2298L0.139377 3.42951L0.058685 3.62922L0.0146712 3.83581L0 4.04929L0.0146712 4.249L0.058685 4.44872L0.139377 4.65531L0.249411 4.85502L0.388789 5.06161L0.564844 5.25445L0.770241 5.44725L1.01232 5.64008L1.28372 5.82603L1.56982 6.00508L1.89259 6.18412L2.2447 6.36317L2.62615 6.52846L3.02228 6.67996L3.44775 6.83146L3.90255 6.97608L4.37203 7.11381L4.86353 7.24466L5.37702 7.36861L5.91252 7.4788L6.46269 7.58209L7.02754 7.67851L7.60705 7.76115L8.19391 7.84378L8.79542 7.90576L9.41161 7.96085L10.0277 8.00217L10.6587 8.04348L11.2895 8.07103L11.9277 8.08481L12.5586 8.09858L13.1968 8.08481L13.835 8.07103L14.4659 8.04348L15.0893 8.00217L15.7129 7.96085L16.3218 7.90576L16.9306 7.84378L17.5174 7.76115L18.097 7.67851L18.6618 7.58209L19.212 7.4788L19.7402 7.36861L20.2537 7.24466L20.7525 7.11381L21.2219 6.97608L21.6768 6.83146L22.1023 6.67996L22.4983 6.52846L22.8725 6.36317L23.2247 6.18412L23.5474 6.00508L23.8408 5.82603L24.1048 5.64008L24.3542 5.44725L24.5524 5.25445L24.7284 5.06161L24.8678 4.85502L24.9852 4.65531L25.0659 4.44872L25.1098 4.249Z" calligra:nodeTypes="ccccccccccccccccccccccccccccccccccccccccccccccccccccccccccccccccccccccccccccccccccccccccccccccccccccccccccccccccccccccccccccc"/>
          <draw:path draw:style-name="gr16" xml:id="shape-161" draw:id="shape-161" draw:layer="Underlying" svg:width="25.11700626213pt" svg:height="8.27598031287pt" svg:x="347.81162616600pt" svg:y="219.77480455223pt" svg:viewBox="0 0 25 8" svg:d="M25.0949 4.09823L25.0728 3.88141L25.0286 3.67179L24.9401 3.46218L24.8371 3.25257L24.697 3.04296L24.5127 2.84057L24.3138 2.64542L24.0707 2.45027L23.8128 2.25512L23.5182 2.05996L23.194 1.88649L22.8403 1.70579L22.4719 1.53233L22.0668 1.36608L21.6394 1.21429L21.1898 1.06251L20.711 0.925176L20.2248 0.787845L19.7163 0.664969L19.1785 0.542095L18.6259 0.433676L18.0734 0.339713L17.4913 0.252977L16.9018 0.166242L16.2976 0.101191L15.6862 0.0505956L15.0672 0L15.0009 0L10.0793 0L10.0202 0L9.394 0.0505956L8.78984 0.101191L8.18567 0.166242L7.58887 0.252977L7.01418 0.339713L6.45423 0.433676L5.90164 0.542095L5.37116 0.664969L4.86277 0.787845L4.36912 0.925176L3.89758 1.06251L3.44815 1.21429L3.02081 1.36608L2.61558 1.53233L2.23983 1.70579L1.89353 1.88649L1.56935 2.05996L1.27464 2.25512L1.00939 2.45027L0.773624 2.64542L0.567324 2.84057L0.390495 3.04296L0.250507 3.25257L0.132621 3.46218L0.0589427 3.67179L0.0147357 3.88141L0 4.09823L0.0147357 4.30062L0.0589427 4.51745L0.132621 4.72708L0.250507 4.92945L0.390495 5.13905L0.567324 5.34868L0.773624 5.54383L1.00939 5.73898L1.27464 5.93413L1.56935 6.12205L1.89353 6.30276L2.23983 6.47623L2.61558 6.64969L3.02081 6.81594L3.44815 6.97495L3.89758 7.12675L4.36912 7.25684L4.86277 7.40139L5.37116 7.51705L5.90164 7.63993L6.45423 7.74834L7.01418 7.84231L7.58887 7.93627L8.18567 8.01577L8.78984 8.08083L9.394 8.13865L10.0202 8.18925L10.6317 8.22539L11.2729 8.24706L11.9064 8.26876L12.5401 8.27598L13.1737 8.26876L13.8147 8.24706L14.4409 8.22539L15.0672 8.18925L15.6862 8.13865L16.2976 8.08083L16.9018 8.01577L17.4913 7.93627L18.0734 7.84231L18.6259 7.74834L19.1785 7.63993L19.7163 7.51705L20.2248 7.40139L20.711 7.25684L21.1898 7.12675L21.6394 6.97495L22.0668 6.81594L22.4719 6.64969L22.8403 6.47623L23.194 6.30276L23.5182 6.12205L23.8128 5.93413L24.0707 5.73898L24.3138 5.54383L24.5127 5.34868L24.697 5.13905L24.8371 4.92945L24.9401 4.72708L25.0286 4.51745L25.0728 4.30062ZM25.117 3.89586" calligra:nodeTypes="ccccccccccccccccccccccccccccccccccccccccccccccccccccccccccccccccccccccccccccccccccccccccccccccccccccccccccccccccccccccccc"/>
          <draw:path draw:style-name="gr18" xml:id="shape-162" draw:id="shape-162" draw:layer="Underlying" svg:width="8.96725161939pt" svg:height="2.38362086407pt" svg:x="360.80218835686pt" svg:y="220.91445823067pt" svg:viewBox="0 0 9 2" svg:d="M0 1.85323L1.98829 2.38362L6.80331 0.792411L8.96725 1.31643L7.79344 0L2.16396 0L4.47964 0.396205Z" calligra:nodeTypes="cccccccc"/>
          <draw:path draw:style-name="gr18" xml:id="shape-163" draw:id="shape-163" draw:layer="Underlying" svg:width="8.90352341273pt" svg:height="2.41598354138pt" svg:x="351.67751021248pt" svg:y="224.13975262783pt" svg:viewBox="0 0 9 2" svg:d="M8.90352 0.510244L6.91966 0L2.3092 1.53073L0 1.02049L1.1427 2.41598L6.91966 2.41598L4.44383 1.90574Z" calligra:nodeTypes="cccccccc"/>
          <draw:path draw:style-name="gr18" xml:id="shape-164" draw:id="shape-164" draw:layer="Underlying" svg:width="8.96725161939pt" svg:height="2.33282329054pt" svg:x="352.13933065734pt" svg:y="220.76548389362pt" svg:viewBox="0 0 9 2" svg:d="M0 0.520497L1.98031 0L6.80331 1.42352L8.96725 1.03472L7.80143 2.33282L2.15596 2.33282L4.47166 1.94402Z" calligra:nodeTypes="cccccccc"/>
          <draw:path draw:style-name="gr18" xml:id="shape-165" draw:id="shape-165" draw:layer="Underlying" svg:width="8.90352341273pt" svg:height="2.33282329054pt" svg:x="360.48934224905pt" svg:y="224.44515001878pt" svg:viewBox="0 0 9 2" svg:d="M8.90352 1.81233L6.9276 2.33282L2.30126 0.777611L0 1.2981L1.15063 0L6.9276 0L4.44383 0.382534Z" calligra:nodeTypes="cccccccc"/>
          <draw:path draw:style-name="gr14" xml:id="shape-166" draw:id="shape-166" draw:layer="Underlying" svg:width="8.96725161939pt" svg:height="2.33282329054pt" svg:x="360.95861141076pt" svg:y="221.07088128458pt" svg:viewBox="0 0 9 2" svg:d="M0 1.80606L1.99626 2.33282L6.7953 0.777611L8.96725 1.29184L7.79344 0L2.14799 0L4.47964 0.382534Z" calligra:nodeTypes="cccccccc"/>
          <draw:path draw:style-name="gr14" xml:id="shape-167" draw:id="shape-167" draw:layer="Underlying" svg:width="8.96725161939pt" svg:height="2.41598354138pt" svg:x="351.82648454953pt" svg:y="224.29617568173pt" svg:viewBox="0 0 9 2" svg:d="M8.96725 0.504098L6.963 0L2.31566 1.51844L0 1.01434L1.16582 2.41598L6.963 2.41598L4.47964 1.90574Z" calligra:nodeTypes="cccccccc"/>
          <draw:path draw:style-name="gr14" xml:id="shape-168" draw:id="shape-168" draw:layer="Underlying" svg:width="8.90352341273pt" svg:height="2.38362086407pt" svg:x="352.28830499439pt" svg:y="220.91445823067pt" svg:viewBox="0 0 9 2" svg:d="M0 0.524012L1.97591 0L6.76095 1.45062L8.90352 1.04802L7.74496 2.38362L2.14255 2.38362L4.45176 1.98102Z" calligra:nodeTypes="cccccccc"/>
          <draw:path draw:style-name="gr14" xml:id="shape-169" draw:id="shape-169" draw:layer="Underlying" svg:width="8.96725161939pt" svg:height="2.33282329054pt" svg:x="360.64576530296pt" svg:y="224.60902178954pt" svg:viewBox="0 0 9 2" svg:d="M8.96725 1.80606L6.97896 2.33282L2.33165 0.771339L0 1.28556L1.16582 0L6.97896 0L4.48761 0.382534Z" calligra:nodeTypes="cccccccc"/>
          <draw:path draw:style-name="gr16" xml:id="shape-170" draw:id="shape-170" draw:layer="Underlying" svg:width="0.00000000000pt" svg:height="6.13774000000pt" svg:x="347.81162616600pt" svg:y="223.99077829078pt" svg:viewBox="0 0 0 6" svg:d="M0 0L0 6.13774" calligra:nodeTypes="cc"/>
          <draw:path draw:style-name="gr11" xml:id="shape-171" draw:id="shape-171" draw:layer="Underlying" svg:width="0.00000000000pt" svg:height="6.13774000000pt" svg:x="373.17450704895pt" svg:y="223.99077829078pt" svg:viewBox="0 0 0 6" svg:d="M0 0L0 6.13774" calligra:nodeTypes="cc"/>
          <draw:glue-point draw:id="4" svg:x="-0.1001%" svg:y="-50%"/>
          <draw:glue-point draw:id="5" svg:x="-0.0101%" svg:y="50%"/>
          <draw:glue-point draw:id="6" svg:x="-50%" svg:y="-0.2101%"/>
          <draw:glue-point draw:id="7" svg:x="50%" svg:y="0%"/>
          <draw:glue-point draw:id="8" svg:x="-0.0301%" svg:y="-0.0501%"/>
        </draw:g>
        <draw:path draw:style-name="gr19" xml:id="shape-172" draw:id="shape-172" draw:layer="Underlying" svg:width="8.77763216880pt" svg:height="12.28895437153pt" svg:x="142.42725718061pt" svg:y="234.75372227316pt" svg:viewBox="0 0 9 12" svg:d="M0 12.289L8.77763 0" calligra:nodeTypes="cc"/>
        <draw:path draw:style-name="gr19" xml:id="shape-173" draw:id="shape-173" draw:layer="Underlying" svg:width="19.83620000000pt" svg:height="0.00000000000pt" svg:x="175.83158811730pt" svg:y="225.13891955372pt" svg:viewBox="0 0 20 0" svg:d="M0 0L19.8362 0" calligra:nodeTypes="cc"/>
        <draw:path draw:style-name="gr19" xml:id="shape-174" draw:id="shape-174" draw:layer="Underlying" svg:width="0.00000000000pt" svg:height="11.15130000000pt" svg:x="244.47565278939pt" svg:y="235.87095125872pt" svg:viewBox="0 0 0 11" svg:d="M0 11.1513L0 0" calligra:nodeTypes="cc"/>
        <draw:path draw:style-name="gr19" xml:id="shape-175" draw:id="shape-175" draw:layer="Underlying" svg:width="16.90200000000pt" svg:height="0.00000000000pt" svg:x="327.43585929150pt" svg:y="226.99344113159pt" svg:viewBox="0 0 17 0" svg:d="M0 0L16.902 0" calligra:nodeTypes="cc"/>
        <draw:g draw:style-name="gr20" xml:id="shape-176" draw:id="shape-176" draw:name="INTERNET" svg:y="204.09837161447pt">
          <draw:path draw:style-name="gr21" xml:id="shape-177" draw:id="shape-177" draw:layer="Underlying" svg:width="66.11946657594pt" svg:height="15.45178874992pt" svg:x="235.94470643787pt" svg:y="204.93953999697pt" svg:viewBox="0 0 66 15" svg:d="M66.1195 7.7259L66.0741 7.33115L65.9382 6.93639L65.7569 6.56044L65.4398 6.16568L65.0319 5.78972L64.5787 5.41377L64.0349 5.03781L63.4004 4.68065L62.7206 4.32349L61.9502 3.96633L61.1345 3.64677L60.1828 3.30841L59.1858 2.98885L58.1435 2.68809L57.0105 2.40612L55.8322 2.12415L54.5633 1.86099L53.2944 1.61661L51.9348 1.39104L50.53 1.16547L49.0798 0.958688L47.5843 0.789508L46.0888 0.620328L44.548 0.469945L42.9165 0.357159L41.3304 0.244372L39.6989 0.150383L38.0221 0.0751912L36.3906 0.0375956L34.7139 0L33.0371 0L31.3603 0L29.6835 0.0375956L28.0067 0.0751912L26.3752 0.150383L24.7439 0.244372L23.1576 0.357159L21.5715 0.469945L20.0307 0.620328L18.4899 0.789508L17.0397 0.958688L15.5895 1.16547L14.1393 1.39104L12.8251 1.61661L11.5109 1.86099L10.242 2.12415L9.10899 2.40612L7.97603 2.68809L6.88839 2.98885L5.93671 3.30841L4.98502 3.64677L4.12397 3.96633L3.35356 4.32349L2.67379 4.68065L2.03932 5.03781L1.4955 5.41377L1.04232 5.78972L0.679775 6.16568L0.362547 6.56044L0.135955 6.93639L0 7.33115L0 7.7259L0 8.10185L0.135955 8.51541L0.362547 8.89136L0.679775 9.28612L1.04232 9.66208L1.4955 10.0192L2.03932 10.3952L2.67379 10.7711L3.35356 11.1283L4.12397 11.4667L4.98502 11.805L5.93671 12.1434L6.88839 12.4442L7.97603 12.7449L9.10899 13.0457L10.242 13.3089L11.5109 13.572L12.8251 13.8163L14.1393 14.0607L15.5895 14.2864L17.0397 14.4743L18.4899 14.6623L20.0307 14.8315L21.5715 14.9631L23.1576 15.0947L24.7439 15.1886L26.3752 15.2827L28.0067 15.3578L29.6835 15.3954L31.3603 15.433L33.0371 15.4518L34.7139 15.433L36.3906 15.3954L38.0221 15.3578L39.6989 15.2827L41.3304 15.1886L42.9165 15.0947L44.548 14.9631L46.0888 14.8315L47.5843 14.6623L49.0798 14.4743L50.53 14.2864L51.9348 14.0607L53.2944 13.8163L54.5633 13.572L55.8322 13.3089L57.0105 13.0457L58.1435 12.7449L59.1858 12.4442L60.1828 12.1434L61.1345 11.805L61.9502 11.4667L62.7206 11.1283L63.4004 10.7711L64.0349 10.3952L64.5787 10.0192L65.0319 9.66208L65.4398 9.28612L65.7569 8.89136L65.9382 8.51541L66.0741 8.10185Z" calligra:nodeTypes="ccccccccccccccccccccccccccccccccccccccccccccccccccccccccccccccccccccccccccccccccccccccccccccccccccccccccccccccccccccccccccccc"/>
          <draw:path draw:style-name="gr21" xml:id="shape-178" draw:id="shape-178" draw:layer="Underlying" svg:width="50.22202262911pt" svg:height="15.45178874992pt" svg:x="199.60733368362pt" svg:y="209.07629798045pt" svg:viewBox="0 0 50 15" svg:d="M50.222 7.7259L50.1772 7.33115L50.0873 6.93639L49.9525 6.56044L49.683 6.16568L49.4135 5.78972L49.0541 5.41377L48.6499 5.03781L48.1557 4.68065L47.6616 4.32349L47.0326 3.96633L46.4038 3.64677L45.685 3.30841L44.9663 2.98885L44.1577 2.68809L43.3042 2.40612L42.4057 2.12415L41.4624 1.86099L40.4741 1.61661L39.4409 1.37224L38.3628 1.16547L37.2847 0.958688L36.1617 0.789508L34.9937 0.620328L33.8257 0.469945L32.6129 0.357159L31.4 0.244372L30.1422 0.150383L28.8844 0.0751912L27.6267 0.0187979L26.3239 0L25.0661 0L23.8533 0L22.5505 0.0187979L21.2927 0.0751912L20.0349 0.150383L18.7771 0.244372L17.5643 0.357159L16.3513 0.469945L15.1835 0.620328L14.0155 0.789508L12.8924 0.958688L11.8143 1.16547L10.7362 1.37224L9.70301 1.61661L8.71474 1.86099L7.77139 2.12415L6.87296 2.40612L6.06438 2.68809L5.21088 2.98885L4.44721 3.30841L3.7734 3.64677L3.14449 3.96633L2.51559 4.32349L2.02146 4.68065L1.52733 5.03781L1.12304 5.41377L0.763663 5.78972L0.494135 6.16568L0.224607 6.56044L0.0898426 6.93639L0 7.33115L0 7.7259L0 8.10185L0.0898426 8.51541L0.224607 8.89136L0.494135 9.26732L0.763663 9.66208L1.12304 10.0192L1.52733 10.3952L2.02146 10.7711L2.51559 11.1283L3.14449 11.4667L3.7734 11.805L4.44721 12.1434L5.21088 12.4442L6.06438 12.7449L6.87296 13.0457L7.77139 13.3089L8.71474 13.5908L9.70301 13.8163L10.7362 14.0607L11.8143 14.2864L12.8924 14.4743L14.0155 14.6623L15.1835 14.8126L16.3513 14.9631L17.5643 15.0947L18.7771 15.1886L20.0349 15.3014L21.2927 15.3578L22.5505 15.3954L23.8533 15.433L25.0661 15.4518L26.3239 15.433L27.6267 15.3954L28.8844 15.3578L30.1422 15.3014L31.4 15.1886L32.6129 15.0947L33.8257 14.9631L34.9937 14.8126L36.1617 14.6623L37.2847 14.4743L38.3628 14.2864L39.4409 14.0607L40.4741 13.8163L41.4624 13.5908L42.4057 13.3089L43.3042 13.0457L44.1577 12.7449L44.9663 12.4442L45.685 12.1434L46.4038 11.805L47.0326 11.4667L47.6616 11.1283L48.1557 10.7711L48.6499 10.3952L49.0541 10.0192L49.4135 9.66208L49.683 9.26732L49.9525 8.89136L50.0873 8.51541L50.1772 8.10185Z" calligra:nodeTypes="ccccccccccccccccccccccccccccccccccccccccccccccccccccccccccccccccccccccccccccccccccccccccccccccccccccccccccccccccccccccccccccc"/>
          <draw:path draw:style-name="gr21" xml:id="shape-179" draw:id="shape-179" draw:layer="Underlying" svg:width="34.23496350094pt" svg:height="12.66539170452pt" svg:x="184.20246244117pt" svg:y="218.53721670191pt" svg:viewBox="0 0 34 13" svg:d="M34.235 6.32326L34.1895 6.00238L34.1442 5.6815L34.0079 5.36061L33.8717 5.03973L33.6901 4.73773L33.4177 4.43572L33.1452 4.13371L32.8274 3.81283L32.4642 3.5297L32.0555 3.24658L31.6015 2.98231L31.1475 2.69919L30.6479 2.43493L30.1032 2.20842L29.5128 1.96304L28.8772 1.73654L28.2416 1.52891L27.5605 1.32128L26.8794 1.13253L26.153 0.943771L25.381 0.792767L24.6092 0.641764L23.8373 0.490761L23.02 0.377508L22.2027 0.283131L21.3855 0.188754L20.5682 0.113253L19.6601 0.0566262L18.8429 0.0188754L17.9801 0L17.0721 0L16.2094 0L15.3466 0.0188754L14.484 0.0566262L13.6213 0.113253L12.804 0.188754L11.9413 0.283131L11.124 0.377508L10.3522 0.490761L9.58033 0.641764L8.80845 0.792767L8.03658 0.943771L7.31011 1.13253L6.58364 1.32128L5.94797 1.52891L5.31232 1.73654L4.67665 1.96304L4.08639 2.20842L3.54154 2.43493L3.0421 2.69919L2.54265 2.98231L2.0886 3.24658L1.72537 3.5297L1.36213 3.81283L0.998897 4.13371L0.771875 4.43572L0.499449 4.73773L0.31783 5.03973L0.181617 5.36061L0.0454045 5.6815L0 6.00238L0 6.32326L0 6.64415L0.0454045 6.96503L0.181617 7.28591L0.31783 7.58791L0.499449 7.9088L0.771875 8.21081L0.998897 8.51282L1.36213 8.81481L1.72537 9.11682L2.0886 9.38108L2.54265 9.66422L3.0421 9.94736L3.54154 10.1927L4.08639 10.4381L4.67665 10.6835L5.31232 10.91L5.94797 11.1365L6.58364 11.3253L7.31011 11.514L8.03658 11.7027L8.80845 11.8537L9.58033 12.0048L10.3522 12.1369L11.124 12.269L11.9413 12.3634L12.804 12.4578L13.6213 12.5332L14.484 12.5899L15.3466 12.6087L16.2094 12.6465L17.0721 12.6654L17.9801 12.6465L18.8429 12.6087L19.6601 12.5899L20.5682 12.5332L21.3855 12.4578L22.2027 12.3634L23.02 12.269L23.8373 12.1369L24.6092 12.0048L25.381 11.8537L26.153 11.7027L26.8794 11.514L27.5605 11.3253L28.2416 11.1365L28.8772 10.91L29.5128 10.6835L30.1032 10.4381L30.6479 10.1927L31.1475 9.94736L31.6015 9.66422L32.0555 9.38108L32.4642 9.11682L32.8274 8.81481L33.1452 8.51282L33.4177 8.21081L33.6901 7.9088L33.8717 7.58791L34.0079 7.28591L34.1442 6.96503L34.1895 6.64415Z" calligra:nodeTypes="ccccccccccccccccccccccccccccccccccccccccccccccccccccccccccccccccccccccccccccccccccccccccccccccccccccccccccccccccccccccccccccc"/>
          <draw:path draw:style-name="gr21" xml:id="shape-180" draw:id="shape-180" draw:layer="Underlying" svg:width="51.76240465552pt" svg:height="13.77089660562pt" svg:x="194.48747941775pt" svg:y="224.18695561452pt" svg:viewBox="0 0 52 14" svg:d="M51.7624 6.86646L51.6711 6.52503L51.58 6.1836L51.4431 5.82321L51.2152 5.48179L50.8959 5.15933L50.531 4.8179L50.1206 4.49544L49.619 4.15402L49.0716 3.85053L48.4787 3.54704L47.8403 3.24354L47.1106 2.94006L46.2898 2.65554L45.4688 2.38998L44.6023 2.12443L43.6901 1.87784L42.7325 1.65023L41.6835 1.44158L40.6347 1.23292L39.5401 1.02427L38.3999 0.853565L37.2142 0.70182L36.074 0.550075L34.8427 0.417298L33.6113 0.322458L32.3344 0.208649L31.0575 0.132777L29.7804 0.0569043L28.4579 0.0189681L27.1354 0L25.8584 0L24.5359 0L23.2133 0.0189681L21.9363 0.0569043L20.6138 0.132777L19.3824 0.208649L18.1054 0.322458L16.8285 0.417298L15.6427 0.550075L14.457 0.70182L13.2712 0.853565L12.1311 1.02427L11.0366 1.23292L10.0332 1.44158L8.98431 1.65023L8.02659 1.87784L7.06887 2.12443L6.20237 2.38998L5.38147 2.65554L4.60617 2.94006L3.87647 3.24354L3.238 3.54704L2.59952 3.85053L2.05225 4.15402L1.55059 4.49544L1.14014 4.8179L0.820901 5.15933L0.501662 5.48179L0.273634 5.82321L0.0912113 6.1836L0 6.52503L0 6.86646L0 7.22685L0.0912113 7.56828L0.273634 7.92867L0.501662 8.2701L0.820901 8.61153L1.14014 8.93398L1.55059 9.25644L2.05225 9.59786L2.59952 9.90135L3.238 10.2048L3.87647 10.5273L4.60617 10.8118L5.38147 11.0964L6.20237 11.3619L7.06887 11.6275L8.02659 11.874L8.98431 12.1016L10.0332 12.3103L11.0366 12.519L12.1311 12.7276L13.2712 12.8983L14.457 13.069L15.6427 13.2018L16.8285 13.3346L18.1054 13.4484L19.3824 13.5432L20.6138 13.6191L21.9363 13.695L23.2133 13.7329L24.5359 13.7709L25.8584 13.7709L27.1354 13.7709L28.4579 13.7329L29.7804 13.695L31.0575 13.6191L32.3344 13.5432L33.6113 13.4484L34.8427 13.3346L36.074 13.2018L37.2142 13.069L38.3999 12.8983L39.5401 12.7276L40.6347 12.519L41.6835 12.3103L42.7325 12.1016L43.6901 11.874L44.6023 11.6275L45.4688 11.3619L46.2898 11.0964L47.1106 10.8118L47.8403 10.5273L48.4787 10.2048L49.0716 9.90135L49.619 9.59786L50.1206 9.25644L50.531 8.93398L50.8959 8.61153L51.2152 8.2701L51.4431 7.92867L51.58 7.56828L51.6711 7.22685Z" calligra:nodeTypes="ccccccccccccccccccccccccccccccccccccccccccccccccccccccccccccccccccccccccccccccccccccccccccccccccccccccccccccccccccccccccccccc"/>
          <draw:path draw:style-name="gr21" xml:id="shape-181" draw:id="shape-181" draw:layer="Underlying" svg:width="76.41551050998pt" svg:height="16.99415801693pt" svg:x="230.77954372716pt" svg:y="226.48515449423pt" svg:viewBox="0 0 76 17" svg:d="M76.4155 8.47735L76.3253 8.04363L76.19 7.62961L75.9644 7.1959L75.6035 6.78188L75.1524 6.34816L74.6562 5.93415L74.0247 5.53985L73.303 5.12584L72.491 4.73155L71.5888 4.35697L70.5964 4.0021L69.5138 3.62752L68.3861 3.27266L67.168 2.95722L65.8599 2.62207L64.5066 2.32634L63.0631 2.03062L61.5745 1.77433L60.0407 1.51804L58.3717 1.28146L56.7478 1.0646L55.0336 0.847735L53.2743 0.670302L51.4248 0.512584L49.6205 0.37458L47.7258 0.256292L45.8764 0.157719L43.9818 0.0788591L42.042 0.0394296L40.1023 0L38.1626 0L36.2681 0L34.3284 0.0394296L32.3887 0.0788591L30.494 0.157719L28.5994 0.256292L26.7499 0.37458L24.9456 0.512584L23.096 0.670302L21.3368 0.847735L19.6226 1.0646L17.9536 1.28146L16.3297 1.51804L14.7959 1.77433L13.3073 2.03062L11.8638 2.32634L10.5105 2.62207L9.20234 2.95722L7.98438 3.27266L6.81154 3.62752L5.77402 4.0021L4.78161 4.35697L3.87942 4.73155L3.06745 5.12584L2.3457 5.53985L1.75927 5.93415L1.21796 6.34816L0.766862 6.78188L0.405985 7.1959L0.180438 7.62961L0.0451095 8.04363L0 8.47735L0.0451095 8.91108L0.180438 9.3448L0.405985 9.77853L0.766862 10.1925L1.21796 10.6263L1.75927 11.0206L2.3457 11.4346L3.06745 11.8289L3.87942 12.2429L4.78161 12.6174L5.77402 12.9724L6.81154 13.3469L7.98438 13.682L9.20234 14.0172L10.5105 14.3326L11.8638 14.6481L13.3073 14.9438L14.7959 15.2198L16.3297 15.4564L17.9536 15.6929L19.6226 15.9295L21.3368 16.107L23.096 16.3041L24.9456 16.4619L26.7499 16.5999L28.5994 16.7182L30.494 16.797L32.3887 16.8955L34.3284 16.935L36.2681 16.9942L38.1626 16.9942L40.1023 16.9942L42.042 16.935L43.9818 16.8955L45.8764 16.797L47.7258 16.7182L49.6205 16.5999L51.4248 16.4619L53.2743 16.3041L55.0336 16.107L56.7478 15.9295L58.3717 15.6929L60.0407 15.4564L61.5745 15.2198L63.0631 14.9438L64.5066 14.6481L65.8599 14.3326L67.168 14.0172L68.3861 13.682L69.5138 13.3469L70.5964 12.9724L71.5888 12.6174L72.491 12.2429L73.303 11.8289L74.0247 11.4346L74.6562 11.0206L75.1524 10.6263L75.6035 10.1925L75.9644 9.77853L76.19 9.3448L76.3253 8.91108Z" calligra:nodeTypes="ccccccccccccccccccccccccccccccccccccccccccccccccccccccccccccccccccccccccccccccccccccccccccccccccccccccccccccccccccccccccccccc"/>
          <draw:path draw:style-name="gr21" xml:id="shape-182" draw:id="shape-182" draw:layer="Underlying" svg:width="49.41082861828pt" svg:height="12.71599185639pt" svg:x="279.62204725469pt" svg:y="209.53593775639pt" svg:viewBox="0 0 49 13" svg:d="M49.4108 6.35801L49.3653 6.04306L49.2745 5.70842L49.1381 5.3738L48.8654 5.05885L48.5926 4.74389L48.2289 4.42895L47.8653 4.13369L47.4107 3.83842L46.8652 3.54316L46.2744 3.26758L45.6379 2.99201L44.9561 2.71643L44.2288 2.46053L43.4106 2.20464L42.5924 1.96842L41.7287 1.7519L40.7742 1.51568L39.8196 1.31884L38.8195 1.122L37.7286 0.944843L36.6831 0.767684L35.5922 0.629895L34.4102 0.492105L33.2739 0.374L32.092 0.275579L30.9102 0.177158L29.6374 0.118105L28.41 0.0590527L27.1827 0.0196842L25.9554 0L24.6827 0L23.4553 0L22.1826 0.0196842L20.9098 0.0590527L19.728 0.118105L18.5007 0.177158L17.2734 0.275579L16.1369 0.374L14.9551 0.492105L13.7732 0.629895L12.7277 0.767684L11.6368 0.944843L10.5913 1.122L9.54578 1.31884L8.59121 1.51568L7.68208 1.7519L6.77296 1.96842L5.95476 2.20464L5.13654 2.46053L4.40925 2.71643L3.7274 2.99201L3.09102 3.26758L2.50008 3.54316L2.00007 3.83842L1.50005 4.13369L1.1364 4.42895L0.772754 4.74389L0.454562 5.05885L0.272737 5.3738L0.0909122 5.70842L0 6.04306L0 6.35801L0 6.65327L0.0909122 6.9879L0.272737 7.32253L0.454562 7.63748L0.772754 7.95243L1.1364 8.26737L1.50005 8.56263L2.00007 8.8579L2.50008 9.15317L3.09102 9.42874L3.7274 9.70432L4.40925 9.9799L5.13654 10.2358L5.95476 10.4917L6.77296 10.7279L7.68208 10.9642L8.59121 11.1806L9.54578 11.3775L10.5913 11.5743L11.6368 11.7514L12.7277 11.9286L13.7732 12.0664L14.9551 12.2042L16.1369 12.3223L17.2734 12.4208L18.5007 12.5192L19.728 12.5783L20.9098 12.6372L22.1826 12.6767L23.4553 12.6963L24.6827 12.716L25.9554 12.6963L27.1827 12.6767L28.41 12.6372L29.6374 12.5783L30.9102 12.5192L32.092 12.4208L33.2739 12.3223L34.4102 12.2042L35.5922 12.0664L36.6831 11.9286L37.7286 11.7514L38.8195 11.5743L39.8196 11.3775L40.7742 11.1806L41.7287 10.9642L42.5924 10.7279L43.4106 10.4917L44.2288 10.2358L44.9561 9.9799L45.6379 9.70432L46.2744 9.42874L46.8652 9.15317L47.4107 8.8579L47.8653 8.56263L48.2289 8.26737L48.5926 7.95243L48.8654 7.63748L49.1381 7.32253L49.2745 6.9879L49.3653 6.65327Z" calligra:nodeTypes="ccccccccccccccccccccccccccccccccccccccccccccccccccccccccccccccccccccccccccccccccccccccccccccccccccccccccccccccccccccccccccccc"/>
          <draw:path draw:style-name="gr21" xml:id="shape-183" draw:id="shape-183" draw:layer="Underlying" svg:width="48.59523444673pt" svg:height="12.71599185639pt" svg:x="286.96201531727pt" svg:y="217.46472389138pt" svg:viewBox="0 0 49 13" svg:d="M48.5952 6.35801L48.5501 6.04306L48.46 5.70842L48.2796 5.3738L48.0994 5.05885L47.8289 4.74389L47.4682 4.42895L47.0625 4.13369L46.6118 3.83842L46.1158 3.54316L45.5299 3.26758L44.8987 2.99201L44.2226 2.71643L43.5013 2.46053L42.735 2.20464L41.9236 1.96842L41.0219 1.7519L40.1204 1.51568L39.1737 1.31884L38.182 1.122L37.1451 0.944843L36.0632 0.787369L34.9813 0.629895L33.8544 0.492105L32.7274 0.393684L31.5554 0.275579L30.3833 0.196842L29.1662 0.118105L27.9941 0.0590527L26.777 0.0196842L25.5148 0L24.2976 0L23.0354 0L21.8182 0.0196842L20.6012 0.0590527L19.384 0.118105L18.2119 0.196842L16.9948 0.275579L15.8227 0.393684L14.6958 0.492105L13.5688 0.629895L12.4869 0.787369L11.4501 0.944843L10.4132 1.122L9.42152 1.31884L8.47487 1.51568L7.57328 1.7519L6.6717 1.96842L5.8152 2.20464L5.09393 2.46053L4.32759 2.71643L3.6514 2.99201L3.06538 3.26758L2.43427 3.54316L1.9384 3.83842L1.48761 4.13369L1.12698 4.42895L0.766344 4.74389L0.49587 5.05885L0.270474 5.3738L0.0901581 5.70842L0 6.04306L0 6.35801L0 6.65327L0.0901581 6.9879L0.270474 7.30285L0.49587 7.6178L0.766344 7.95243L1.12698 8.26737L1.48761 8.56263L1.9384 8.8579L2.43427 9.15317L3.06538 9.42874L3.6514 9.70432L4.32759 9.9799L5.09393 10.2358L5.8152 10.4917L6.6717 10.7279L7.57328 10.9444L8.47487 11.1806L9.42152 11.3775L10.4132 11.5743L11.4501 11.7514L12.4869 11.9089L13.5688 12.0468L14.6958 12.1845L15.8227 12.3027L16.9948 12.4208L18.2119 12.4995L19.384 12.5783L20.6012 12.6372L21.8182 12.6767L23.0354 12.6963L24.2976 12.716L25.5148 12.6963L26.777 12.6767L27.9941 12.6372L29.1662 12.5783L30.3833 12.4995L31.5554 12.4208L32.7274 12.3027L33.8544 12.1845L34.9813 12.0468L36.0632 11.9089L37.1451 11.7514L38.182 11.5743L39.1737 11.3775L40.1204 11.1806L41.0219 10.9444L41.9236 10.7279L42.735 10.4917L43.5013 10.2358L44.2226 9.9799L44.8987 9.70432L45.5299 9.42874L46.1158 9.15317L46.6118 8.8579L47.0625 8.56263L47.4682 8.26737L47.8289 7.95243L48.0994 7.6178L48.2796 7.30285L48.46 6.9879L48.5501 6.65327Z" calligra:nodeTypes="ccccccccccccccccccccccccccccccccccccccccccccccccccccccccccccccccccccccccccccccccccccccccccccccccccccccccccccccccccccccccccccc"/>
          <draw:path draw:style-name="gr21" xml:id="shape-184" draw:id="shape-184" draw:layer="Underlying" svg:width="48.96483632857pt" svg:height="20.60608015257pt" svg:x="282.56709616869pt" svg:y="220.06934928838pt" svg:viewBox="0 0 49 21" svg:d="M48.9648 10.2933L48.8734 9.76893L48.8277 9.24456L48.6449 8.7396L48.462 8.21523L48.1419 7.71027L47.8219 7.20532L47.4104 6.71978L46.9532 6.23425L46.4503 5.74872L45.856 5.30202L45.2617 4.83591L44.5301 4.40864L43.7987 3.98137L43.0671 3.59295L42.1984 3.1851L41.2841 2.83552L40.3697 2.48593L39.4554 2.13635L38.4495 1.84502L37.398 1.55371L36.3007 1.30123L35.2492 1.04875L34.152 0.835117L32.9633 0.640904L31.7746 0.466112L30.5859 0.330162L29.3515 0.194213L28.1628 0.116528L26.9284 0.058264L25.694 0.0194213L24.4596 0L23.2252 0.0194213L21.9907 0.058264L20.7563 0.116528L19.5219 0.194213L18.3332 0.330162L17.1446 0.466112L15.9559 0.640904L14.8129 0.835117L13.67 1.04875L12.5727 1.30123L11.5212 1.55371L10.4696 1.84502L9.4638 2.13635L8.5037 2.48593L7.58933 2.83552L6.72067 3.1851L5.89773 3.59295L5.07479 3.98137L4.34329 4.40864L3.70323 4.83591L3.06316 5.30202L2.46882 5.74872L1.96591 6.23425L1.50872 6.71978L1.14297 7.20532L0.77722 7.71027L0.502908 8.21523L0.274313 8.7396L0.0914377 9.24456L0 9.76893L0 10.2933L0 10.8177L0.0914377 11.342L0.274313 11.847L0.502908 12.3714L0.77722 12.8764L1.14297 13.3619L1.50872 13.8668L1.96591 14.3523L2.46882 14.8184L3.06316 15.2845L3.70323 15.7507L4.34329 16.178L5.07479 16.5858L5.89773 16.9937L6.72067 17.3821L7.58933 17.7511L8.5037 18.1007L9.4638 18.4309L10.4696 18.7416L11.5212 19.0329L12.5727 19.2854L13.67 19.5379L14.8129 19.7515L15.9559 19.9457L17.1446 20.1205L18.3332 20.2565L19.5219 20.373L20.7563 20.4701L21.9907 20.5283L23.2252 20.5672L24.4596 20.6061L25.694 20.5672L26.9284 20.5283L28.1628 20.4701L29.3515 20.373L30.5859 20.2565L31.7746 20.1205L32.9633 19.9457L34.152 19.7515L35.2492 19.5379L36.3007 19.2854L37.398 19.0329L38.4495 18.7416L39.4554 18.4309L40.3697 18.1007L41.2841 17.7511L42.1984 17.3821L43.0671 16.9937L43.7987 16.5858L44.5301 16.178L45.2617 15.7507L45.856 15.2845L46.4503 14.8184L46.9532 14.3523L47.4104 13.8668L47.8219 13.3619L48.1419 12.8764L48.462 12.3714L48.6449 11.847L48.8277 11.342L48.8734 10.8177Z" calligra:nodeTypes="ccccccccccccccccccccccccccccccccccccccccccccccccccccccccccccccccccccccccccccccccccccccccccccccccccccccccccccccccccccccccccccc"/>
          <draw:path draw:style-name="gr21" xml:id="shape-185" draw:id="shape-185" draw:layer="Underlying" svg:width="98.82155681823pt" svg:height="20.60608015257pt" svg:x="211.70468845343pt" svg:y="213.95997059982pt" svg:viewBox="0 0 99 21" svg:d="M98.8216 10.2933L98.7307 9.76893L98.5487 9.24456L98.2304 8.7396L97.7756 8.21523L97.2299 7.71027L96.5478 7.20532L95.7292 6.71978L94.7741 6.21482L93.7281 5.74872L92.5912 5.30202L91.3179 4.83591L89.9536 4.40864L88.4529 3.98137L86.8611 3.57352L85.1785 3.1851L83.4503 2.81609L81.5858 2.46651L79.6303 2.15577L77.6293 1.82561L75.5374 1.53428L73.3545 1.28181L71.1261 1.02933L68.8977 0.815696L66.533 0.621482L64.1681 0.446691L61.7579 0.310742L59.3475 0.194213L56.8918 0.0971066L54.3906 0.0388427L51.8893 0L49.388 0L46.8868 0L44.3856 0.0388427L41.9299 0.0971066L39.4285 0.194213L37.0183 0.310742L34.6081 0.446691L32.2432 0.621482L29.9239 0.815696L27.6501 1.02933L25.4217 1.28181L23.2842 1.53428L21.1468 1.82561L19.1459 2.15577L17.2358 2.46651L15.3257 2.81609L13.5976 3.1851L11.9149 3.57352L10.3233 3.98137L8.82254 4.40864L7.45824 4.83591L6.18487 5.30202L5.04795 5.74872L4.00198 6.21482L3.04696 6.71978L2.22837 7.20532L1.54622 7.71027L1.00049 8.21523L0.545724 8.7396L0.227385 9.24456L0.045477 9.76893L0 10.2933L0.045477 10.8177L0.227385 11.342L0.545724 11.847L1.00049 12.3714L1.54622 12.8764L2.22837 13.3813L3.04696 13.8668L4.00198 14.3523L5.04795 14.8379L6.18487 15.304L7.45824 15.7507L8.82254 16.178L10.3233 16.6052L11.9149 16.9937L13.5976 17.4015L15.3257 17.7706L17.2358 18.1202L19.1459 18.4309L21.1468 18.761L23.2842 19.0524L25.4217 19.3048L27.6501 19.5572L29.9239 19.7709L32.2432 19.9457L34.6081 20.14L37.0183 20.2565L39.4285 20.3924L41.9299 20.4896L44.3856 20.5478L46.8868 20.5866L49.388 20.6061L51.8893 20.5866L54.3906 20.5478L56.8918 20.4896L59.3475 20.3924L61.7579 20.2565L64.1681 20.14L66.533 19.9457L68.8977 19.7709L71.1261 19.5572L73.3545 19.3048L75.5374 19.0524L77.6293 18.761L79.6303 18.4309L81.5858 18.1202L83.4503 17.7706L85.1785 17.4015L86.8611 16.9937L88.4529 16.6052L89.9536 16.178L91.3179 15.7507L92.5912 15.304L93.7281 14.8379L94.7741 14.3523L95.7292 13.8668L96.5478 13.3813L97.2299 12.8764L97.7756 12.3714L98.2304 11.847L98.5487 11.342L98.7307 10.8177Z" calligra:nodeTypes="ccccccccccccccccccccccccccccccccccccccccccccccccccccccccccccccccccccccccccccccccccccccccccccccccccccccccccccccccccccccccccccc">
            <text:p text:style-name="P1">Internet</text:p>
          </draw:path>
          <draw:path draw:style-name="gr21" xml:id="shape-186" draw:id="shape-186" draw:layer="Underlying" svg:width="65.76240851609pt" svg:height="7.85821002741pt" svg:x="236.53371622067pt" svg:y="204.80547839566pt" svg:viewBox="0 0 66 8" svg:d="M32.9723 7.85821L65.7624 6.11615L65.307 5.7185L64.8515 5.35873L64.2595 4.98002L63.5764 4.60131L62.8478 4.24153L62.028 3.9007L61.1627 3.55987L60.2063 3.23796L59.1588 2.91606L58.0659 2.61309L56.8818 2.31012L55.6521 2.06396L54.3769 1.79886L53.0562 1.53377L51.6444 1.32548L50.2326 1.09826L48.7298 0.889966L47.2269 0.719546L45.6329 0.568063L44.0845 0.416579L42.445 0.302967L40.8055 0.20829L39.1204 0.113613L37.4809 0.0568063L35.7959 0.0189354L34.0652 0L32.3802 0L30.6951 0L29.0101 0.0378709L27.3251 0.0946771L25.6401 0.170419L24.0005 0.284032L22.4066 0.378709L20.767 0.511257L19.2186 0.681675L17.6702 0.852095L16.2129 1.04145L14.7556 1.24974L13.2982 1.45802L11.9775 1.70419L10.7023 1.96928L9.42715 2.23438L8.24307 2.51841L7.15007 2.82138L6.05706 3.14328L5.10068 3.46519L4.18985 3.80603L3.37009 4.14686L2.55035 4.50663L1.91276 4.84747L1.27517 5.22618L0.774211 5.60489L0.318792 6.00254L0 6.38125Z" calligra:nodeTypes="ccccccccccccccccccccccccccccccccccccccccccccccccccccccccc"/>
          <draw:path draw:style-name="gr22" xml:id="shape-187" draw:id="shape-187" draw:layer="Underlying" svg:width="65.67130180729pt" svg:height="6.90144833605pt" svg:x="236.53371622067pt" svg:y="204.80547839566pt" svg:viewBox="0 0 66 7" svg:d="M65.6713 6.59425L65.2162 6.18468L64.761 5.77509L64.1694 5.36551L63.4868 4.97641L62.7586 4.58731L61.9395 4.21868L61.0292 3.85007L60.0735 3.48144L59.0268 3.15377L57.9801 2.82612L56.7968 2.49845L55.568 2.21174L54.2937 1.92503L52.9284 1.6588L51.5631 1.41305L50.1523 1.18779L48.6505 0.982995L47.1486 0.778204L45.6013 0.593893L44.0084 0.450539L42.37 0.327665L40.7317 0.22527L39.0933 0.122874L37.4094 0.0614372L35.7256 0.020479L34.0416 0L32.3123 0L30.6284 0L28.99 0.0409582L27.2607 0.102395L25.6223 0.184311L23.9384 0.286707L22.3455 0.409582L20.7526 0.573414L19.1598 0.737247L17.658 0.921558L16.2016 1.10587L14.7454 1.33114L13.289 1.57689L11.9692 1.84311L10.6949 2.12982L9.46613 2.41653L8.23736 2.72371L7.14511 3.0309L6.05287 3.37905L5.09715 3.74767L4.18694 4.09582L3.36776 4.46443L2.59408 4.87402L1.91143 5.24265L1.31979 5.65222L0.773674 6.0618L0.318571 6.47139L0 6.90145" calligra:nodeTypes="ccccccccccccccccccccccccccccccccccccccccccccccccccccccc"/>
          <draw:path draw:style-name="gr21" xml:id="shape-188" draw:id="shape-188" draw:layer="Underlying" svg:width="41.82080301751pt" svg:height="9.42888853216pt" svg:x="199.60733368362pt" svg:y="208.92308472180pt" svg:viewBox="0 0 42 9" svg:d="M25.4267 8.11823L41.8208 1.89752L40.8272 1.64321L39.7433 1.38891L38.6594 1.17372L37.5755 0.9781L36.4013 0.78248L35.227 0.606422L34.0076 0.469488L32.7882 0.352116L31.5688 0.215182L30.3042 0.136934L29.0398 0.078248L27.73 0.019562L26.4203 0L25.1558 0L23.8912 0L22.5815 0.039124L21.3169 0.09781L20.0523 0.176058L18.7878 0.273868L17.5684 0.39124L16.3489 0.528174L15.1747 0.68467L14.0004 0.841166L12.8715 1.03678L11.7424 1.25197L10.7036 1.50628L9.61969 1.74102L8.67127 1.99533L7.72285 2.28876L6.8196 2.58218L5.9615 2.87561L5.14856 3.1886L4.3808 3.54072L3.70335 3.87328L3.07108 4.24496L2.43879 4.61663L1.942 4.98831L1.49037 5.35999L1.03875 5.75123L0.722606 6.14246L0.451629 6.55327L0.225815 6.96407L0.0903257 7.37488L0 7.78568L0 8.19648L0 8.58771L0.135489 9.01809L0.270977 9.42889Z" calligra:nodeTypes="ccccccccccccccccccccccccccccccccccccccccccccccccccc"/>
          <draw:path draw:style-name="gr22" xml:id="shape-189" draw:id="shape-189" draw:layer="Underlying" svg:width="41.64016860419pt" svg:height="9.42888853216pt" svg:x="199.60733368362pt" svg:y="208.92308472180pt" svg:viewBox="0 0 42 9" svg:d="M41.6402 1.85839L40.6036 1.60409L39.5672 1.36934L38.4856 1.15415L37.359 0.958538L36.1873 0.762918L35.0156 0.606422L33.8439 0.449926L32.5821 0.332554L31.3653 0.215182L30.1035 0.136934L28.8416 0.058686L27.5799 0.019562L26.2729 0L25.0112 0L23.7042 0L22.4424 0.039124L21.1356 0.09781L19.8737 0.176058L18.657 0.273868L17.4402 0.410802L16.2235 0.528174L15.0517 0.704232L13.8801 0.860729L12.7534 1.05634L11.6268 1.2911L10.5903 1.50628L9.5538 1.76058L8.56237 2.01489L7.66107 2.30832L6.7147 2.58218L5.90353 2.89517L5.09235 3.20817L4.32625 3.54072L3.65027 3.89284L3.01936 4.26452L2.43352 4.61663L1.89274 4.98831L1.48715 5.37955L1.0365 5.77079L0.675977 6.16204L0.450651 6.57284L0.225326 6.98364L0.0901302 7.37488L0 7.78568L0 8.19648L0.0450651 8.60729L0.135195 9.01809L0.315456 9.42889" calligra:nodeTypes="ccccccccccccccccccccccccccccccccccccccccccccccccc"/>
          <draw:path draw:style-name="gr21" xml:id="shape-190" draw:id="shape-190" draw:layer="Underlying" svg:width="43.44699783200pt" svg:height="7.76669512558pt" svg:x="194.12501185910pt" svg:y="230.83258070834pt" svg:viewBox="0 0 43 8" svg:d="M26.2212 0.22133L0 0L0 0.362178L0.0449762 0.744476L0.134929 1.12677L0.314834 1.48895L0.584691 1.87125L0.899525 2.23343L1.30431 2.5956L1.75407 2.95778L2.24881 3.31996L2.83351 3.66201L3.50815 3.98395L4.18279 4.30589L4.94739 4.62782L5.71199 4.92964L6.56654 5.21133L7.46606 5.49303L8.41056 5.75459L9.40003 6.01617L10.4345 6.25762L11.514 6.45884L12.6383 6.66004L13.7627 6.86125L14.9321 7.02221L16.1465 7.18319L17.4058 7.32403L18.6651 7.44476L19.9245 7.54537L21.2287 7.62584L22.4881 7.68621L23.8374 7.72645L25.1417 7.7667L26.491 7.7667L27.7953 7.74658L29.0996 7.70633L30.4039 7.66609L31.7083 7.60572L33.0126 7.50512L34.2719 7.3844L35.5312 7.28379L36.7456 7.12282L37.915 6.96186L39.0844 6.78077L40.2087 6.59968L41.3332 6.39847L42.4126 6.15701L43.447 5.91556Z" calligra:nodeTypes="ccccccccccccccccccccccccccccccccccccccccccccccccc"/>
          <draw:path draw:style-name="gr22" xml:id="shape-191" draw:id="shape-191" draw:layer="Underlying" svg:width="43.17730590445pt" svg:height="7.76669512558pt" svg:x="194.07970341427pt" svg:y="230.83258070834pt" svg:viewBox="0 0 43 8" svg:d="M0 0L0 0.362178L0.0448363 0.744476L0.179346 1.10665L0.35869 1.48895L0.627708 1.87125L0.986398 2.23343L1.34509 2.5956L1.79346 2.95778L2.28665 3.29983L2.86952 3.6419L3.49723 3.98395L4.12494 4.30589L4.88715 4.6077L5.69421 4.92964L6.50126 5.19121L7.39798 5.47291L8.33955 5.75459L9.32594 5.99605L10.3572 6.2375L11.4333 6.45884L12.5542 6.66004L13.675 6.84112L14.8408 7.02221L16.0514 7.16307L17.3068 7.30391L18.5174 7.44476L19.7728 7.54537L21.0731 7.62584L22.3733 7.68621L23.6735 7.72645L24.9738 7.7667L26.3189 7.7667L27.5743 7.7667L28.9194 7.70633L30.2197 7.66609L31.5199 7.60572L32.7753 7.50512L34.0307 7.40451L35.331 7.28379L36.4967 7.14294L37.7073 6.98198L38.873 6.80089L39.994 6.6198L41.1149 6.41859L42.1461 6.17714L43.1773 5.9558" calligra:nodeTypes="ccccccccccccccccccccccccccccccccccccccccccccccc"/>
          <draw:path draw:style-name="gr21" xml:id="shape-192" draw:id="shape-192" draw:layer="Underlying" svg:width="32.24850803155pt" svg:height="8.39866601483pt" svg:x="296.56740562139pt" svg:y="209.38272449774pt" svg:viewBox="0 0 32 8" svg:d="M7.91676 6.32347L30.9067 8.39867L31.2645 8.06585L31.6223 7.77219L31.846 7.45895L32.0696 7.14572L32.159 6.8129L32.2485 6.48009L32.2485 6.16685L32.159 5.85362L32.0696 5.54038L31.846 5.22714L31.6223 4.9139L31.2645 4.60067L30.9514 4.28743L30.5041 3.97419L30.0121 3.68054L29.4754 3.38687L28.894 3.1128L28.223 2.83871L27.5073 2.58421L26.747 2.32969L25.942 2.07519L25.0921 1.84027L24.1976 1.62491L23.2583 1.40957L22.2743 1.21379L21.2903 1.0376L20.2168 0.861402L19.1433 0.704784L18.0252 0.567742L16.9069 0.4307L15.7441 0.332814L14.5812 0.234928L13.3735 0.156618L12.1659 0.0978866L10.9135 0.0391546L9.70586 0.0195773L8.49821 0L7.24585 0L6.03821 0.0195773L4.78584 0.0587319L3.5782 0.0978866L2.37056 0.156618L1.16292 0.234928L0 0.332814Z" calligra:nodeTypes="ccccccccccccccccccccccccccccccccccccccccccccccc"/>
          <draw:path draw:style-name="gr22" xml:id="shape-193" draw:id="shape-193" draw:layer="Underlying" svg:width="32.06961518855pt" svg:height="9.66558784439pt" svg:x="296.65802251105pt" svg:y="209.38272449774pt" svg:viewBox="0 0 32 10" svg:d="M28.4567 9.66559L30.6869 8.49699L31.0437 8.1801L31.3559 7.86319L31.6682 7.54629L31.8465 7.22938L31.9804 6.91248L32.025 6.59557L32.0696 6.25886L31.9804 5.94195L31.8912 5.60524L31.6682 5.28834L31.4451 4.97144L31.1329 4.65454L30.776 4.35744L30.3301 4.04053L29.8394 3.74344L29.3041 3.44634L28.7244 3.16905L28.0999 2.89175L27.3863 2.63427L26.5834 2.35698L25.8252 2.1193L24.9777 1.88162L24.0856 1.66375L23.149 1.44588L22.1677 1.22801L21.1418 1.04975L20.116 0.891294L19.0901 0.732841L17.975 0.574389L16.86 0.45555L15.6556 0.336711L14.5406 0.237678L13.3363 0.158452L12.1321 0.0990327L10.8832 0.0594195L9.67886 0.0198065L8.42998 0L7.18108 0L5.97681 0.0198065L4.77252 0.0594195L3.52364 0.0990327L2.36396 0.158452L1.15968 0.237678L0 0.336711" calligra:nodeTypes="cccccccccccccccccccccccccccccccccccccccccccccc"/>
          <draw:path draw:style-name="gr21" xml:id="shape-194" draw:id="shape-194" draw:layer="Underlying" svg:width="28.54762128720pt" svg:height="6.77875305184pt" svg:x="307.89451682907pt" svg:y="219.87783271507pt" svg:viewBox="0 0 29 7" svg:d="M0 4.07943L26.4008 6.77875L26.9489 6.41343L27.4057 6.06841L27.8168 5.70308L28.0908 5.33777L28.3649 4.97244L28.4562 4.58683L28.5476 4.2215L28.5019 3.85618L28.4106 3.47056L28.2736 3.08495L27.9994 2.71962L27.6798 2.3543L27.3143 2.00927L26.8119 1.64395L26.2638 1.29893L25.67 0.953897L24.9849 0.629166L24.2084 0.304435L23.3862 0Z" calligra:nodeTypes="cccccccccccccccccccccc"/>
          <draw:path draw:style-name="gr22" xml:id="shape-195" draw:id="shape-195" draw:layer="Underlying" svg:width="10.21876284959pt" svg:height="8.43709240017pt" svg:x="325.56481031306pt" svg:y="218.70958161788pt" svg:viewBox="0 0 10 8" svg:d="M4.82673 8.43709L8.17499 7.32695L8.65331 7.01241L9.08816 6.67937L9.43602 6.34632L9.74041 5.99478L10.0013 5.66174L10.1317 5.32869L10.2188 4.97715L10.2188 4.6441L10.0883 4.29256L9.91438 3.95952L9.69694 3.60797L9.39254 3.27493L8.9577 2.94189L8.56635 2.60884L8.00106 2.2943L7.39228 1.97975L6.69654 1.68372L6.00079 1.38768L5.17459 1.09164L0 0" calligra:nodeTypes="cccccccccccccccccccccc"/>
          <draw:path draw:style-name="gr21" xml:id="shape-196" draw:id="shape-196" draw:layer="Underlying" svg:width="33.42354039765pt" svg:height="13.12312043970pt" svg:x="298.51566874911pt" svg:y="227.59595061942pt" svg:viewBox="0 0 33 13" svg:d="M8.28758 2.86288L0 12.5467L1.18394 12.7004L2.41342 12.835L3.68842 12.931L4.96344 13.0271L6.23845 13.0847L7.51347 13.1039L8.78848 13.1231L10.0635 13.0847L11.3385 13.0463L12.6135 12.9694L13.843 12.8542L15.118 12.7389L16.3019 12.5852L17.5314 12.393L18.6699 12.2009L19.8538 11.9703L20.9466 11.7205L22.0395 11.4324L23.1323 11.1249L24.1342 10.8175L25.0904 10.4717L26.0012 10.1257L26.9119 9.74149L27.7316 9.338L28.5056 8.9345L29.2797 8.51179L29.9173 8.05066L30.5547 7.60874L31.1012 7.12839L31.6021 6.64804L32.0575 6.14848L32.4218 5.66813L32.7405 5.14935L33.0137 4.63057L33.2414 4.13101L33.3325 3.61223L33.4235 3.07424L33.4235 2.55546L33.3325 2.03668L33.1959 1.51791L32.9681 1.01834L32.7405 0.480349L32.4218 0Z" calligra:nodeTypes="cccccccccccccccccccccccccccccccccccccccccccccc"/>
          <draw:path draw:style-name="gr22" xml:id="shape-197" draw:id="shape-197" draw:layer="Underlying" svg:width="33.24141308088pt" svg:height="13.23887261464pt" svg:x="298.60628563877pt" svg:y="227.55764730476pt" svg:viewBox="0 0 33 13" svg:d="M0 12.6406L1.1807 12.7949L2.45223 12.9493L3.67835 13.0458L4.94987 13.123L6.17599 13.1809L7.49293 13.2196L8.76446 13.2389L9.99058 13.1809L11.3075 13.1424L12.5791 13.0652L13.8052 12.9493L15.0313 12.8143L16.2574 12.6599L17.4835 12.4863L18.6188 12.2739L19.7541 12.0423L20.8894 11.7915L21.9792 11.5213L23.0237 11.2125L24.0228 10.8844L24.9764 10.5371L25.9301 10.1896L26.793 9.8037L27.6103 9.39843L28.3823 8.99316L29.1089 8.56859L29.7901 8.10542L30.3804 7.64226L30.9708 7.17909L31.4704 6.69663L31.9244 6.19486L32.2877 5.69309L32.5602 5.19133L32.8327 4.67026L33.0598 4.1492L33.1506 3.62814L33.2414 3.10708L33.2414 2.56672L33.1506 2.04566L32.9689 1.5246L32.7873 1.00353L32.5148 0.482465L32.1969 0" calligra:nodeTypes="cccccccccccccccccccccccccccccccccccccccccccc"/>
          <draw:path draw:style-name="gr21" xml:id="shape-198" draw:id="shape-198" draw:layer="Underlying" svg:width="17.97496131127pt" svg:height="12.79496962049pt" svg:x="184.20246244117pt" svg:y="218.40315510059pt" svg:viewBox="0 0 18 13" svg:d="M17.975 6.75291L16.6652 0L15.7619 0.0197454L14.8586 0.0592361L13.9554 0.138218L13.0973 0.217199L12.194 0.335671L11.3359 0.434398L10.523 0.572615L9.66491 0.730579L8.85197 0.888542L8.08419 1.06625L7.36158 1.28345L6.63898 1.4809L5.91636 1.71784L5.23892 1.95479L4.60664 2.19173L4.01952 2.46817L3.47755 2.72486L2.9356 3.02104L2.43881 3.29747L1.98717 3.6134L1.62588 3.92933L1.26457 4.24525L0.903262 4.56118L0.632283 4.89685L0.451631 5.23252L0.225815 5.56819L0.135489 5.90386L0.0451631 6.25928L0 6.59495L0 6.93062L0.0451631 7.28604L0.135489 7.62171L0.225815 7.97713L0.451631 8.29305L0.677446 8.62872L0.948425 8.96439L1.26457 9.28032L1.62588 9.61599L2.03234 9.91218L2.48397 10.2084L3.02593 10.5243L3.52272 10.781L4.10984 11.0574L4.69696 11.3338L5.32924 11.5708L5.96153 11.8077L6.68414 12.025L7.40675 12.2421L8.17452 12.4396L8.94229 12.6173L9.75523 12.795Z" calligra:nodeTypes="cccccccccccccccccccccccccccccccccccccccccccccccccccccc"/>
          <draw:path draw:style-name="gr22" xml:id="shape-199" draw:id="shape-199" draw:layer="Underlying" svg:width="16.44226725435pt" svg:height="12.83460190057pt" svg:x="184.20246244117pt" svg:y="218.40315510059pt" svg:viewBox="0 0 16 13" svg:d="M16.4423 0L15.5535 0.0197759L14.6648 0.0593277L13.776 0.138431L12.9316 0.217536L12.0873 0.316414L11.243 0.43507L10.3986 0.573502L9.59873 0.711933L8.84328 0.870141L8.08783 1.04812L7.33237 1.24589L6.66579 1.44365L5.95477 1.66118L5.33263 1.87871L4.71049 2.1358L4.13279 2.39289L3.55509 2.64998L3.06626 2.92684L2.533 3.22348L2.13306 3.50034L1.7331 3.79698L1.33316 4.1134L1.02209 4.42981L0.755456 4.74623L0.488825 5.08241L0.31107 5.4186L0.133316 5.7548L0.0444386 6.09098L0 6.42718L0 6.76336L0 7.09956L0.0888772 7.43575L0.177754 7.79172L0.31107 8.10813L0.533263 8.44432L0.755456 8.78051L1.02209 9.09693L1.33316 9.41334L1.7331 9.72976L2.13306 10.0264L2.57744 10.323L3.06626 10.5999L3.59953 10.8768L4.13279 11.1339L4.71049 11.391L5.33263 11.648L5.99921 11.8656L6.66579 12.0831L7.3768 12.2809L8.08783 12.4786L8.84328 12.6566L9.68762 12.8346" calligra:nodeTypes="ccccccccccccccccccccccccccccccccccccccccccccccccccccc"/>
          <draw:path draw:style-name="gr21" xml:id="shape-200" draw:id="shape-200" draw:layer="Underlying" svg:width="73.16511477258pt" svg:height="7.26254613194pt" svg:x="231.36855350996pt" svg:y="235.48643343974pt" svg:viewBox="0 0 73 7" svg:d="M37.4439 0L0 0.709873L0.226658 1.07391L0.543978 1.41975L0.951963 1.78378L1.49594 2.14782L2.08525 2.49365L2.81055 2.82129L3.58119 3.16713L4.4425 3.47656L5.39445 3.80419L6.43708 4.11363L7.52504 4.40486L8.74899 4.69608L10.0183 4.95091L11.3329 5.22394L12.7382 5.46056L14.1888 5.69719L15.7301 5.91561L17.2713 6.11583L18.9032 6.29785L20.5805 6.47986L22.3031 6.62548L24.0711 6.77109L25.839 6.89851L27.6522 7.00772L29.5108 7.08052L31.3694 7.15334L33.228 7.20794L35.0866 7.22614L37.0359 7.26255L38.8945 7.24435L40.7984 7.22614L42.7023 7.17154L44.5609 7.11693L46.4195 7.04413L48.2328 6.93491L50.046 6.84391L51.7687 6.69829L53.5366 6.55268L55.2138 6.38885L56.8911 6.20684L58.4777 6.00662L60.019 5.8064L61.515 5.56977L62.9202 5.33315L64.2802 5.07832L65.5948 4.8053L66.8187 4.53226L67.9974 4.25924L69.04 3.9498L70.0373 3.64037L70.9439 3.31274L71.7598 2.98511L72.5305 2.63927L73.1651 2.31163Z" calligra:nodeTypes="ccccccccccccccccccccccccccccccccccccccccccccccccccccccccc"/>
          <draw:path draw:style-name="gr22" xml:id="shape-201" draw:id="shape-201" draw:layer="Underlying" svg:width="73.16511477258pt" svg:height="6.71553362251pt" svg:x="231.36855350996pt" svg:y="236.25249973298pt" svg:viewBox="0 0 73 7" svg:d="M0 0L0.226658 0.355418L0.543978 0.729543L0.951963 1.10367L1.49594 1.45909L2.08525 1.81451L2.81055 2.15122L3.58119 2.50663L4.4425 2.84334L5.43978 3.16135L6.43708 3.47936L7.57037 3.77866L8.74899 4.07796L10.0183 4.33985L11.3329 4.62044L12.7382 4.86362L14.2341 5.1068L15.6847 5.33128L17.2713 5.53704L18.9032 5.7241L20.5805 5.91117L22.2578 6.06082L24.0257 6.21047L25.839 6.34142L27.6522 6.43494L29.4655 6.52847L31.3241 6.6033L33.1827 6.65942L35.0866 6.67813L36.9906 6.71553L38.8945 6.69684L40.7531 6.67813L42.657 6.622L44.5156 6.5846L46.3288 6.49106L48.1874 6.37882L50.0008 6.28529L51.7233 6.15435L53.4912 5.98599L55.1685 5.83634L56.8004 5.63057L58.4324 5.44351L59.9736 5.21904L61.4696 4.99456L62.8749 4.75138L64.2348 4.47079L65.5494 4.22761L66.7734 3.92831L67.9067 3.62901L69.04 3.32971L69.9919 3.01171L70.8986 2.67499L71.7145 2.33828L72.4851 1.98286L73.1651 1.64615" calligra:nodeTypes="ccccccccccccccccccccccccccccccccccccccccccccccccccccccc"/>
          <draw:glue-point draw:id="4" svg:x="-1.9601%" svg:y="-50%"/>
          <draw:glue-point draw:id="5" svg:x="14.33%" svg:y="-50%"/>
          <draw:glue-point draw:id="6" svg:x="6.19%" svg:y="-50%"/>
          <draw:glue-point draw:id="7" svg:x="-4.3201%" svg:y="50%"/>
          <draw:glue-point draw:id="8" svg:x="15.09%" svg:y="50%"/>
          <draw:glue-point draw:id="9" svg:x="5.39%" svg:y="50%"/>
          <draw:glue-point draw:id="10" svg:x="-50%" svg:y="-4.0901%"/>
          <draw:glue-point draw:id="11" svg:x="-50%" svg:y="9.28%"/>
          <draw:glue-point draw:id="12" svg:x="50%" svg:y="-5.7601%"/>
          <draw:glue-point draw:id="13" svg:x="50%" svg:y="5.21%"/>
          <draw:glue-point draw:id="14" svg:x="36.66%" svg:y="41.71%"/>
          <draw:glue-point draw:id="15" svg:x="36.65%" svg:y="-36.1801%"/>
          <draw:glue-point draw:id="16" svg:x="-28.3601%" svg:y="-38.2101%"/>
          <draw:glue-point draw:id="17" svg:x="-28.6401%" svg:y="37.07%"/>
          <draw:glue-point draw:id="18" svg:x="3.65%" svg:y="0.65%"/>
        </draw:g>
        <draw:g draw:style-name="gr4" xml:id="shape-202" draw:id="shape-202" draw:name="PC_D" svg:y="240.40541988999pt">
          <draw:path draw:style-name="gr5" xml:id="shape-203" draw:id="shape-203" draw:layer="Underlying" svg:width="9.62782474257pt" svg:height="4.83619971456pt" svg:x="301.35497735122pt" svg:y="258.73845260749pt" svg:viewBox="0 0 10 5" svg:d="M8.85759 4.8362L8.98595 4.69394L9.10007 4.55171L9.21416 4.40947L9.29976 4.2563L9.39959 4.1031L9.45665 3.94992L9.51371 3.79674L9.5565 3.63262L9.58502 3.47943L9.61354 3.32624L9.62782 3.16212L9.61354 2.998L9.58502 2.8448L9.5565 2.6807L9.51371 2.5275L9.45665 2.37433L9.38532 2.22116L9.2855 2.06796L9.19991 1.91478L9.0858 1.77255L8.95743 1.63029L8.82907 1.48805L8.67217 1.35675L8.52953 1.23641L8.35838 1.1051L8.17295 0.984742L7.98753 0.875329L7.80209 0.765912L7.60241 0.667438L7.38845 0.568964L7.16025 0.481431L6.94628 0.393898L6.70382 0.328247L6.46133 0.251657L6.21885 0.186007L5.97637 0.14224L5.71963 0.0984742L5.46289 0.0656498L5.20616 0.0437664L4.93516 0.0109416L4.69267 0.0109416L4.42166 0L4.15065 0.0109416L3.89391 0.0109416L3.63717 0.0328247L3.38043 0.0547081L3.10943 0.0875329L2.86695 0.131299L2.61021 0.186007L2.36774 0.251657L2.13952 0.306365L1.89703 0.382957L1.66882 0.459548L1.4406 0.547081L1.24091 0.645555L1.02697 0.744029L0.827279 0.853445L0.641854 0.962861L0.456429 1.08322L0.299531 1.20358L0.142634 1.33488L0 1.46618" calligra:nodeTypes="ccccccccccccccccccccccccccccccccccccccccccccccccccccccccccccccc"/>
          <draw:path draw:style-name="gr6" xml:id="shape-204" draw:id="shape-204" draw:layer="Underlying" svg:width="8.20326361932pt" svg:height="5.84075354530pt" svg:x="301.47108279852pt" svg:y="258.89325987056pt" svg:viewBox="0 0 8 6" svg:d="M7.53746 5.84075L7.65052 5.66169L7.75103 5.4826L7.83896 5.31729L7.93945 5.13823L8.00228 4.94537L8.05251 4.75252L8.10278 4.57342L8.14046 4.38057L8.17813 4.18772L8.1907 3.99486L8.20326 3.80202L8.1907 3.59537L8.16558 3.4163L8.14046 3.22344L8.09021 3.03058L8.03995 2.83774L7.98971 2.67242L7.90177 2.47959L7.8264 2.30049L7.73846 2.13518L7.62539 1.9561L7.51235 1.77702L7.38671 1.6255L7.2611 1.47396L7.11033 1.32243L6.95959 1.17091L6.79627 1.03315L6.64554 0.909175L6.45709 0.785197L6.26865 0.674993L6.09279 0.564791L5.90435 0.468363L5.70334 0.371936L5.48979 0.303058L5.28879 0.220407L5.07523 0.165305L4.84909 0.110203L4.63554 0.068877L4.42198 0.0275508L4.19585 0.0137755L3.96974 0L3.7436 0L3.51748 0L3.29136 0.0137755L3.06524 0.0275508L2.85168 0.068877L2.63812 0.110203L2.42455 0.165305L2.21099 0.220407L1.99742 0.303058L1.79643 0.385711L1.608 0.468363L1.407 0.564791L1.21856 0.674993L1.04268 0.785197L0.854245 0.909175L0.703495 1.04692L0.540184 1.18468L0.389436 1.32243L0.238686 1.47396L0.113062 1.6255L0 1.7908" calligra:nodeTypes="ccccccccccccccccccccccccccccccccccccccccccccccccccccccccccccccc"/>
          <draw:path draw:style-name="gr7" xml:id="shape-205" draw:id="shape-205" draw:layer="Underlying" svg:width="4.99084067003pt" svg:height="3.09940254036pt" svg:x="306.85063519059pt" svg:y="262.38932389513pt" svg:viewBox="0 0 5 3" svg:d="M0 3.0994L1.77833 0L4.99084 0L3.19815 3.0994Z" calligra:nodeTypes="ccccc"/>
          <draw:path draw:style-name="gr8" xml:id="shape-206" draw:id="shape-206" draw:layer="Underlying" svg:width="4.99084067003pt" svg:height="3.09940254036pt" svg:x="306.85063519059pt" svg:y="262.38932389513pt" svg:viewBox="0 0 5 3" svg:d="M0 3.0994L1.77833 0L4.99084 0L3.19815 3.0994Z" calligra:nodeTypes="ccccc"/>
          <draw:path draw:style-name="gr9" xml:id="shape-207" draw:id="shape-207" draw:layer="Underlying" svg:width="1.93497817474pt" svg:height="3.35404693661pt" svg:x="309.74037076812pt" svg:y="262.38932389513pt" svg:viewBox="0 0 2 3" svg:d="M0 3.35405L1.93498 1.59174L1.93498 0L0 2.45867Z" calligra:nodeTypes="ccccc"/>
          <draw:path draw:style-name="gr8" xml:id="shape-208" draw:id="shape-208" draw:layer="Underlying" svg:width="1.93497817474pt" svg:height="3.35404693661pt" svg:x="309.74037076812pt" svg:y="262.38932389513pt" svg:viewBox="0 0 2 3" svg:d="M0 3.35405L1.93498 1.59174L1.93498 0L0 2.45867Z" calligra:nodeTypes="ccccc"/>
          <draw:path draw:style-name="gr10" xml:id="shape-209" draw:id="shape-209" draw:layer="Underlying" svg:width="2.61470000000pt" svg:height="0.40062500000pt" svg:x="306.85063519059pt" svg:y="264.78883647289pt" svg:viewBox="0 0 3 0" svg:d="M0 0L2.6147 0L2.6147 0.400625L0 0.400625Z" calligra:nodeTypes="ccccc"/>
          <draw:path draw:style-name="gr8" xml:id="shape-210" draw:id="shape-210" draw:layer="Underlying" svg:width="2.61470000000pt" svg:height="0.40062500000pt" svg:x="306.85063519059pt" svg:y="264.78883647289pt" svg:viewBox="0 0 3 0" svg:d="M0 0L2.6147 0L2.6147 0.400625L0 0.400625Z" calligra:nodeTypes="ccccc"/>
          <draw:path draw:style-name="gr10" xml:id="shape-211" draw:id="shape-211" draw:layer="Underlying" svg:width="8.58031864674pt" svg:height="19.48892937977pt" svg:x="274.85713415383pt" svg:y="242.63849724704pt" svg:viewBox="0 0 9 19" svg:d="M0 0L8.58032 0L8.58032 19.4889L0 19.4889Z" calligra:nodeTypes="ccccc"/>
          <draw:path draw:style-name="gr8" xml:id="shape-212" draw:id="shape-212" draw:layer="Underlying" svg:width="8.58031864674pt" svg:height="19.48892937977pt" svg:x="274.85713415383pt" svg:y="242.63849724704pt" svg:viewBox="0 0 9 19" svg:d="M0 0L8.58032 0L8.58032 19.4889L0 19.4889Z" calligra:nodeTypes="ccccc"/>
          <draw:path draw:style-name="gr9" xml:id="shape-213" draw:id="shape-213" draw:layer="Underlying" svg:width="3.09940254036pt" svg:height="21.17173144778pt" svg:x="283.64244633368pt" svg:y="240.41959314289pt" svg:viewBox="0 0 3 21" svg:d="M0 21.1717L3.0994 18.8278L3.0994 0L0 2.31881Z" calligra:nodeTypes="ccccc"/>
          <draw:path draw:style-name="gr8" xml:id="shape-214" draw:id="shape-214" draw:layer="Underlying" svg:width="3.09940254036pt" svg:height="21.17173144778pt" svg:x="283.64244633368pt" svg:y="240.41959314289pt" svg:viewBox="0 0 3 21" svg:d="M0 21.1717L3.0994 18.8278L3.0994 0L0 2.31881Z" calligra:nodeTypes="ccccc"/>
          <draw:path draw:style-name="gr7" xml:id="shape-215" draw:id="shape-215" draw:layer="Underlying" svg:width="10.42825823491pt" svg:height="3.31463735848pt" svg:x="274.85713415383pt" svg:y="240.41959314289pt" svg:viewBox="0 0 10 3" svg:d="M0 3.31464L2.23206 0L10.4283 0L8.18422 3.31464Z" calligra:nodeTypes="ccccc"/>
          <draw:path draw:style-name="gr8" xml:id="shape-216" draw:id="shape-216" draw:layer="Underlying" svg:width="10.42825823491pt" svg:height="3.31463735848pt" svg:x="274.85713415383pt" svg:y="240.41959314289pt" svg:viewBox="0 0 10 3" svg:d="M0 3.31464L2.23206 0L10.4283 0L8.18422 3.31464Z" calligra:nodeTypes="ccccc"/>
          <draw:path draw:style-name="gr11" xml:id="shape-217" draw:id="shape-217" draw:layer="Underlying" svg:width="0.00000000000pt" svg:height="19.11860000000pt" svg:x="279.17883691485pt" svg:y="242.80620511537pt" svg:viewBox="0 0 0 19" svg:d="M0 0L0 19.1186" calligra:nodeTypes="cc"/>
          <draw:path draw:style-name="gr11" xml:id="shape-218" draw:id="shape-218" draw:layer="Underlying" svg:width="0.12900600000pt" svg:height="0.00000000000pt" svg:x="281.56544888734pt" svg:y="240.41959314289pt" svg:viewBox="0 0 0 0" svg:d="M0.129006 0L0 0" calligra:nodeTypes="cc"/>
          <draw:path draw:style-name="gr11" xml:id="shape-219" draw:id="shape-219" draw:layer="Underlying" svg:width="4.15400000000pt" svg:height="0.00000000000pt" svg:x="274.85713415383pt" svg:y="243.76084990437pt" svg:viewBox="0 0 4 0" svg:d="M0 0L4.154 0" calligra:nodeTypes="cc"/>
          <draw:path draw:style-name="gr11" xml:id="shape-220" draw:id="shape-220" draw:layer="Underlying" svg:width="4.15400000000pt" svg:height="0.00000000000pt" svg:x="274.85713415383pt" svg:y="244.71549469337pt" svg:viewBox="0 0 4 0" svg:d="M0 0L4.154 0" calligra:nodeTypes="cc"/>
          <draw:path draw:style-name="gr11" xml:id="shape-221" draw:id="shape-221" draw:layer="Underlying" svg:width="4.15400000000pt" svg:height="0.00000000000pt" svg:x="274.85713415383pt" svg:y="245.51533221930pt" svg:viewBox="0 0 4 0" svg:d="M0 0L4.154 0" calligra:nodeTypes="cc"/>
          <draw:path draw:style-name="gr11" xml:id="shape-222" draw:id="shape-222" draw:layer="Underlying" svg:width="4.15400000000pt" svg:height="0.00000000000pt" svg:x="274.85713415383pt" svg:y="246.45707640304pt" svg:viewBox="0 0 4 0" svg:d="M0 0L4.154 0" calligra:nodeTypes="cc"/>
          <draw:path draw:style-name="gr11" xml:id="shape-223" draw:id="shape-223" draw:layer="Underlying" svg:width="4.15400000000pt" svg:height="0.00000000000pt" svg:x="274.85713415383pt" svg:y="247.42462179729pt" svg:viewBox="0 0 4 0" svg:d="M0 0L4.154 0" calligra:nodeTypes="cc"/>
          <draw:path draw:style-name="gr11" xml:id="shape-224" draw:id="shape-224" draw:layer="Underlying" svg:width="4.15400000000pt" svg:height="0.00000000000pt" svg:x="274.85713415383pt" svg:y="248.37926658630pt" svg:viewBox="0 0 4 0" svg:d="M0 0L4.154 0" calligra:nodeTypes="cc"/>
          <draw:path draw:style-name="gr11" xml:id="shape-225" draw:id="shape-225" draw:layer="Underlying" svg:width="4.15400000000pt" svg:height="0.00000000000pt" svg:x="274.85713415383pt" svg:y="249.17910411222pt" svg:viewBox="0 0 4 0" svg:d="M0 0L4.154 0" calligra:nodeTypes="cc"/>
          <draw:path draw:style-name="gr11" xml:id="shape-226" draw:id="shape-226" draw:layer="Underlying" svg:width="4.15400000000pt" svg:height="0.00000000000pt" svg:x="274.85713415383pt" svg:y="250.13374890120pt" svg:viewBox="0 0 4 0" svg:d="M0 0L4.154 0" calligra:nodeTypes="cc"/>
          <draw:path draw:style-name="gr11" xml:id="shape-227" draw:id="shape-227" draw:layer="Underlying" svg:width="4.15400000000pt" svg:height="0.00000000000pt" svg:x="274.85713415383pt" svg:y="251.08839369023pt" svg:viewBox="0 0 4 0" svg:d="M0 0L4.154 0" calligra:nodeTypes="cc"/>
          <draw:path draw:style-name="gr11" xml:id="shape-228" draw:id="shape-228" draw:layer="Underlying" svg:width="4.15400000000pt" svg:height="0.00000000000pt" svg:x="274.85713415383pt" svg:y="251.87533061088pt" svg:viewBox="0 0 4 0" svg:d="M0 0L4.154 0" calligra:nodeTypes="cc"/>
          <draw:path draw:style-name="gr11" xml:id="shape-229" draw:id="shape-229" draw:layer="Underlying" svg:width="4.15400000000pt" svg:height="0.00000000000pt" svg:x="274.85713415383pt" svg:y="252.84287600513pt" svg:viewBox="0 0 4 0" svg:d="M0 0L4.154 0" calligra:nodeTypes="cc"/>
          <draw:path draw:style-name="gr11" xml:id="shape-230" draw:id="shape-230" draw:layer="Underlying" svg:width="4.15400000000pt" svg:height="0.00000000000pt" svg:x="274.85713415383pt" svg:y="253.79752079414pt" svg:viewBox="0 0 4 0" svg:d="M0 0L4.154 0" calligra:nodeTypes="cc"/>
          <draw:path draw:style-name="gr11" xml:id="shape-231" draw:id="shape-231" draw:layer="Underlying" svg:width="4.15400000000pt" svg:height="0.00000000000pt" svg:x="274.85713415383pt" svg:y="254.75216558314pt" svg:viewBox="0 0 4 0" svg:d="M0 0L4.154 0" calligra:nodeTypes="cc"/>
          <draw:path draw:style-name="gr11" xml:id="shape-232" draw:id="shape-232" draw:layer="Underlying" svg:width="4.15400000000pt" svg:height="0.00000000000pt" svg:x="274.85713415383pt" svg:y="255.53910250380pt" svg:viewBox="0 0 4 0" svg:d="M0 0L4.154 0" calligra:nodeTypes="cc"/>
          <draw:path draw:style-name="gr11" xml:id="shape-233" draw:id="shape-233" draw:layer="Underlying" svg:width="4.15400000000pt" svg:height="0.00000000000pt" svg:x="274.85713415383pt" svg:y="256.49374729280pt" svg:viewBox="0 0 4 0" svg:d="M0 0L4.154 0" calligra:nodeTypes="cc"/>
          <draw:path draw:style-name="gr11" xml:id="shape-234" draw:id="shape-234" draw:layer="Underlying" svg:width="4.15400000000pt" svg:height="0.00000000000pt" svg:x="274.85713415383pt" svg:y="257.44839208181pt" svg:viewBox="0 0 4 0" svg:d="M0 0L4.154 0" calligra:nodeTypes="cc"/>
          <draw:path draw:style-name="gr11" xml:id="shape-235" draw:id="shape-235" draw:layer="Underlying" svg:width="4.15400000000pt" svg:height="0.00000000000pt" svg:x="274.85713415383pt" svg:y="258.24822960771pt" svg:viewBox="0 0 4 0" svg:d="M0 0L4.154 0" calligra:nodeTypes="cc"/>
          <draw:path draw:style-name="gr11" xml:id="shape-236" draw:id="shape-236" draw:layer="Underlying" svg:width="4.15400000000pt" svg:height="0.00000000000pt" svg:x="274.85713415383pt" svg:y="259.20287439671pt" svg:viewBox="0 0 4 0" svg:d="M0 0L4.154 0" calligra:nodeTypes="cc"/>
          <draw:path draw:style-name="gr11" xml:id="shape-237" draw:id="shape-237" draw:layer="Underlying" svg:width="4.15400000000pt" svg:height="0.00000000000pt" svg:x="274.85713415383pt" svg:y="260.17041979097pt" svg:viewBox="0 0 4 0" svg:d="M0 0L4.154 0" calligra:nodeTypes="cc"/>
          <draw:path draw:style-name="gr11" xml:id="shape-238" draw:id="shape-238" draw:layer="Underlying" svg:width="4.15400000000pt" svg:height="0.00000000000pt" svg:x="274.85713415383pt" svg:y="261.12506457997pt" svg:viewBox="0 0 4 0" svg:d="M0 0L4.154 0" calligra:nodeTypes="cc"/>
          <draw:path draw:style-name="gr12" xml:id="shape-239" draw:id="shape-239" draw:layer="Underlying" svg:width="0.00000000000pt" svg:height="4.78613000000pt" svg:x="281.41064162427pt" svg:y="243.76084990437pt" svg:viewBox="0 0 0 5" svg:d="M0 0L0 4.78613" calligra:nodeTypes="cc"/>
          <draw:path draw:style-name="gr10" xml:id="shape-240" draw:id="shape-240" draw:layer="Underlying" svg:width="15.77700000000pt" svg:height="0.47669400000pt" svg:x="285.73234438528pt" svg:y="260.95735671164pt" svg:viewBox="0 0 16 0" svg:d="M0 0L15.777 0L15.777 0.476694L0 0.476694Z" calligra:nodeTypes="ccccc"/>
          <draw:path draw:style-name="gr8" xml:id="shape-241" draw:id="shape-241" draw:layer="Underlying" svg:width="15.77700000000pt" svg:height="0.47669400000pt" svg:x="285.73234438528pt" svg:y="260.95735671164pt" svg:viewBox="0 0 16 0" svg:d="M0 0L15.777 0L15.777 0.476694L0 0.476694Z" calligra:nodeTypes="ccccc"/>
          <draw:path draw:style-name="gr9" xml:id="shape-242" draw:id="shape-242" draw:layer="Underlying" svg:width="3.09940254036pt" svg:height="3.58998395877pt" svg:x="301.89680277199pt" svg:y="257.78380781848pt" svg:viewBox="0 0 3 4" svg:d="M0 3.58998L3.0994 1.45105L3.0994 0L0 2.52589Z" calligra:nodeTypes="ccccc"/>
          <draw:path draw:style-name="gr8" xml:id="shape-243" draw:id="shape-243" draw:layer="Underlying" svg:width="3.09940254036pt" svg:height="3.58998395877pt" svg:x="301.89680277199pt" svg:y="257.78380781848pt" svg:viewBox="0 0 3 4" svg:d="M0 3.58998L3.0994 1.45105L3.0994 0L0 2.52589Z" calligra:nodeTypes="ccccc"/>
          <draw:path draw:style-name="gr7" xml:id="shape-244" draw:id="shape-244" draw:layer="Underlying" svg:width="23.74109139876pt" svg:height="2.47800248927pt" svg:x="284.30037720178pt" svg:y="240.89691553739pt" svg:viewBox="0 0 24 2" svg:d="M0 2.478L2.34698 0L23.7411 0L21.3806 2.478Z" calligra:nodeTypes="ccccc"/>
          <draw:path draw:style-name="gr8" xml:id="shape-245" draw:id="shape-245" draw:layer="Underlying" svg:width="23.74109139876pt" svg:height="2.47800248927pt" svg:x="284.30037720178pt" svg:y="240.89691553739pt" svg:viewBox="0 0 24 2" svg:d="M0 2.478L2.34698 0L23.7411 0L21.3806 2.478Z" calligra:nodeTypes="ccccc"/>
          <draw:path draw:style-name="gr7" xml:id="shape-246" draw:id="shape-246" draw:layer="Underlying" svg:width="17.22572035949pt" svg:height="3.47189063429pt" svg:x="285.73234438528pt" svg:y="258.73845260749pt" svg:viewBox="0 0 17 3" svg:d="M0 3.47189L1.55119 0L17.2257 0L15.6744 3.47189Z" calligra:nodeTypes="ccccc"/>
          <draw:path draw:style-name="gr8" xml:id="shape-247" draw:id="shape-247" draw:layer="Underlying" svg:width="17.22572035949pt" svg:height="3.47189063429pt" svg:x="285.73234438528pt" svg:y="258.73845260749pt" svg:viewBox="0 0 17 3" svg:d="M0 3.47189L1.55119 0L17.2257 0L15.6744 3.47189Z" calligra:nodeTypes="ccccc"/>
          <draw:path draw:style-name="gr9" xml:id="shape-248" draw:id="shape-248" draw:layer="Underlying" svg:width="3.63575456979pt" svg:height="18.21133821350pt" svg:x="304.60592987592pt" svg:y="240.89691553739pt" svg:viewBox="0 0 4 18" svg:d="M0 18.2113L3.63575 15.9414L3.63575 0L0 2.08724Z" calligra:nodeTypes="ccccc"/>
          <draw:path draw:style-name="gr8" xml:id="shape-249" draw:id="shape-249" draw:layer="Underlying" svg:width="3.63575456979pt" svg:height="18.21133821350pt" svg:x="304.60592987592pt" svg:y="240.89691553739pt" svg:viewBox="0 0 4 18" svg:d="M0 18.2113L3.63575 15.9414L3.63575 0L0 2.08724Z" calligra:nodeTypes="ccccc"/>
          <draw:path draw:style-name="gr13" xml:id="shape-250" draw:id="shape-250" draw:layer="Underlying" svg:width="19.88710000000pt" svg:height="0.40062500000pt" svg:x="284.30037720178pt" svg:y="258.89325987056pt" svg:viewBox="0 0 20 0" svg:d="M2.34707 0.400625L0 0L19.8871 0L18.0069 0.400625Z" calligra:nodeTypes="ccccc"/>
          <draw:path draw:style-name="gr8" xml:id="shape-251" draw:id="shape-251" draw:layer="Underlying" svg:width="19.88710000000pt" svg:height="0.40062500000pt" svg:x="284.30037720178pt" svg:y="258.89325987056pt" svg:viewBox="0 0 20 0" svg:d="M2.34707 0.400625L0 0L19.8871 0L18.0069 0.400625Z" calligra:nodeTypes="ccccc"/>
          <draw:path draw:style-name="gr10" xml:id="shape-252" draw:id="shape-252" draw:layer="Underlying" svg:width="20.64288811313pt" svg:height="16.53642677752pt" svg:x="284.30037720178pt" svg:y="242.96101237847pt" svg:viewBox="0 0 21 17" svg:d="M0 0L20.6429 0L20.6429 16.5364L0 16.5364Z" calligra:nodeTypes="ccccc"/>
          <draw:path draw:style-name="gr8" xml:id="shape-253" draw:id="shape-253" draw:layer="Underlying" svg:width="20.64288811313pt" svg:height="16.43062349121pt" svg:x="284.30037720178pt" svg:y="242.96101237847pt" svg:viewBox="0 0 21 16" svg:d="M0 0L20.6429 0L20.6429 16.4306L0 16.4306Z" calligra:nodeTypes="ccccc"/>
          <draw:path draw:style-name="gr14" xml:id="shape-254" draw:id="shape-254" draw:layer="Underlying" svg:width="15.63723874961pt" svg:height="12.86197270604pt" svg:x="286.05485951670pt" svg:y="245.02510921955pt" svg:viewBox="0 0 16 13" svg:d="M0 0L15.6372 0L15.6372 12.862L0 12.862Z" calligra:nodeTypes="ccccc"/>
          <draw:path draw:style-name="gr8" xml:id="shape-255" draw:id="shape-255" draw:layer="Underlying" svg:width="15.63723874961pt" svg:height="12.86197270604pt" svg:x="286.05485951670pt" svg:y="245.02510921955pt" svg:viewBox="0 0 16 13" svg:d="M0 0L15.6372 0L15.6372 12.862L0 12.862Z" calligra:nodeTypes="ccccc"/>
          <draw:path draw:style-name="gr7" xml:id="shape-256" draw:id="shape-256" draw:layer="Underlying" svg:width="25.49481815312pt" svg:height="4.09332128646pt" svg:x="280.28828896693pt" svg:y="261.60238697447pt" svg:viewBox="0 0 25 4" svg:d="M0 4.09332L3.22421 0L25.4948 0L22.2574 4.09332Z" calligra:nodeTypes="ccccc"/>
          <draw:path draw:style-name="gr8" xml:id="shape-257" draw:id="shape-257" draw:layer="Underlying" svg:width="25.49481815312pt" svg:height="4.09332128646pt" svg:x="280.28828896693pt" svg:y="261.60238697447pt" svg:viewBox="0 0 25 4" svg:d="M0 4.09332L3.22421 0L25.4948 0L22.2574 4.09332Z" calligra:nodeTypes="ccccc"/>
          <draw:path draw:style-name="gr9" xml:id="shape-258" draw:id="shape-258" draw:layer="Underlying" svg:width="3.99650297673pt" svg:height="5.12495098673pt" svg:x="302.37412516649pt" svg:y="261.60238697447pt" svg:viewBox="0 0 4 5" svg:d="M0 5.12495L3.9965 1.58459L3.9965 0L0 4.23987Z" calligra:nodeTypes="ccccc"/>
          <draw:path draw:style-name="gr8" xml:id="shape-259" draw:id="shape-259" draw:layer="Underlying" svg:width="3.99650297673pt" svg:height="5.12495098673pt" svg:x="302.37412516649pt" svg:y="261.60238697447pt" svg:viewBox="0 0 4 5" svg:d="M0 5.12495L3.9965 1.58459L3.9965 0L0 4.23987Z" calligra:nodeTypes="ccccc"/>
          <draw:path draw:style-name="gr10" xml:id="shape-260" draw:id="shape-260" draw:layer="Underlying" svg:width="21.79340000000pt" svg:height="0.40062500000pt" svg:x="280.28828896693pt" svg:y="265.42096613047pt" svg:viewBox="0 0 22 0" svg:d="M0 0L21.7934 0L21.7934 0.400625L0 0.400625Z" calligra:nodeTypes="ccccc"/>
          <draw:path draw:style-name="gr8" xml:id="shape-261" draw:id="shape-261" draw:layer="Underlying" svg:width="21.79340000000pt" svg:height="0.40062500000pt" svg:x="280.28828896693pt" svg:y="265.42096613047pt" svg:viewBox="0 0 22 0" svg:d="M0 0L21.7934 0L21.7934 0.400625L0 0.400625Z" calligra:nodeTypes="ccccc"/>
          <draw:glue-point draw:id="4" svg:x="-43.4201%" svg:y="-50%"/>
          <draw:glue-point draw:id="5" svg:x="-19.3201%" svg:y="-50%"/>
          <draw:glue-point draw:id="6" svg:x="-31.3801%" svg:y="-50%"/>
          <draw:glue-point draw:id="7" svg:x="-35.1001%" svg:y="50%"/>
          <draw:glue-point draw:id="8" svg:x="25.42%" svg:y="50%"/>
          <draw:glue-point draw:id="9" svg:x="-4.8301%" svg:y="50%"/>
          <draw:glue-point draw:id="10" svg:x="-50%" svg:y="-41.3901%"/>
          <draw:glue-point draw:id="11" svg:x="-50%" svg:y="33.34%"/>
          <draw:glue-point draw:id="12" svg:x="-50%" svg:y="-4.0201%"/>
          <draw:glue-point draw:id="13" svg:x="50%" svg:y="35.15%"/>
          <draw:glue-point draw:id="14" svg:x="-20.8601%" svg:y="2.31%"/>
        </draw:g>
        <draw:g draw:style-name="gr4" xml:id="shape-262" draw:id="shape-262" draw:name="PC_A" svg:y="235.85615652581pt">
          <draw:path draw:style-name="gr5" xml:id="shape-263" draw:id="shape-263" draw:layer="Underlying" svg:width="9.62782474256pt" svg:height="4.83619971456pt" svg:x="130.83845612568pt" svg:y="254.18918924329pt" svg:viewBox="0 0 10 5" svg:d="M8.85759 4.8362L8.98595 4.69394L9.10007 4.55171L9.21416 4.40947L9.29976 4.2563L9.39959 4.1031L9.45665 3.94992L9.51371 3.79674L9.5565 3.63262L9.58502 3.47943L9.61354 3.32624L9.62782 3.16212L9.61354 2.998L9.58502 2.8448L9.5565 2.6807L9.51371 2.5275L9.45665 2.37433L9.38532 2.22116L9.2855 2.06796L9.19991 1.91478L9.0858 1.77255L8.95743 1.63029L8.82907 1.48805L8.67217 1.35675L8.52953 1.23641L8.35838 1.1051L8.17295 0.984742L7.98753 0.875329L7.80209 0.765912L7.60241 0.667438L7.38845 0.568964L7.16025 0.481431L6.94628 0.393898L6.70382 0.328247L6.46133 0.251657L6.21885 0.186007L5.97637 0.14224L5.71963 0.0984742L5.46289 0.0656498L5.20616 0.0437664L4.93516 0.0109416L4.69267 0.0109416L4.42166 0L4.15065 0.0109416L3.89391 0.0109416L3.63717 0.0328247L3.38043 0.0547081L3.10943 0.0875329L2.86695 0.131299L2.61021 0.186007L2.36774 0.251657L2.13952 0.306365L1.89703 0.382957L1.66882 0.459548L1.4406 0.547081L1.24091 0.645555L1.02697 0.744029L0.827279 0.853445L0.641854 0.962861L0.456429 1.08322L0.299531 1.20358L0.142634 1.33488L0 1.46618" calligra:nodeTypes="ccccccccccccccccccccccccccccccccccccccccccccccccccccccccccccccc"/>
          <draw:path draw:style-name="gr6" xml:id="shape-264" draw:id="shape-264" draw:layer="Underlying" svg:width="8.20326361931pt" svg:height="5.84075354529pt" svg:x="130.95456157299pt" svg:y="254.34399650636pt" svg:viewBox="0 0 8 6" svg:d="M7.53746 5.84075L7.65052 5.66169L7.75103 5.4826L7.83896 5.31729L7.93945 5.13823L8.00228 4.94537L8.05251 4.75252L8.10278 4.57342L8.14046 4.38057L8.17813 4.18772L8.1907 3.99486L8.20326 3.80202L8.1907 3.59537L8.16558 3.4163L8.14046 3.22344L8.09021 3.03058L8.03995 2.83774L7.98971 2.67242L7.90177 2.47959L7.8264 2.30049L7.73846 2.13518L7.62539 1.9561L7.51235 1.77702L7.38671 1.6255L7.2611 1.47396L7.11033 1.32243L6.95959 1.17091L6.79627 1.03315L6.64554 0.909175L6.45709 0.785197L6.26865 0.674993L6.09279 0.564791L5.90435 0.468363L5.70334 0.371936L5.48979 0.303058L5.28879 0.220407L5.07523 0.165305L4.84909 0.110203L4.63554 0.068877L4.42198 0.0275508L4.19585 0.0137755L3.96974 0L3.7436 0L3.51748 0L3.29136 0.0137755L3.06524 0.0275508L2.85168 0.068877L2.63812 0.110203L2.42455 0.165305L2.21099 0.220407L1.99742 0.303058L1.79643 0.385711L1.608 0.468363L1.407 0.564791L1.21856 0.674993L1.04268 0.785197L0.854245 0.909175L0.703495 1.04692L0.540184 1.18468L0.389436 1.32243L0.238686 1.47396L0.113062 1.6255L0 1.7908" calligra:nodeTypes="ccccccccccccccccccccccccccccccccccccccccccccccccccccccccccccccc"/>
          <draw:path draw:style-name="gr7" xml:id="shape-265" draw:id="shape-265" draw:layer="Underlying" svg:width="4.99084067003pt" svg:height="3.09940254036pt" svg:x="136.33411396505pt" svg:y="257.84006053094pt" svg:viewBox="0 0 5 3" svg:d="M0 3.0994L1.77833 0L4.99084 0L3.19815 3.0994Z" calligra:nodeTypes="ccccc"/>
          <draw:path draw:style-name="gr8" xml:id="shape-266" draw:id="shape-266" draw:layer="Underlying" svg:width="4.99084067003pt" svg:height="3.09940254036pt" svg:x="136.33411396505pt" svg:y="257.84006053094pt" svg:viewBox="0 0 5 3" svg:d="M0 3.0994L1.77833 0L4.99084 0L3.19815 3.0994Z" calligra:nodeTypes="ccccc"/>
          <draw:path draw:style-name="gr9" xml:id="shape-267" draw:id="shape-267" draw:layer="Underlying" svg:width="1.93497817474pt" svg:height="3.35404693661pt" svg:x="139.22384954258pt" svg:y="257.84006053094pt" svg:viewBox="0 0 2 3" svg:d="M0 3.35405L1.93498 1.59174L1.93498 0L0 2.45867Z" calligra:nodeTypes="ccccc"/>
          <draw:path draw:style-name="gr8" xml:id="shape-268" draw:id="shape-268" draw:layer="Underlying" svg:width="1.93497817474pt" svg:height="3.35404693661pt" svg:x="139.22384954258pt" svg:y="257.84006053094pt" svg:viewBox="0 0 2 3" svg:d="M0 3.35405L1.93498 1.59174L1.93498 0L0 2.45867Z" calligra:nodeTypes="ccccc"/>
          <draw:path draw:style-name="gr10" xml:id="shape-269" draw:id="shape-269" draw:layer="Underlying" svg:width="2.61470000000pt" svg:height="0.40062500000pt" svg:x="136.33411396505pt" svg:y="260.23957310871pt" svg:viewBox="0 0 3 0" svg:d="M0 0L2.6147 0L2.6147 0.400625L0 0.400625Z" calligra:nodeTypes="ccccc"/>
          <draw:path draw:style-name="gr8" xml:id="shape-270" draw:id="shape-270" draw:layer="Underlying" svg:width="2.61470000000pt" svg:height="0.40062500000pt" svg:x="136.33411396505pt" svg:y="260.23957310871pt" svg:viewBox="0 0 3 0" svg:d="M0 0L2.6147 0L2.6147 0.400625L0 0.400625Z" calligra:nodeTypes="ccccc"/>
          <draw:path draw:style-name="gr10" xml:id="shape-271" draw:id="shape-271" draw:layer="Underlying" svg:width="8.58031864674pt" svg:height="19.48892937976pt" svg:x="104.34061292829pt" svg:y="238.08923388286pt" svg:viewBox="0 0 9 19" svg:d="M0 0L8.58032 0L8.58032 19.4889L0 19.4889Z" calligra:nodeTypes="ccccc"/>
          <draw:path draw:style-name="gr8" xml:id="shape-272" draw:id="shape-272" draw:layer="Underlying" svg:width="8.58031864674pt" svg:height="19.48892937976pt" svg:x="104.34061292829pt" svg:y="238.08923388286pt" svg:viewBox="0 0 9 19" svg:d="M0 0L8.58032 0L8.58032 19.4889L0 19.4889Z" calligra:nodeTypes="ccccc"/>
          <draw:path draw:style-name="gr9" xml:id="shape-273" draw:id="shape-273" draw:layer="Underlying" svg:width="3.09940254036pt" svg:height="21.17173144777pt" svg:x="113.12592510815pt" svg:y="235.87032977871pt" svg:viewBox="0 0 3 21" svg:d="M0 21.1717L3.0994 18.8278L3.0994 0L0 2.31881Z" calligra:nodeTypes="ccccc"/>
          <draw:path draw:style-name="gr8" xml:id="shape-274" draw:id="shape-274" draw:layer="Underlying" svg:width="3.09940254036pt" svg:height="21.17173144777pt" svg:x="113.12592510815pt" svg:y="235.87032977871pt" svg:viewBox="0 0 3 21" svg:d="M0 21.1717L3.0994 18.8278L3.0994 0L0 2.31881Z" calligra:nodeTypes="ccccc"/>
          <draw:path draw:style-name="gr7" xml:id="shape-275" draw:id="shape-275" draw:layer="Underlying" svg:width="10.42825823490pt" svg:height="3.31463735848pt" svg:x="104.34061292829pt" svg:y="235.87032977871pt" svg:viewBox="0 0 10 3" svg:d="M0 3.31464L2.23206 0L10.4283 0L8.18422 3.31464Z" calligra:nodeTypes="ccccc"/>
          <draw:path draw:style-name="gr8" xml:id="shape-276" draw:id="shape-276" draw:layer="Underlying" svg:width="10.42825823490pt" svg:height="3.31463735848pt" svg:x="104.34061292829pt" svg:y="235.87032977871pt" svg:viewBox="0 0 10 3" svg:d="M0 3.31464L2.23206 0L10.4283 0L8.18422 3.31464Z" calligra:nodeTypes="ccccc"/>
          <draw:path draw:style-name="gr11" xml:id="shape-277" draw:id="shape-277" draw:layer="Underlying" svg:width="0.00000000000pt" svg:height="19.11860000000pt" svg:x="108.66231568931pt" svg:y="238.25694175120pt" svg:viewBox="0 0 0 19" svg:d="M0 0L0 19.1186" calligra:nodeTypes="cc"/>
          <draw:path draw:style-name="gr11" xml:id="shape-278" draw:id="shape-278" draw:layer="Underlying" svg:width="0.12900600000pt" svg:height="0.00000000000pt" svg:x="111.04892766181pt" svg:y="235.87032977871pt" svg:viewBox="0 0 0 0" svg:d="M0.129006 0L0 0" calligra:nodeTypes="cc"/>
          <draw:path draw:style-name="gr11" xml:id="shape-279" draw:id="shape-279" draw:layer="Underlying" svg:width="4.15400000000pt" svg:height="0.00000000000pt" svg:x="104.34061292829pt" svg:y="239.21158654019pt" svg:viewBox="0 0 4 0" svg:d="M0 0L4.154 0" calligra:nodeTypes="cc"/>
          <draw:path draw:style-name="gr11" xml:id="shape-280" draw:id="shape-280" draw:layer="Underlying" svg:width="4.15400000000pt" svg:height="0.00000000000pt" svg:x="104.34061292829pt" svg:y="240.16623132919pt" svg:viewBox="0 0 4 0" svg:d="M0 0L4.154 0" calligra:nodeTypes="cc"/>
          <draw:path draw:style-name="gr11" xml:id="shape-281" draw:id="shape-281" draw:layer="Underlying" svg:width="4.15400000000pt" svg:height="0.00000000000pt" svg:x="104.34061292829pt" svg:y="240.96606885511pt" svg:viewBox="0 0 4 0" svg:d="M0 0L4.154 0" calligra:nodeTypes="cc"/>
          <draw:path draw:style-name="gr11" xml:id="shape-282" draw:id="shape-282" draw:layer="Underlying" svg:width="4.15400000000pt" svg:height="0.00000000000pt" svg:x="104.34061292829pt" svg:y="241.90781303886pt" svg:viewBox="0 0 4 0" svg:d="M0 0L4.154 0" calligra:nodeTypes="cc"/>
          <draw:path draw:style-name="gr11" xml:id="shape-283" draw:id="shape-283" draw:layer="Underlying" svg:width="4.15400000000pt" svg:height="0.00000000000pt" svg:x="104.34061292829pt" svg:y="242.87535843311pt" svg:viewBox="0 0 4 0" svg:d="M0 0L4.154 0" calligra:nodeTypes="cc"/>
          <draw:path draw:style-name="gr11" xml:id="shape-284" draw:id="shape-284" draw:layer="Underlying" svg:width="4.15400000000pt" svg:height="0.00000000000pt" svg:x="104.34061292829pt" svg:y="243.83000322212pt" svg:viewBox="0 0 4 0" svg:d="M0 0L4.154 0" calligra:nodeTypes="cc"/>
          <draw:path draw:style-name="gr11" xml:id="shape-285" draw:id="shape-285" draw:layer="Underlying" svg:width="4.15400000000pt" svg:height="0.00000000000pt" svg:x="104.34061292829pt" svg:y="244.62984074802pt" svg:viewBox="0 0 4 0" svg:d="M0 0L4.154 0" calligra:nodeTypes="cc"/>
          <draw:path draw:style-name="gr11" xml:id="shape-286" draw:id="shape-286" draw:layer="Underlying" svg:width="4.15400000000pt" svg:height="0.00000000000pt" svg:x="104.34061292829pt" svg:y="245.58448553702pt" svg:viewBox="0 0 4 0" svg:d="M0 0L4.154 0" calligra:nodeTypes="cc"/>
          <draw:path draw:style-name="gr11" xml:id="shape-287" draw:id="shape-287" draw:layer="Underlying" svg:width="4.15400000000pt" svg:height="0.00000000000pt" svg:x="104.34061292829pt" svg:y="246.53913032604pt" svg:viewBox="0 0 4 0" svg:d="M0 0L4.154 0" calligra:nodeTypes="cc"/>
          <draw:path draw:style-name="gr11" xml:id="shape-288" draw:id="shape-288" draw:layer="Underlying" svg:width="4.15400000000pt" svg:height="0.00000000000pt" svg:x="104.34061292829pt" svg:y="247.32606724670pt" svg:viewBox="0 0 4 0" svg:d="M0 0L4.154 0" calligra:nodeTypes="cc"/>
          <draw:path draw:style-name="gr11" xml:id="shape-289" draw:id="shape-289" draw:layer="Underlying" svg:width="4.15400000000pt" svg:height="0.00000000000pt" svg:x="104.34061292829pt" svg:y="248.29361264095pt" svg:viewBox="0 0 4 0" svg:d="M0 0L4.154 0" calligra:nodeTypes="cc"/>
          <draw:path draw:style-name="gr11" xml:id="shape-290" draw:id="shape-290" draw:layer="Underlying" svg:width="4.15400000000pt" svg:height="0.00000000000pt" svg:x="104.34061292829pt" svg:y="249.24825742996pt" svg:viewBox="0 0 4 0" svg:d="M0 0L4.154 0" calligra:nodeTypes="cc"/>
          <draw:path draw:style-name="gr11" xml:id="shape-291" draw:id="shape-291" draw:layer="Underlying" svg:width="4.15400000000pt" svg:height="0.00000000000pt" svg:x="104.34061292829pt" svg:y="250.20290221895pt" svg:viewBox="0 0 4 0" svg:d="M0 0L4.154 0" calligra:nodeTypes="cc"/>
          <draw:path draw:style-name="gr11" xml:id="shape-292" draw:id="shape-292" draw:layer="Underlying" svg:width="4.15400000000pt" svg:height="0.00000000000pt" svg:x="104.34061292829pt" svg:y="250.98983913962pt" svg:viewBox="0 0 4 0" svg:d="M0 0L4.154 0" calligra:nodeTypes="cc"/>
          <draw:path draw:style-name="gr11" xml:id="shape-293" draw:id="shape-293" draw:layer="Underlying" svg:width="4.15400000000pt" svg:height="0.00000000000pt" svg:x="104.34061292829pt" svg:y="251.94448392861pt" svg:viewBox="0 0 4 0" svg:d="M0 0L4.154 0" calligra:nodeTypes="cc"/>
          <draw:path draw:style-name="gr11" xml:id="shape-294" draw:id="shape-294" draw:layer="Underlying" svg:width="4.15400000000pt" svg:height="0.00000000000pt" svg:x="104.34061292829pt" svg:y="252.89912871763pt" svg:viewBox="0 0 4 0" svg:d="M0 0L4.154 0" calligra:nodeTypes="cc"/>
          <draw:path draw:style-name="gr11" xml:id="shape-295" draw:id="shape-295" draw:layer="Underlying" svg:width="4.15400000000pt" svg:height="0.00000000000pt" svg:x="104.34061292829pt" svg:y="253.69896624353pt" svg:viewBox="0 0 4 0" svg:d="M0 0L4.154 0" calligra:nodeTypes="cc"/>
          <draw:path draw:style-name="gr11" xml:id="shape-296" draw:id="shape-296" draw:layer="Underlying" svg:width="4.15400000000pt" svg:height="0.00000000000pt" svg:x="104.34061292829pt" svg:y="254.65361103253pt" svg:viewBox="0 0 4 0" svg:d="M0 0L4.154 0" calligra:nodeTypes="cc"/>
          <draw:path draw:style-name="gr11" xml:id="shape-297" draw:id="shape-297" draw:layer="Underlying" svg:width="4.15400000000pt" svg:height="0.00000000000pt" svg:x="104.34061292829pt" svg:y="255.62115642679pt" svg:viewBox="0 0 4 0" svg:d="M0 0L4.154 0" calligra:nodeTypes="cc"/>
          <draw:path draw:style-name="gr11" xml:id="shape-298" draw:id="shape-298" draw:layer="Underlying" svg:width="4.15400000000pt" svg:height="0.00000000000pt" svg:x="104.34061292829pt" svg:y="256.57580121579pt" svg:viewBox="0 0 4 0" svg:d="M0 0L4.154 0" calligra:nodeTypes="cc"/>
          <draw:path draw:style-name="gr12" xml:id="shape-299" draw:id="shape-299" draw:layer="Underlying" svg:width="0.00000000000pt" svg:height="4.78613000000pt" svg:x="110.89412039874pt" svg:y="239.21158654019pt" svg:viewBox="0 0 0 5" svg:d="M0 0L0 4.78613" calligra:nodeTypes="cc"/>
          <draw:path draw:style-name="gr10" xml:id="shape-300" draw:id="shape-300" draw:layer="Underlying" svg:width="15.77700000000pt" svg:height="0.47669400000pt" svg:x="115.21582315974pt" svg:y="256.40809334744pt" svg:viewBox="0 0 16 0" svg:d="M0 0L15.777 0L15.777 0.476694L0 0.476694Z" calligra:nodeTypes="ccccc"/>
          <draw:path draw:style-name="gr8" xml:id="shape-301" draw:id="shape-301" draw:layer="Underlying" svg:width="15.77700000000pt" svg:height="0.47669400000pt" svg:x="115.21582315974pt" svg:y="256.40809334744pt" svg:viewBox="0 0 16 0" svg:d="M0 0L15.777 0L15.777 0.476694L0 0.476694Z" calligra:nodeTypes="ccccc"/>
          <draw:path draw:style-name="gr9" xml:id="shape-302" draw:id="shape-302" draw:layer="Underlying" svg:width="3.09940254036pt" svg:height="3.58998395877pt" svg:x="131.38028154646pt" svg:y="253.23454445428pt" svg:viewBox="0 0 3 4" svg:d="M0 3.58998L3.0994 1.45105L3.0994 0L0 2.52589Z" calligra:nodeTypes="ccccc"/>
          <draw:path draw:style-name="gr8" xml:id="shape-303" draw:id="shape-303" draw:layer="Underlying" svg:width="3.09940254036pt" svg:height="3.58998395877pt" svg:x="131.38028154646pt" svg:y="253.23454445428pt" svg:viewBox="0 0 3 4" svg:d="M0 3.58998L3.0994 1.45105L3.0994 0L0 2.52589Z" calligra:nodeTypes="ccccc"/>
          <draw:path draw:style-name="gr7" xml:id="shape-304" draw:id="shape-304" draw:layer="Underlying" svg:width="23.74109139875pt" svg:height="2.47800248927pt" svg:x="113.78385597625pt" svg:y="236.34765217320pt" svg:viewBox="0 0 24 2" svg:d="M0 2.478L2.34698 0L23.7411 0L21.3806 2.478Z" calligra:nodeTypes="ccccc"/>
          <draw:path draw:style-name="gr8" xml:id="shape-305" draw:id="shape-305" draw:layer="Underlying" svg:width="23.74109139875pt" svg:height="2.47800248927pt" svg:x="113.78385597625pt" svg:y="236.34765217320pt" svg:viewBox="0 0 24 2" svg:d="M0 2.478L2.34698 0L23.7411 0L21.3806 2.478Z" calligra:nodeTypes="ccccc"/>
          <draw:path draw:style-name="gr7" xml:id="shape-306" draw:id="shape-306" draw:layer="Underlying" svg:width="17.22572035948pt" svg:height="3.47189063429pt" svg:x="115.21582315974pt" svg:y="254.18918924329pt" svg:viewBox="0 0 17 3" svg:d="M0 3.47189L1.55119 0L17.2257 0L15.6744 3.47189Z" calligra:nodeTypes="ccccc"/>
          <draw:path draw:style-name="gr8" xml:id="shape-307" draw:id="shape-307" draw:layer="Underlying" svg:width="17.22572035948pt" svg:height="3.47189063429pt" svg:x="115.21582315974pt" svg:y="254.18918924329pt" svg:viewBox="0 0 17 3" svg:d="M0 3.47189L1.55119 0L17.2257 0L15.6744 3.47189Z" calligra:nodeTypes="ccccc"/>
          <draw:path draw:style-name="gr9" xml:id="shape-308" draw:id="shape-308" draw:layer="Underlying" svg:width="3.63575456979pt" svg:height="18.21133821350pt" svg:x="134.08940865037pt" svg:y="236.34765217320pt" svg:viewBox="0 0 4 18" svg:d="M0 18.2113L3.63575 15.9414L3.63575 0L0 2.08724Z" calligra:nodeTypes="ccccc"/>
          <draw:path draw:style-name="gr8" xml:id="shape-309" draw:id="shape-309" draw:layer="Underlying" svg:width="3.63575456979pt" svg:height="18.21133821350pt" svg:x="134.08940865037pt" svg:y="236.34765217320pt" svg:viewBox="0 0 4 18" svg:d="M0 18.2113L3.63575 15.9414L3.63575 0L0 2.08724Z" calligra:nodeTypes="ccccc"/>
          <draw:path draw:style-name="gr13" xml:id="shape-310" draw:id="shape-310" draw:layer="Underlying" svg:width="19.88710000000pt" svg:height="0.40062500000pt" svg:x="113.78385597625pt" svg:y="254.34399650636pt" svg:viewBox="0 0 20 0" svg:d="M2.34707 0.400625L0 0L19.8871 0L18.0069 0.400625Z" calligra:nodeTypes="ccccc"/>
          <draw:path draw:style-name="gr8" xml:id="shape-311" draw:id="shape-311" draw:layer="Underlying" svg:width="19.88710000000pt" svg:height="0.40062500000pt" svg:x="113.78385597625pt" svg:y="254.34399650636pt" svg:viewBox="0 0 20 0" svg:d="M2.34707 0.400625L0 0L19.8871 0L18.0069 0.400625Z" calligra:nodeTypes="ccccc"/>
          <draw:path draw:style-name="gr10" xml:id="shape-312" draw:id="shape-312" draw:layer="Underlying" svg:width="20.64288811312pt" svg:height="16.53642677752pt" svg:x="113.78385597625pt" svg:y="238.41174901428pt" svg:viewBox="0 0 21 17" svg:d="M0 0L20.6429 0L20.6429 16.5364L0 16.5364Z" calligra:nodeTypes="ccccc"/>
          <draw:path draw:style-name="gr8" xml:id="shape-313" draw:id="shape-313" draw:layer="Underlying" svg:width="20.64288811312pt" svg:height="16.43062349120pt" svg:x="113.78385597625pt" svg:y="238.41174901428pt" svg:viewBox="0 0 21 16" svg:d="M0 0L20.6429 0L20.6429 16.4306L0 16.4306Z" calligra:nodeTypes="ccccc"/>
          <draw:path draw:style-name="gr14" xml:id="shape-314" draw:id="shape-314" draw:layer="Underlying" svg:width="15.63723874961pt" svg:height="12.86197270604pt" svg:x="115.53833829117pt" svg:y="240.47584585536pt" svg:viewBox="0 0 16 13" svg:d="M0 0L15.6372 0L15.6372 12.862L0 12.862Z" calligra:nodeTypes="ccccc"/>
          <draw:path draw:style-name="gr8" xml:id="shape-315" draw:id="shape-315" draw:layer="Underlying" svg:width="15.63723874961pt" svg:height="12.86197270604pt" svg:x="115.53833829117pt" svg:y="240.47584585536pt" svg:viewBox="0 0 16 13" svg:d="M0 0L15.6372 0L15.6372 12.862L0 12.862Z" calligra:nodeTypes="ccccc"/>
          <draw:path draw:style-name="gr7" xml:id="shape-316" draw:id="shape-316" draw:layer="Underlying" svg:width="25.49481815311pt" svg:height="4.09332128646pt" svg:x="109.77176774139pt" svg:y="257.05312361029pt" svg:viewBox="0 0 25 4" svg:d="M0 4.09332L3.22421 0L25.4948 0L22.2574 4.09332Z" calligra:nodeTypes="ccccc"/>
          <draw:path draw:style-name="gr8" xml:id="shape-317" draw:id="shape-317" draw:layer="Underlying" svg:width="25.49481815311pt" svg:height="4.09332128646pt" svg:x="109.77176774139pt" svg:y="257.05312361029pt" svg:viewBox="0 0 25 4" svg:d="M0 4.09332L3.22421 0L25.4948 0L22.2574 4.09332Z" calligra:nodeTypes="ccccc"/>
          <draw:path draw:style-name="gr9" xml:id="shape-318" draw:id="shape-318" draw:layer="Underlying" svg:width="3.99650297673pt" svg:height="5.12495098672pt" svg:x="131.85760394096pt" svg:y="257.05312361029pt" svg:viewBox="0 0 4 5" svg:d="M0 5.12495L3.9965 1.58459L3.9965 0L0 4.23987Z" calligra:nodeTypes="ccccc"/>
          <draw:path draw:style-name="gr8" xml:id="shape-319" draw:id="shape-319" draw:layer="Underlying" svg:width="3.99650297673pt" svg:height="5.12495098672pt" svg:x="131.85760394096pt" svg:y="257.05312361029pt" svg:viewBox="0 0 4 5" svg:d="M0 5.12495L3.9965 1.58459L3.9965 0L0 4.23987Z" calligra:nodeTypes="ccccc"/>
          <draw:path draw:style-name="gr10" xml:id="shape-320" draw:id="shape-320" draw:layer="Underlying" svg:width="21.79340000000pt" svg:height="0.40062500000pt" svg:x="109.77176774139pt" svg:y="260.87170276629pt" svg:viewBox="0 0 22 0" svg:d="M0 0L21.7934 0L21.7934 0.400625L0 0.400625Z" calligra:nodeTypes="ccccc"/>
          <draw:path draw:style-name="gr8" xml:id="shape-321" draw:id="shape-321" draw:layer="Underlying" svg:width="21.79340000000pt" svg:height="0.40062500000pt" svg:x="109.77176774139pt" svg:y="260.87170276629pt" svg:viewBox="0 0 22 0" svg:d="M0 0L21.7934 0L21.7934 0.400625L0 0.400625Z" calligra:nodeTypes="ccccc"/>
          <draw:glue-point draw:id="4" svg:x="-43.4201%" svg:y="-50%"/>
          <draw:glue-point draw:id="5" svg:x="-19.3201%" svg:y="-50%"/>
          <draw:glue-point draw:id="6" svg:x="-31.3801%" svg:y="-50%"/>
          <draw:glue-point draw:id="7" svg:x="-35.1001%" svg:y="50%"/>
          <draw:glue-point draw:id="8" svg:x="25.42%" svg:y="50%"/>
          <draw:glue-point draw:id="9" svg:x="-4.8301%" svg:y="50%"/>
          <draw:glue-point draw:id="10" svg:x="-50%" svg:y="-41.3901%"/>
          <draw:glue-point draw:id="11" svg:x="-50%" svg:y="33.34%"/>
          <draw:glue-point draw:id="12" svg:x="-50%" svg:y="-4.0201%"/>
          <draw:glue-point draw:id="13" svg:x="50%" svg:y="35.15%"/>
          <draw:glue-point draw:id="14" svg:x="-20.8601%" svg:y="2.31%"/>
        </draw:g>
        <draw:path draw:style-name="gr19" xml:id="shape-322" draw:id="shape-322" draw:layer="Underlying" svg:width="1.77712579963pt" svg:height="2.66568914848pt" svg:x="162.01776144779pt" svg:y="213.26998145534pt" svg:viewBox="0 0 2 3" svg:d="M1.77713 0L0 2.66569" calligra:nodeTypes="cc"/>
        <draw:path draw:style-name="gr19" xml:id="shape-323" draw:id="shape-323" draw:layer="Underlying" svg:width="10.27830000000pt" svg:height="0.00000000000pt" svg:x="260.62719741812pt" svg:y="256.66578637755pt" svg:viewBox="0 0 10 0" svg:d="M0 0L10.2783 0" calligra:nodeTypes="cc"/>
        <draw:path draw:style-name="gr19" xml:id="shape-324" draw:id="shape-324" draw:layer="Underlying" svg:width="3.71321462352pt" svg:height="3.71321462352pt" svg:x="369.98331825322pt" svg:y="215.12450303321pt" svg:viewBox="0 0 4 4" svg:d="M3.71321 0L0 3.71321" calligra:nodeTypes="cc"/>
        <draw:g draw:style-name="gr1" xml:id="shape-325" draw:id="shape-325" draw:name="OVER_LAYER" svg:y="126.72413804897pt">
          <draw:path draw:style-name="gr23" xml:id="shape-326" draw:id="shape-326" draw:layer="Overlay" svg:width="336.33575436571pt" svg:height="75.55407880369pt" svg:x="82.83570991999pt" svg:y="126.86587057797pt" svg:viewBox="0 0 336 76" svg:d="M62.1432 0L336.336 0L274.054 75.5541L0 75.5541Z" calligra:nodeTypes="ccccc"/>
          <draw:path draw:style-name="gr23" xml:id="shape-327" draw:id="shape-327" draw:layer="Overlay" svg:width="336.33575436571pt" svg:height="75.55407880369pt" svg:x="82.83570991999pt" svg:y="126.86587057797pt" svg:viewBox="0 0 336 76" svg:d="M62.1432 0L336.336 0L274.054 75.5541L0 75.5541Z" calligra:nodeTypes="ccccc"/>
          <draw:glue-point draw:id="4" svg:x="0%" svg:y="-50%"/>
          <draw:glue-point draw:id="5" svg:x="50%" svg:y="-50%"/>
          <draw:glue-point draw:id="6" svg:x="0%" svg:y="50%"/>
          <draw:glue-point draw:id="7" svg:x="-50%" svg:y="50%"/>
          <draw:glue-point draw:id="8" svg:x="25%" svg:y="-50%"/>
          <draw:glue-point draw:id="9" svg:x="25%" svg:y="0%"/>
          <draw:glue-point draw:id="10" svg:x="-25.0001%" svg:y="50%"/>
          <draw:glue-point draw:id="11" svg:x="0%" svg:y="-50%"/>
          <draw:glue-point draw:id="12" svg:x="50%" svg:y="-50%"/>
          <draw:glue-point draw:id="13" svg:x="0%" svg:y="50%"/>
          <draw:glue-point draw:id="14" svg:x="-50%" svg:y="50%"/>
          <draw:glue-point draw:id="15" svg:x="25%" svg:y="-50%"/>
          <draw:glue-point draw:id="16" svg:x="25%" svg:y="0%"/>
          <draw:glue-point draw:id="17" svg:x="-25.0001%" svg:y="50%"/>
          <draw:glue-point draw:id="18" svg:x="3.57%" svg:y="0%"/>
        </draw:g>
        <draw:ellipse draw:style-name="gr24" xml:id="shape-328" draw:id="shape-328" draw:name="NODE_B" draw:layer="Overlay" svg:width="14.17325290000pt" svg:height="10.56934528426pt" svg:x="157.32310719000pt" svg:y="134.36243749200pt" draw:kind="full"/>
        <draw:ellipse draw:style-name="gr25" xml:id="shape-329" draw:id="shape-329" draw:name="NODE_A" draw:layer="Overlay" svg:width="18.24577101704pt" svg:height="13.60632278400pt" svg:x="115.08681354800pt" svg:y="176.88219619200pt" draw:kind="full"/>
        <draw:ellipse draw:style-name="gr25" xml:id="shape-330" draw:id="shape-330" draw:name="NODE_C" draw:layer="Overlay" svg:width="14.17325290000pt" svg:height="10.56934528426pt" svg:x="370.20536574800pt" svg:y="135.49629772400pt" draw:kind="full"/>
        <draw:ellipse draw:style-name="gr25" xml:id="shape-331" draw:id="shape-331" draw:name="NODE_D" draw:layer="Overlay" svg:width="18.24577101704pt" svg:height="13.60632278400pt" svg:x="284.59891823200pt" svg:y="176.59873113400pt" draw:kind="full"/>
        <draw:path draw:style-name="gr26" xml:id="shape-332" draw:id="shape-332" draw:layer="Overlay" svg:width="193.57521212409pt" svg:height="0.00000000000pt" svg:x="174.04009897396pt" svg:y="139.52385514802pt" svg:viewBox="0 0 194 0" svg:d="M0 0L193.575 0" calligra:nodeTypes="cc"/>
        <draw:path draw:style-name="gr27" xml:id="shape-333" draw:id="shape-333" draw:layer="Overlay" svg:width="232.20145858005pt" svg:height="40.15011477579pt" svg:x="135.63584244016pt" svg:y="141.98336677694pt" svg:viewBox="0 0 232 40" svg:d="M232.201 0L0 40.1501" calligra:nodeTypes="cc"/>
        <draw:path draw:style-name="gr28" xml:id="shape-334" draw:id="shape-334" draw:layer="Overlay" svg:width="143.81824276220pt" svg:height="0.00000000000pt" svg:x="138.33094830400pt" svg:y="183.11842746800pt" svg:viewBox="0 0 144 0" svg:d="M0 0L143.818 0" calligra:nodeTypes="cc"/>
        <draw:path draw:style-name="gr29" xml:id="shape-335" draw:id="shape-335" draw:layer="Overlay" svg:width="0.00000000000pt" svg:height="40.12832959383pt" svg:x="164.12626858200pt" svg:y="146.55143498600pt" svg:viewBox="0 0 0 40" svg:d="M0 0L0 40.1283" calligra:nodeTypes="cc"/>
        <draw:path draw:style-name="gr30" xml:id="shape-336" draw:id="shape-336" draw:layer="Overlay" svg:width="0.00000000000pt" svg:height="30.33127285827pt" svg:x="123.97673260665pt" svg:y="202.61290269321pt" svg:viewBox="0 0 0 30" svg:d="M0 30.3313L0 0" calligra:nodeTypes="cc"/>
        <draw:path draw:style-name="gr29" xml:id="shape-337" draw:id="shape-337" draw:layer="Overlay" svg:width="0.00000000000pt" svg:height="9.39686827009pt" svg:x="123.97673260665pt" svg:y="192.00278350879pt" svg:viewBox="0 0 0 9" svg:d="M0 9.39687L0 0" calligra:nodeTypes="cc"/>
        <draw:path draw:style-name="gr31" xml:id="shape-338" draw:id="shape-338" draw:layer="Overlay" svg:width="0.00000000000pt" svg:height="11.47441552072pt" svg:x="377.57545725600pt" svg:y="178.01605642400pt" svg:viewBox="0 0 0 11" svg:d="M0 11.4744L0 0" calligra:nodeTypes="cc"/>
        <draw:path draw:style-name="gr29" xml:id="shape-339" draw:id="shape-339" draw:layer="Overlay" svg:width="0.00000000000pt" svg:height="28.03778964790pt" svg:x="377.45858377839pt" svg:y="148.03952934089pt" svg:viewBox="0 0 0 28" svg:d="M0 0L0 28.0378" calligra:nodeTypes="cc"/>
        <draw:path draw:style-name="gr29" xml:id="shape-340" draw:id="shape-340" draw:layer="Overlay" svg:width="0.00000000000pt" svg:height="9.17500876567pt" svg:x="293.95326514600pt" svg:y="192.47277438200pt" svg:viewBox="0 0 0 9" svg:d="M0 0L0 9.17501" calligra:nodeTypes="cc"/>
        <draw:path draw:style-name="gr31" xml:id="shape-341" draw:id="shape-341" draw:layer="Overlay" svg:width="0.00000000000pt" svg:height="35.74405185156pt" svg:x="294.10724652359pt" svg:y="202.46500899696pt" svg:viewBox="0 0 0 36" svg:d="M0 35.7441L0 0" calligra:nodeTypes="cc"/>
        <draw:frame draw:style-name="gr32" xml:id="shape-342" draw:id="shape-342" draw:layer="Overlay" svg:width="101.35431348543pt" svg:height="14.04354640450pt" svg:x="334.47132692061pt" svg:y="113.35148169349pt">
          <draw:text-box>
            <text:p text:style-name="P2"><text:span text:style-name="T1">overlay network</text:span></text:p>
          </draw:text-box>
        </draw:frame>
        <draw:frame draw:style-name="gr33" xml:id="shape-343" draw:id="shape-343" draw:layer="Overlay" svg:width="101.35431348543pt" svg:height="14.04354640450pt" svg:x="330.85201727756pt" svg:y="273.20762907318pt">
          <draw:text-box>
            <text:p text:style-name="P3"><text:span text:style-name="T2">physical network</text:span></text:p>
          </draw:text-box>
        </draw:frame>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style style:name="Contents_2010" style:display-name="Contents 10" style:family="paragraph">
      <style:paragraph-properties fo:margin-left="7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draw:stroke-dash draw:name="dash1" draw:distance="2.131657236160000pt" draw:dots1="1" draw:dots1-length="4.263314472320000pt" draw:style="rect"/>
    <draw:stroke-dash draw:name="dash2" draw:distance="2.000000000000000pt" draw:dots1="1" draw:dots1-length="4.000000000000000pt" draw:style="rect"/>
    <draw:stroke-dash draw:name="dash3" draw:distance="1.269923459840000pt" draw:dots1="1" draw:dots1-length="0.634961729920000pt" draw:style="rect"/>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dp1" style:family="drawing-page"/>
    <style:page-layout style:name="pm1" style:page-usage="all">
      <style:page-layout-properties fo:border="0pt none #000000" fo:margin="28.346505799999999pt" fo:padding="0.000000000000000pt" fo:page-height="841.891222259999950pt" fo:page-width="595.276621799999930pt" style:print-orientation="portrait"/>
    </style:page-layout>
  </office:automatic-styles>
  <office:master-styles>
    <style:master-page style:name="Default1" draw:style-name="dp1" style:display-name="empty"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0</meta:generator>
    <dc:title/>
    <meta:initial-creator>Unknown</meta:initial-creator>
    <meta:editing-cycles>0</meta:editing-cycles>
    <dc:date>2012-10-14T17:40:49</dc:date>
    <meta:creation-date>2012-10-14T12:42:28</meta:creation-date>
    <dc:creator>Vassilis S. Moustakas</dc:creator>
  </office:meta>
</office:document-meta>
</file>